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굴림" svg:font-family="굴림" style:font-family-generic="modern" style:font-pitch="variable" svg:panose-1="2 11 6 0 0 1 1 1 1 1"/>
    <style:font-face style:name="HY중고딕" svg:font-family="HY중고딕" style:font-family-generic="roman" style:font-pitch="variable" svg:panose-1="2 3 6 0 0 1 1 1 1 1"/>
    <style:font-face style:name="HY신명조" svg:font-family="HY신명조" style:font-family-generic="roman" style:font-pitch="variable" svg:panose-1="2 3 6 0 0 1 1 1 1 1"/>
    <style:font-face style:name="산세리프" svg:font-family="산세리프" style:font-family-generic="roman" style:font-pitch="variable"/>
    <style:font-face style:name="휴먼명조" svg:font-family="휴먼명조" style:font-family-generic="system" style:font-pitch="variable" svg:panose-1="2 1 5 4 0 1 1 1 1 1"/>
    <style:font-face style:name="HCI Poppy" svg:font-family="HCI Poppy" style:font-family-generic="roman" style:font-pitch="variable"/>
    <style:font-face style:name="HY헤드라인M" svg:font-family="HY헤드라인M" style:font-family-generic="roman" style:font-pitch="variable" svg:panose-1="2 3 6 0 0 1 1 1 1 1"/>
  </office:font-face-decls>
  <office:automatic-styles>
    <style:style style:name="TableColumn2" style:family="table-column">
      <style:table-column-properties style:column-width="6.575in" style:use-optimal-column-width="false"/>
    </style:style>
    <style:style style:name="Table1" style:family="table" style:master-page-name="MP0">
      <style:table-properties style:width="6.575in" fo:margin-left="-0.0708in" table:align="left"/>
    </style:style>
    <style:style style:name="TableRow3" style:family="table-row">
      <style:table-row-properties style:min-row-height="0.4319in" style:use-optimal-row-height="false"/>
    </style:style>
    <style:style style:name="TableCell4" style:family="table-cell">
      <style:table-cell-properties fo:border="0.0138in solid #000000" fo:background-color="#FFFFFF" style:writing-mode="lr-tb" style:vertical-align="middle" fo:padding-top="0.0194in" fo:padding-left="0.0708in" fo:padding-bottom="0.0194in" fo:padding-right="0.0708in"/>
    </style:style>
    <style:style style:name="P5" style:parent-style-name="바탕글" style:family="paragraph">
      <style:paragraph-properties fo:break-before="page" fo:text-align="center"/>
    </style:style>
    <style:style style:name="T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T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7pt" style:font-size-asian="17pt" style:font-size-complex="17pt"/>
    </style:style>
    <style:style style:name="P15" style:parent-style-name="Standard" style:family="paragraph">
      <style:text-properties fo:font-size="1pt" style:font-size-asian="1pt"/>
    </style:style>
    <style:style style:name="P16" style:parent-style-name="바탕글" style:family="paragraph">
      <style:paragraph-properties style:snap-to-layout-grid="true"/>
      <style:text-properties style:font-name="휴먼명조" style:font-name-asian="휴먼명조" style:font-name-complex="휴먼명조" fo:font-size="12pt" style:font-size-asian="12pt" style:font-size-complex="12pt"/>
    </style:style>
    <style:style style:name="TableColumn18" style:family="table-column">
      <style:table-column-properties style:column-width="0.6097in" style:use-optimal-column-width="false"/>
    </style:style>
    <style:style style:name="TableColumn19" style:family="table-column">
      <style:table-column-properties style:column-width="0.1881in" style:use-optimal-column-width="false"/>
    </style:style>
    <style:style style:name="TableColumn20" style:family="table-column">
      <style:table-column-properties style:column-width="0.9562in" style:use-optimal-column-width="false"/>
    </style:style>
    <style:style style:name="TableColumn21" style:family="table-column">
      <style:table-column-properties style:column-width="1.3479in" style:use-optimal-column-width="false"/>
    </style:style>
    <style:style style:name="TableColumn22" style:family="table-column">
      <style:table-column-properties style:column-width="0.7736in" style:use-optimal-column-width="false"/>
    </style:style>
    <style:style style:name="TableColumn23" style:family="table-column">
      <style:table-column-properties style:column-width="0.6298in" style:use-optimal-column-width="false"/>
    </style:style>
    <style:style style:name="TableColumn24" style:family="table-column">
      <style:table-column-properties style:column-width="0.8159in" style:use-optimal-column-width="false"/>
    </style:style>
    <style:style style:name="TableColumn25" style:family="table-column">
      <style:table-column-properties style:column-width="0.1277in" style:use-optimal-column-width="false"/>
    </style:style>
    <style:style style:name="TableColumn26" style:family="table-column">
      <style:table-column-properties style:column-width="0.4986in" style:use-optimal-column-width="false"/>
    </style:style>
    <style:style style:name="TableColumn27" style:family="table-column">
      <style:table-column-properties style:column-width="0.6166in" style:use-optimal-column-width="false"/>
    </style:style>
    <style:style style:name="Table17" style:family="table">
      <style:table-properties style:width="6.5645in" fo:margin-left="-0.0784in" table:align="left"/>
    </style:style>
    <style:style style:name="TableRow28" style:family="table-row">
      <style:table-row-properties style:min-row-height="0.3479in" style:use-optimal-row-height="false"/>
    </style:style>
    <style:style style:name="TableCell29" style:family="table-cell">
      <style:table-cell-properties fo:border-top="0.0138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30" style:parent-style-name="바탕글" style:family="paragraph">
      <style:paragraph-properties fo:text-align="center" fo:line-height="100%"/>
    </style:style>
    <style:style style:name="T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6" style:family="table-cell">
      <style:table-cell-properties fo:border-top="0.0138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7" style:parent-style-name="바탕글" style:family="paragraph">
      <style:paragraph-properties fo:line-height="100%"/>
    </style:style>
    <style:style style:name="T3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4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5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51" style:family="table-row">
      <style:table-row-properties style:min-row-height="0.3708in" style:use-optimal-row-height="false"/>
    </style:style>
    <style:style style:name="TableCell52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53" style:parent-style-name="바탕글" style:family="paragraph">
      <style:paragraph-properties fo:text-align="center" fo:line-height="100%"/>
    </style:style>
    <style:style style:name="T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P55" style:parent-style-name="바탕글" style:family="paragraph">
      <style:paragraph-properties fo:text-align="center" fo:line-height="100%"/>
    </style:style>
    <style:style style:name="T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57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58" style:parent-style-name="바탕글" style:family="paragraph">
      <style:paragraph-properties fo:text-align="center" fo:line-height="100%"/>
    </style:style>
    <style:style style:name="T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60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61" style:parent-style-name="바탕글" style:family="paragraph">
      <style:paragraph-properties fo:text-align="center" fo:line-height="100%"/>
    </style:style>
    <style:style style:name="T6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63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64" style:parent-style-name="바탕글" style:family="paragraph">
      <style:paragraph-properties fo:text-align="center" fo:line-height="100%"/>
    </style:style>
    <style:style style:name="T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55in" style:text-scale="95%" fo:font-size="11pt" style:font-size-asian="11pt" style:font-size-complex="11pt"/>
    </style:style>
    <style:style style:name="TableCell66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67" style:parent-style-name="바탕글" style:family="paragraph">
      <style:paragraph-properties fo:text-align="center" fo:line-height="100%"/>
    </style:style>
    <style:style style:name="T6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6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70" style:family="table-row">
      <style:table-row-properties style:min-row-height="0.3638in" style:use-optimal-row-height="false"/>
    </style:style>
    <style:style style:name="P71" style:parent-style-name="표준" style:family="paragraph">
      <style:paragraph-properties style:line-break="strict" style:text-autospace="ideograph-alpha"/>
    </style:style>
    <style:style style:name="TableCell7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73" style:parent-style-name="바탕글" style:family="paragraph">
      <style:paragraph-properties fo:text-align="center" fo:line-height="100%"/>
    </style:style>
    <style:style style:name="T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55in" style:text-scale="95%" fo:font-size="11pt" style:font-size-asian="11pt" style:font-size-complex="11pt"/>
    </style:style>
    <style:style style:name="TableCell75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76" style:parent-style-name="바탕글" style:family="paragraph">
      <style:paragraph-properties fo:line-height="100%"/>
    </style:style>
    <style:style style:name="T7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7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7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8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8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8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83" style:family="table-row">
      <style:table-row-properties style:min-row-height="0.3479in" style:use-optimal-row-height="false"/>
    </style:style>
    <style:style style:name="TableCell84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85" style:parent-style-name="바탕글" style:family="paragraph">
      <style:paragraph-properties fo:text-align="center" fo:line-height="100%"/>
    </style:style>
    <style:style style:name="T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7in" style:text-scale="95%" fo:font-size="11pt" style:font-size-asian="11pt" style:font-size-complex="11pt"/>
    </style:style>
    <style:style style:name="P87" style:parent-style-name="바탕글" style:family="paragraph">
      <style:paragraph-properties fo:text-align="center" fo:line-height="100%"/>
    </style:style>
    <style:style style:name="T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7in" style:text-scale="95%" fo:font-size="11pt" style:font-size-asian="11pt" style:font-size-complex="11pt"/>
    </style:style>
    <style:style style:name="T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7in" style:text-scale="95%" fo:font-size="11pt" style:font-size-asian="11pt" style:font-size-complex="11pt"/>
    </style:style>
    <style:style style:name="T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7in" style:text-scale="95%" fo:font-size="11pt" style:font-size-asian="11pt" style:font-size-complex="11pt"/>
    </style:style>
    <style:style style:name="TableCell91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92" style:parent-style-name="바탕글" style:family="paragraph">
      <style:paragraph-properties fo:text-align="center" fo:line-height="100%"/>
    </style:style>
    <style:style style:name="T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96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97" style:parent-style-name="바탕글" style:family="paragraph">
      <style:paragraph-properties fo:text-align="center" fo:line-height="100%"/>
    </style:style>
    <style:style style:name="T9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99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00" style:parent-style-name="바탕글" style:family="paragraph">
      <style:paragraph-properties fo:text-align="center" fo:line-height="100%"/>
    </style:style>
    <style:style style:name="T1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02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103" style:parent-style-name="바탕글" style:family="paragraph">
      <style:paragraph-properties fo:text-align="center" fo:line-height="100%"/>
    </style:style>
    <style:style style:name="T10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0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0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0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0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0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110" style:family="table-row">
      <style:table-row-properties style:min-row-height="0.3479in" style:use-optimal-row-height="false"/>
    </style:style>
    <style:style style:name="P111" style:parent-style-name="표준" style:family="paragraph">
      <style:paragraph-properties style:line-break="strict" style:text-autospace="ideograph-alpha"/>
    </style:style>
    <style:style style:name="TableCell11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13" style:parent-style-name="바탕글" style:family="paragraph">
      <style:paragraph-properties fo:text-align="center" fo:line-height="100%"/>
    </style:style>
    <style:style style:name="T1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17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18" style:parent-style-name="바탕글" style:family="paragraph">
      <style:paragraph-properties fo:line-height="100%"/>
    </style:style>
    <style:style style:name="T11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20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21" style:parent-style-name="바탕글" style:family="paragraph">
      <style:paragraph-properties fo:text-align="center" fo:line-height="100%"/>
    </style:style>
    <style:style style:name="T1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25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26" style:parent-style-name="바탕글" style:family="paragraph">
      <style:paragraph-properties fo:line-height="100%"/>
    </style:style>
    <style:style style:name="T12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2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29" style:parent-style-name="바탕글" style:family="paragraph">
      <style:paragraph-properties fo:text-align="center" fo:line-height="100%"/>
    </style:style>
    <style:style style:name="T1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31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132" style:parent-style-name="바탕글" style:family="paragraph">
      <style:paragraph-properties fo:line-height="100%"/>
    </style:style>
    <style:style style:name="T13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134" style:family="table-row">
      <style:table-row-properties style:min-row-height="0.3479in" style:use-optimal-row-height="false"/>
    </style:style>
    <style:style style:name="P135" style:parent-style-name="표준" style:family="paragraph">
      <style:paragraph-properties style:line-break="strict" style:text-autospace="ideograph-alpha"/>
    </style:style>
    <style:style style:name="TableCell136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37" style:parent-style-name="바탕글" style:family="paragraph">
      <style:paragraph-properties fo:text-align="center" fo:line-height="100%"/>
    </style:style>
    <style:style style:name="T1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39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40" style:parent-style-name="바탕글" style:family="paragraph">
      <style:paragraph-properties fo:line-height="100%"/>
    </style:style>
    <style:style style:name="T14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4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43" style:parent-style-name="바탕글" style:family="paragraph">
      <style:paragraph-properties fo:text-align="center" fo:line-height="100%"/>
    </style:style>
    <style:style style:name="T1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49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150" style:parent-style-name="바탕글" style:family="paragraph">
      <style:paragraph-properties fo:text-align="center" fo:line-height="100%"/>
    </style:style>
    <style:style style:name="T15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152" style:family="table-row">
      <style:table-row-properties style:min-row-height="0.3479in" style:use-optimal-row-height="false"/>
    </style:style>
    <style:style style:name="TableCell153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154" style:parent-style-name="바탕글" style:family="paragraph">
      <style:paragraph-properties fo:text-align="center" fo:line-height="100%"/>
    </style:style>
    <style:style style:name="T1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57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58" style:parent-style-name="바탕글" style:family="paragraph">
      <style:paragraph-properties fo:text-align="center" fo:line-height="100%"/>
    </style:style>
    <style:style style:name="T1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62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63" style:parent-style-name="바탕글" style:family="paragraph">
      <style:paragraph-properties fo:text-align="center" fo:line-height="100%"/>
    </style:style>
    <style:style style:name="T16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65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66" style:parent-style-name="바탕글" style:family="paragraph">
      <style:paragraph-properties fo:text-align="center" fo:line-height="100%"/>
    </style:style>
    <style:style style:name="T1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68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169" style:parent-style-name="바탕글" style:family="paragraph">
      <style:paragraph-properties fo:text-align="center" fo:line-height="100%"/>
    </style:style>
    <style:style style:name="T17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7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7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7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7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17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176" style:family="table-row">
      <style:table-row-properties style:min-row-height="0.3479in" style:use-optimal-row-height="false"/>
    </style:style>
    <style:style style:name="P177" style:parent-style-name="표준" style:family="paragraph">
      <style:paragraph-properties style:line-break="strict" style:text-autospace="ideograph-alpha"/>
    </style:style>
    <style:style style:name="TableCell17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79" style:parent-style-name="바탕글" style:family="paragraph">
      <style:paragraph-properties fo:text-align="center" fo:line-height="100%"/>
    </style:style>
    <style:style style:name="T1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83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84" style:parent-style-name="바탕글" style:family="paragraph">
      <style:paragraph-properties fo:line-height="100%"/>
    </style:style>
    <style:style style:name="T18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86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87" style:parent-style-name="바탕글" style:family="paragraph">
      <style:paragraph-properties fo:text-align="center" fo:line-height="100%"/>
    </style:style>
    <style:style style:name="T1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1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91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92" style:parent-style-name="바탕글" style:family="paragraph">
      <style:paragraph-properties fo:line-height="100%"/>
    </style:style>
    <style:style style:name="T19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194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195" style:parent-style-name="바탕글" style:family="paragraph">
      <style:paragraph-properties fo:text-align="center" fo:line-height="100%"/>
    </style:style>
    <style:style style:name="T1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197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198" style:parent-style-name="바탕글" style:family="paragraph">
      <style:paragraph-properties fo:line-height="100%"/>
    </style:style>
    <style:style style:name="T19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200" style:family="table-row">
      <style:table-row-properties style:min-row-height="0.3479in" style:use-optimal-row-height="false"/>
    </style:style>
    <style:style style:name="P201" style:parent-style-name="표준" style:family="paragraph">
      <style:paragraph-properties style:line-break="strict" style:text-autospace="ideograph-alpha"/>
    </style:style>
    <style:style style:name="TableCell20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03" style:parent-style-name="바탕글" style:family="paragraph">
      <style:paragraph-properties fo:text-align="center" fo:line-height="100%"/>
    </style:style>
    <style:style style:name="T2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05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06" style:parent-style-name="바탕글" style:family="paragraph">
      <style:paragraph-properties fo:line-height="100%"/>
    </style:style>
    <style:style style:name="T20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0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09" style:parent-style-name="바탕글" style:family="paragraph">
      <style:paragraph-properties fo:text-align="center" fo:line-height="100%"/>
    </style:style>
    <style:style style:name="T2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15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216" style:parent-style-name="바탕글" style:family="paragraph">
      <style:paragraph-properties fo:text-align="center" fo:line-height="100%"/>
    </style:style>
    <style:style style:name="T21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218" style:family="table-row">
      <style:table-row-properties style:min-row-height="0.3479in" style:use-optimal-row-height="false"/>
    </style:style>
    <style:style style:name="TableCell219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220" style:parent-style-name="바탕글" style:family="paragraph">
      <style:paragraph-properties fo:text-align="center" fo:line-height="100%"/>
    </style:style>
    <style:style style:name="T2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23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24" style:parent-style-name="바탕글" style:family="paragraph">
      <style:paragraph-properties fo:text-align="center" fo:line-height="100%"/>
    </style:style>
    <style:style style:name="T2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28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29" style:parent-style-name="바탕글" style:family="paragraph">
      <style:paragraph-properties fo:text-align="center" fo:line-height="100%"/>
    </style:style>
    <style:style style:name="T23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31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32" style:parent-style-name="바탕글" style:family="paragraph">
      <style:paragraph-properties fo:text-align="center" fo:line-height="100%"/>
    </style:style>
    <style:style style:name="T2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34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235" style:parent-style-name="바탕글" style:family="paragraph">
      <style:paragraph-properties fo:text-align="center" fo:line-height="100%"/>
    </style:style>
    <style:style style:name="T23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242" style:family="table-row">
      <style:table-row-properties style:min-row-height="0.3479in" style:use-optimal-row-height="false"/>
    </style:style>
    <style:style style:name="P243" style:parent-style-name="표준" style:family="paragraph">
      <style:paragraph-properties style:line-break="strict" style:text-autospace="ideograph-alpha"/>
    </style:style>
    <style:style style:name="TableCell244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45" style:parent-style-name="바탕글" style:family="paragraph">
      <style:paragraph-properties fo:text-align="center" fo:line-height="100%"/>
    </style:style>
    <style:style style:name="T2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49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50" style:parent-style-name="바탕글" style:family="paragraph">
      <style:paragraph-properties fo:line-height="100%"/>
    </style:style>
    <style:style style:name="T25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5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53" style:parent-style-name="바탕글" style:family="paragraph">
      <style:paragraph-properties fo:text-align="center" fo:line-height="100%"/>
    </style:style>
    <style:style style:name="T2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57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58" style:parent-style-name="바탕글" style:family="paragraph">
      <style:paragraph-properties fo:line-height="100%"/>
    </style:style>
    <style:style style:name="T25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60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61" style:parent-style-name="바탕글" style:family="paragraph">
      <style:paragraph-properties fo:text-align="center" fo:line-height="100%"/>
    </style:style>
    <style:style style:name="T2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63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264" style:parent-style-name="바탕글" style:family="paragraph">
      <style:paragraph-properties fo:line-height="100%"/>
    </style:style>
    <style:style style:name="T26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266" style:family="table-row">
      <style:table-row-properties style:min-row-height="0.3479in" style:use-optimal-row-height="false"/>
    </style:style>
    <style:style style:name="P267" style:parent-style-name="표준" style:family="paragraph">
      <style:paragraph-properties style:line-break="strict" style:text-autospace="ideograph-alpha"/>
    </style:style>
    <style:style style:name="TableCell26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69" style:parent-style-name="바탕글" style:family="paragraph">
      <style:paragraph-properties fo:text-align="center" fo:line-height="100%"/>
    </style:style>
    <style:style style:name="T2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71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72" style:parent-style-name="바탕글" style:family="paragraph">
      <style:paragraph-properties fo:line-height="100%"/>
    </style:style>
    <style:style style:name="T27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74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75" style:parent-style-name="바탕글" style:family="paragraph">
      <style:paragraph-properties fo:text-align="center" fo:line-height="100%"/>
    </style:style>
    <style:style style:name="T2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81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282" style:parent-style-name="바탕글" style:family="paragraph">
      <style:paragraph-properties fo:text-align="center" fo:line-height="100%"/>
    </style:style>
    <style:style style:name="T28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284" style:family="table-row">
      <style:table-row-properties style:min-row-height="0.3479in" style:use-optimal-row-height="false"/>
    </style:style>
    <style:style style:name="TableCell285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286" style:parent-style-name="바탕글" style:family="paragraph">
      <style:paragraph-properties fo:text-align="center" fo:line-height="100%"/>
    </style:style>
    <style:style style:name="T2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89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90" style:parent-style-name="바탕글" style:family="paragraph">
      <style:paragraph-properties fo:text-align="center" fo:line-height="100%"/>
    </style:style>
    <style:style style:name="T2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2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294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95" style:parent-style-name="바탕글" style:family="paragraph">
      <style:paragraph-properties fo:text-align="center" fo:line-height="100%"/>
    </style:style>
    <style:style style:name="T29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297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298" style:parent-style-name="바탕글" style:family="paragraph">
      <style:paragraph-properties fo:text-align="center" fo:line-height="100%"/>
    </style:style>
    <style:style style:name="T2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00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01" style:parent-style-name="바탕글" style:family="paragraph">
      <style:paragraph-properties fo:text-align="center" fo:line-height="100%"/>
    </style:style>
    <style:style style:name="T30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0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0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0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0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0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308" style:family="table-row">
      <style:table-row-properties style:min-row-height="0.3479in" style:use-optimal-row-height="false"/>
    </style:style>
    <style:style style:name="P309" style:parent-style-name="표준" style:family="paragraph">
      <style:paragraph-properties style:line-break="strict" style:text-autospace="ideograph-alpha"/>
    </style:style>
    <style:style style:name="TableCell310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11" style:parent-style-name="바탕글" style:family="paragraph">
      <style:paragraph-properties fo:text-align="center" fo:line-height="100%"/>
    </style:style>
    <style:style style:name="T3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15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16" style:parent-style-name="바탕글" style:family="paragraph">
      <style:paragraph-properties fo:line-height="100%"/>
    </style:style>
    <style:style style:name="T31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1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19" style:parent-style-name="바탕글" style:family="paragraph">
      <style:paragraph-properties fo:text-align="center" fo:line-height="100%"/>
    </style:style>
    <style:style style:name="T3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23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24" style:parent-style-name="바탕글" style:family="paragraph">
      <style:paragraph-properties fo:line-height="100%"/>
    </style:style>
    <style:style style:name="T32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2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32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2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29" style:parent-style-name="바탕글" style:family="paragraph">
      <style:paragraph-properties fo:text-align="center" fo:line-height="100%"/>
    </style:style>
    <style:style style:name="T3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31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32" style:parent-style-name="바탕글" style:family="paragraph">
      <style:paragraph-properties fo:line-height="100%"/>
    </style:style>
    <style:style style:name="T33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334" style:family="table-row">
      <style:table-row-properties style:min-row-height="0.3479in" style:use-optimal-row-height="false"/>
    </style:style>
    <style:style style:name="P335" style:parent-style-name="표준" style:family="paragraph">
      <style:paragraph-properties style:line-break="strict" style:text-autospace="ideograph-alpha"/>
    </style:style>
    <style:style style:name="TableCell336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37" style:parent-style-name="바탕글" style:family="paragraph">
      <style:paragraph-properties fo:text-align="center" fo:line-height="100%"/>
    </style:style>
    <style:style style:name="T3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39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40" style:parent-style-name="바탕글" style:family="paragraph">
      <style:paragraph-properties fo:line-height="100%"/>
    </style:style>
    <style:style style:name="T34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4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43" style:parent-style-name="바탕글" style:family="paragraph">
      <style:paragraph-properties fo:text-align="center" fo:line-height="100%"/>
    </style:style>
    <style:style style:name="T3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49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50" style:parent-style-name="바탕글" style:family="paragraph">
      <style:paragraph-properties fo:text-align="center" fo:line-height="100%"/>
    </style:style>
    <style:style style:name="T35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352" style:family="table-row">
      <style:table-row-properties style:min-row-height="0.3479in" style:use-optimal-row-height="false"/>
    </style:style>
    <style:style style:name="TableCell353" style:family="table-cell">
      <style:table-cell-properties fo:border-top="0.0034in solid #000000" fo:border-left="0.0138in solid #000000" fo:border-bottom="0.0034in solid #000000" fo:border-right="0.0034in solid #000000" fo:background-color="#E5E5E5" style:writing-mode="lr-tb" style:vertical-align="middle" fo:padding-top="0.0784in" fo:padding-left="0.0784in" fo:padding-bottom="0.0784in" fo:padding-right="0.0784in"/>
    </style:style>
    <style:style style:name="P354" style:parent-style-name="바탕글" style:family="paragraph">
      <style:paragraph-properties fo:text-align="center" fo:line-height="100%"/>
    </style:style>
    <style:style style:name="T3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57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58" style:parent-style-name="바탕글" style:family="paragraph">
      <style:paragraph-properties fo:text-align="center" fo:line-height="100%"/>
    </style:style>
    <style:style style:name="T3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62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63" style:parent-style-name="바탕글" style:family="paragraph">
      <style:paragraph-properties fo:text-align="center"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64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65" style:parent-style-name="바탕글" style:family="paragraph">
      <style:paragraph-properties fo:text-align="center" fo:line-height="100%"/>
    </style:style>
    <style:style style:name="T3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67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68" style:parent-style-name="바탕글" style:family="paragraph">
      <style:paragraph-properties fo:text-align="center"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369" style:family="table-row">
      <style:table-row-properties style:min-row-height="0.3479in" style:use-optimal-row-height="false"/>
    </style:style>
    <style:style style:name="P370" style:parent-style-name="표준" style:family="paragraph">
      <style:paragraph-properties style:line-break="strict" style:text-autospace="ideograph-alpha"/>
    </style:style>
    <style:style style:name="TableCell371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72" style:parent-style-name="바탕글" style:family="paragraph">
      <style:paragraph-properties fo:text-align="center" fo:line-height="100%"/>
    </style:style>
    <style:style style:name="T3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76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77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78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79" style:parent-style-name="바탕글" style:family="paragraph">
      <style:paragraph-properties fo:text-align="center" fo:line-height="100%"/>
    </style:style>
    <style:style style:name="T3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3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83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84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85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86" style:parent-style-name="바탕글" style:family="paragraph">
      <style:paragraph-properties fo:text-align="center" fo:line-height="100%"/>
    </style:style>
    <style:style style:name="T3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88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389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Row390" style:family="table-row">
      <style:table-row-properties style:min-row-height="0.3479in" style:use-optimal-row-height="false"/>
    </style:style>
    <style:style style:name="P391" style:parent-style-name="표준" style:family="paragraph">
      <style:paragraph-properties style:line-break="strict" style:text-autospace="ideograph-alpha"/>
    </style:style>
    <style:style style:name="TableCell392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93" style:parent-style-name="바탕글" style:family="paragraph">
      <style:paragraph-properties fo:text-align="center" fo:line-height="100%"/>
    </style:style>
    <style:style style:name="T3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395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96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ableCell397" style:family="table-cell">
      <style:table-cell-properties fo:border="0.0034in solid #000000" fo:background-color="#E5E5E5" style:writing-mode="lr-tb" style:vertical-align="middle" fo:padding-top="0.0784in" fo:padding-left="0.0784in" fo:padding-bottom="0.0784in" fo:padding-right="0.0784in"/>
    </style:style>
    <style:style style:name="P398" style:parent-style-name="바탕글" style:family="paragraph">
      <style:paragraph-properties fo:text-align="center" fo:line-height="100%"/>
    </style:style>
    <style:style style:name="T3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4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4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4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4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404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784in" fo:padding-left="0.0784in" fo:padding-bottom="0.0784in" fo:padding-right="0.0784in"/>
    </style:style>
    <style:style style:name="P405" style:parent-style-name="바탕글" style:family="paragraph">
      <style:paragraph-properties fo:text-align="center" fo:line-height="100%"/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Row406" style:family="table-row">
      <style:table-row-properties style:min-row-height="1.8048in" style:use-optimal-row-height="false"/>
    </style:style>
    <style:style style:name="TableCell407" style:family="table-cell">
      <style:table-cell-properties fo:border-top="0.0034in solid #000000" fo:border-left="0.0138in solid #000000" fo:border-bottom="0.0138in solid #000000" fo:border-right="0.0138in solid #000000" style:writing-mode="lr-tb" fo:padding-top="0.0784in" fo:padding-left="0.0784in" fo:padding-bottom="0.0784in" fo:padding-right="0.0784in"/>
    </style:style>
    <style:style style:name="P408" style:parent-style-name="바탕글" style:family="paragraph">
      <style:paragraph-properties fo:line-height="100%"/>
    </style:style>
    <style:style style:name="T409" style:parent-style-name="기본단락글꼴" style:family="text">
      <style:text-properties style:font-name="휴먼명조" style:font-name-asian="휴먼명조" style:font-name-complex="휴먼명조" style:text-scale="95%" fo:font-size="14pt" style:font-size-asian="14pt" style:font-size-complex="14pt"/>
    </style:style>
    <style:style style:name="T410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1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2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3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4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5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6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7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8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19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0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1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2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3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4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5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6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7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8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29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430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431" style:parent-style-name="바탕글" style:family="paragraph">
      <style:paragraph-properties fo:line-height="100%"/>
    </style:style>
    <style:style style:name="T432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33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34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35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36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37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438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439" style:parent-style-name="바탕글" style:family="paragraph">
      <style:paragraph-properties fo:line-height="100%"/>
    </style:style>
    <style:style style:name="T440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1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2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3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4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5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6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7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8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49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450" style:parent-style-name="기본단락글꼴" style:family="text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451" style:parent-style-name="바탕글" style:family="paragraph">
      <style:paragraph-properties fo:text-align="center" fo:line-height="100%" fo:margin-right="0.625in"/>
      <style:text-properties style:font-name="맑은 고딕" style:font-name-asian="맑은 고딕" style:font-name-complex="맑은 고딕" fo:font-weight="bold" style:font-weight-asian="bold" style:font-weight-complex="bold" fo:letter-spacing="-0.0034in" fo:font-size="19pt" style:font-size-asian="19pt" style:font-size-complex="19pt"/>
    </style:style>
    <style:style style:name="P452" style:parent-style-name="바탕글" style:family="paragraph">
      <style:paragraph-properties fo:text-align="center" fo:line-height="100%" fo:margin-right="0.625in"/>
    </style:style>
    <style:style style:name="T4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9pt" style:font-size-asian="19pt" style:font-size-complex="19pt"/>
    </style:style>
    <style:style style:name="T4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8pt" style:font-size-asian="18pt" style:font-size-complex="18pt"/>
    </style:style>
    <style:style style:name="T4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8pt" style:font-size-asian="18pt" style:font-size-complex="18pt"/>
    </style:style>
    <style:style style:name="T4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8pt" style:font-size-asian="18pt" style:font-size-complex="18pt"/>
    </style:style>
    <style:style style:name="T4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8pt" style:font-size-asian="18pt" style:font-size-complex="18pt"/>
    </style:style>
    <style:style style:name="T4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34in" fo:font-size="18pt" style:font-size-asian="18pt" style:font-size-complex="18pt"/>
    </style:style>
    <style:style style:name="TableRow459" style:family="table-row">
      <style:table-row-properties style:min-row-height="0.4805in" style:use-optimal-row-height="false"/>
    </style:style>
    <style:style style:name="TableCell460" style:family="table-cell">
      <style:table-cell-properties fo:border="0.0138in solid #000000" fo:background-color="#E5E5E5" style:writing-mode="lr-tb" style:vertical-align="middle" fo:padding-top="0.0784in" fo:padding-left="0.0784in" fo:padding-bottom="0.0784in" fo:padding-right="0.0784in"/>
    </style:style>
    <style:style style:name="P461" style:parent-style-name="바탕글" style:family="paragraph">
      <style:paragraph-properties fo:text-align="center" fo:line-height="100%"/>
    </style:style>
    <style:style style:name="T4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P463" style:parent-style-name="바탕글" style:family="paragraph">
      <style:paragraph-properties fo:text-align="center" fo:line-height="100%"/>
    </style:style>
    <style:style style:name="T4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1pt" style:font-size-asian="11pt" style:font-size-complex="11pt"/>
    </style:style>
    <style:style style:name="TableCell465" style:family="table-cell">
      <style:table-cell-properties fo:border="0.0138in solid #000000" style:writing-mode="lr-tb" style:vertical-align="middle" fo:padding-top="0.0784in" fo:padding-left="0.0784in" fo:padding-bottom="0.0784in" fo:padding-right="0.0784in"/>
    </style:style>
    <style:style style:name="P466" style:parent-style-name="바탕글" style:family="paragraph">
      <style:paragraph-properties fo:line-height="100%"/>
    </style:style>
    <style:style style:name="T46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6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6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7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48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Row489" style:family="table-row">
      <style:table-row-properties style:min-row-height="0.4618in" style:use-optimal-row-height="false"/>
    </style:style>
    <style:style style:name="TableCell490" style:family="table-cell">
      <style:table-cell-properties fo:border="0.0138in solid #000000" style:writing-mode="lr-tb" fo:padding-top="0.0784in" fo:padding-left="0.0784in" fo:padding-bottom="0.0784in" fo:padding-right="0.0784in"/>
    </style:style>
    <style:style style:name="P491" style:parent-style-name="바탕글" style:family="paragraph">
      <style:paragraph-properties fo:line-height="100%" fo:margin-left="0.1895in" fo:text-indent="-0.1895in">
        <style:tab-stops/>
      </style:paragraph-properties>
    </style:style>
    <style:style style:name="T4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13in" style:text-scale="90%"/>
    </style:style>
    <style:style style:name="T4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13in" style:text-scale="90%"/>
    </style:style>
    <style:style style:name="T4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13in" style:text-scale="90%"/>
    </style:style>
    <style:style style:name="T4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13in" style:text-scale="90%"/>
    </style:style>
    <style:style style:name="P496" style:parent-style-name="바탕글" style:family="paragraph">
      <style:paragraph-properties fo:line-height="100%"/>
    </style:style>
    <style:style style:name="T497" style:parent-style-name="기본단락글꼴" style:family="text">
      <style:text-properties style:font-name="맑은 고딕" style:font-name-asian="맑은 고딕" style:font-name-complex="맑은 고딕" fo:letter-spacing="-0.0034in"/>
    </style:style>
    <style:style style:name="T498" style:parent-style-name="기본단락글꼴" style:family="text">
      <style:text-properties style:font-name="맑은 고딕" style:font-name-asian="맑은 고딕" style:font-name-complex="맑은 고딕"/>
    </style:style>
    <style:style style:name="T499" style:parent-style-name="기본단락글꼴" style:family="text">
      <style:text-properties style:font-name="맑은 고딕" style:font-name-asian="맑은 고딕" style:font-name-complex="맑은 고딕"/>
    </style:style>
    <style:style style:name="T500" style:parent-style-name="기본단락글꼴" style:family="text">
      <style:text-properties style:font-name="맑은 고딕" style:font-name-asian="맑은 고딕" style:font-name-complex="맑은 고딕"/>
    </style:style>
    <style:style style:name="T501" style:parent-style-name="기본단락글꼴" style:family="text">
      <style:text-properties style:font-name="맑은 고딕" style:font-name-asian="맑은 고딕" style:font-name-complex="맑은 고딕"/>
    </style:style>
    <style:style style:name="T5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06" style:parent-style-name="기본단락글꼴" style:family="text">
      <style:text-properties style:font-name="맑은 고딕" style:font-name-asian="맑은 고딕" style:font-name-complex="맑은 고딕"/>
    </style:style>
    <style:style style:name="T507" style:parent-style-name="기본단락글꼴" style:family="text">
      <style:text-properties style:font-name="맑은 고딕" style:font-name-asian="맑은 고딕" style:font-name-complex="맑은 고딕"/>
    </style:style>
    <style:style style:name="T508" style:parent-style-name="기본단락글꼴" style:family="text">
      <style:text-properties style:font-name="맑은 고딕" style:font-name-asian="맑은 고딕" style:font-name-complex="맑은 고딕"/>
    </style:style>
    <style:style style:name="T509" style:parent-style-name="기본단락글꼴" style:family="text">
      <style:text-properties style:font-name="맑은 고딕" style:font-name-asian="맑은 고딕" style:font-name-complex="맑은 고딕"/>
    </style:style>
    <style:style style:name="T510" style:parent-style-name="기본단락글꼴" style:family="text">
      <style:text-properties style:font-name="맑은 고딕" style:font-name-asian="맑은 고딕" style:font-name-complex="맑은 고딕"/>
    </style:style>
    <style:style style:name="T511" style:parent-style-name="기본단락글꼴" style:family="text">
      <style:text-properties style:font-name="맑은 고딕" style:font-name-asian="맑은 고딕" style:font-name-complex="맑은 고딕"/>
    </style:style>
    <style:style style:name="T512" style:parent-style-name="기본단락글꼴" style:family="text">
      <style:text-properties style:font-name="맑은 고딕" style:font-name-asian="맑은 고딕" style:font-name-complex="맑은 고딕"/>
    </style:style>
    <style:style style:name="T513" style:parent-style-name="기본단락글꼴" style:family="text">
      <style:text-properties style:font-name="맑은 고딕" style:font-name-asian="맑은 고딕" style:font-name-complex="맑은 고딕"/>
    </style:style>
    <style:style style:name="T514" style:parent-style-name="기본단락글꼴" style:family="text">
      <style:text-properties style:font-name="맑은 고딕" style:font-name-asian="맑은 고딕" style:font-name-complex="맑은 고딕"/>
    </style:style>
    <style:style style:name="P515" style:parent-style-name="바탕글" style:family="paragraph">
      <style:paragraph-properties fo:line-height="100%"/>
    </style:style>
    <style:style style:name="T516" style:parent-style-name="기본단락글꼴" style:family="text">
      <style:text-properties style:font-name="맑은 고딕" style:font-name-asian="맑은 고딕" style:font-name-complex="맑은 고딕"/>
    </style:style>
    <style:style style:name="T517" style:parent-style-name="기본단락글꼴" style:family="text">
      <style:text-properties style:font-name="맑은 고딕" style:font-name-asian="맑은 고딕" style:font-name-complex="맑은 고딕"/>
    </style:style>
    <style:style style:name="T518" style:parent-style-name="기본단락글꼴" style:family="text">
      <style:text-properties style:font-name="맑은 고딕" style:font-name-asian="맑은 고딕" style:font-name-complex="맑은 고딕"/>
    </style:style>
    <style:style style:name="T519" style:parent-style-name="기본단락글꼴" style:family="text">
      <style:text-properties style:font-name="맑은 고딕" style:font-name-asian="맑은 고딕" style:font-name-complex="맑은 고딕"/>
    </style:style>
    <style:style style:name="T520" style:parent-style-name="기본단락글꼴" style:family="text">
      <style:text-properties style:font-name="맑은 고딕" style:font-name-asian="맑은 고딕" style:font-name-complex="맑은 고딕"/>
    </style:style>
    <style:style style:name="T521" style:parent-style-name="기본단락글꼴" style:family="text">
      <style:text-properties style:font-name="맑은 고딕" style:font-name-asian="맑은 고딕" style:font-name-complex="맑은 고딕"/>
    </style:style>
    <style:style style:name="T522" style:parent-style-name="기본단락글꼴" style:family="text">
      <style:text-properties style:font-name="맑은 고딕" style:font-name-asian="맑은 고딕" style:font-name-complex="맑은 고딕"/>
    </style:style>
    <style:style style:name="T523" style:parent-style-name="기본단락글꼴" style:family="text">
      <style:text-properties style:font-name="맑은 고딕" style:font-name-asian="맑은 고딕" style:font-name-complex="맑은 고딕"/>
    </style:style>
    <style:style style:name="T524" style:parent-style-name="기본단락글꼴" style:family="text">
      <style:text-properties style:font-name="맑은 고딕" style:font-name-asian="맑은 고딕" style:font-name-complex="맑은 고딕"/>
    </style:style>
    <style:style style:name="T525" style:parent-style-name="기본단락글꼴" style:family="text">
      <style:text-properties style:font-name="맑은 고딕" style:font-name-asian="맑은 고딕" style:font-name-complex="맑은 고딕"/>
    </style:style>
    <style:style style:name="P526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</style:style>
    <style:style style:name="T52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52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52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530" style:parent-style-name="기본단락글꼴" style:family="text">
      <style:text-properties style:font-name="맑은 고딕" style:font-name-asian="맑은 고딕" style:font-name-complex="맑은 고딕"/>
    </style:style>
    <style:style style:name="T5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T5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underline-type="single" style:text-underline-style="solid" style:text-underline-width="auto" style:text-underline-mode="continuous" style:text-underline-color="#000000"/>
    </style:style>
    <style:style style:name="S1" style:family="section">
      <style:section-properties fo:margin-left="0in" fo:margin-right="0in" style:writing-mode="lr-tb"/>
    </style:style>
    <style:style style:name="P536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CI Poppy" style:font-name-asian="휴먼명조" style:font-name-complex="휴먼명조" fo:font-weight="bold" style:font-weight-asian="bold" style:font-weight-complex="bold" fo:font-size="5pt" style:font-size-asian="5pt" style:font-size-complex="5pt"/>
    </style:style>
    <style:style style:name="TableColumn538" style:family="table-column">
      <style:table-column-properties style:column-width="6.8902in" style:use-optimal-column-width="false"/>
    </style:style>
    <style:style style:name="Table537" style:family="table">
      <style:table-properties style:width="6.8902in" fo:margin-left="-0.0708in" table:align="left"/>
    </style:style>
    <style:style style:name="TableRow539" style:family="table-row">
      <style:table-row-properties style:min-row-height="0.4548in" style:use-optimal-row-height="false"/>
    </style:style>
    <style:style style:name="TableCell540" style:family="table-cell">
      <style:table-cell-properties fo:border="0.0138in solid #000000" fo:background-color="#CCCCCC" style:writing-mode="lr-tb" style:vertical-align="middle" fo:padding-top="0.0194in" fo:padding-left="0.0708in" fo:padding-bottom="0.0194in" fo:padding-right="0.0708in"/>
    </style:style>
    <style:style style:name="P541" style:parent-style-name="바탕글" style:family="paragraph">
      <style:paragraph-properties fo:text-align="center" fo:line-height="100%"/>
    </style:style>
    <style:style style:name="T542" style:parent-style-name="기본단락글꼴" style:family="text">
      <style:text-properties style:font-name="HY헤드라인M" style:font-name-asian="HY헤드라인M" style:font-name-complex="HY헤드라인M" fo:font-size="18pt" style:font-size-asian="18pt" style:font-size-complex="18pt"/>
    </style:style>
    <style:style style:name="T543" style:parent-style-name="기본단락글꼴" style:family="text">
      <style:text-properties style:font-name="HY헤드라인M" style:font-name-asian="HY헤드라인M" style:font-name-complex="HY헤드라인M" fo:font-size="18pt" style:font-size-asian="18pt" style:font-size-complex="18pt"/>
    </style:style>
    <style:style style:name="T544" style:parent-style-name="기본단락글꼴" style:family="text">
      <style:text-properties style:font-name="HY헤드라인M" style:font-name-asian="HY헤드라인M" style:font-name-complex="HY헤드라인M" fo:font-size="18pt" style:font-size-asian="18pt" style:font-size-complex="18pt"/>
    </style:style>
    <style:style style:name="P545" style:parent-style-name="Standard" style:family="paragraph">
      <style:text-properties fo:font-size="1pt" style:font-size-asian="1pt"/>
    </style:style>
    <style:style style:name="P546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중고딕" style:font-name-asian="HY중고딕" style:font-name-complex="HY중고딕" style:text-scale="95%" fo:font-size="12pt" style:font-size-asian="12pt" style:font-size-complex="12pt"/>
    </style:style>
    <style:style style:name="P547" style:parent-style-name="바탕글" style:family="paragraph">
      <style:paragraph-properties fo:text-align="start" fo:line-height="100%"/>
      <style:text-properties style:font-name="HY헤드라인M" style:font-name-asian="HY헤드라인M" style:font-name-complex="HY헤드라인M"/>
    </style:style>
    <style:style style:name="P548" style:parent-style-name="바탕글" style:family="paragraph">
      <style:paragraph-properties fo:text-align="start" fo:line-height="100%"/>
    </style:style>
    <style:style style:name="T549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550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551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552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ableColumn554" style:family="table-column">
      <style:table-column-properties style:column-width="1.2041in" style:use-optimal-column-width="false"/>
    </style:style>
    <style:style style:name="TableColumn555" style:family="table-column">
      <style:table-column-properties style:column-width="5.6493in" style:use-optimal-column-width="false"/>
    </style:style>
    <style:style style:name="Table553" style:family="table">
      <style:table-properties style:width="6.8534in" fo:margin-left="-0.0708in" table:align="left"/>
    </style:style>
    <style:style style:name="TableRow556" style:family="table-row">
      <style:table-row-properties style:min-row-height="0.4138in" style:use-optimal-row-height="false"/>
    </style:style>
    <style:style style:name="TableCell557" style:family="table-cell">
      <style:table-cell-properties fo:border-top="0.0138in solid #000000" fo:border-left="0.0138in solid #000000" fo:border-bottom="0.0034in solid #000000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558" style:parent-style-name="바탕글" style:family="paragraph">
      <style:paragraph-properties fo:text-align="center"/>
    </style:style>
    <style:style style:name="T5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ableCell560" style:family="table-cell">
      <style:table-cell-properties fo:border-top="0.0138in solid #000000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561" style:parent-style-name="바탕글" style:family="paragraph">
      <style:paragraph-properties fo:line-height="100%"/>
    </style:style>
    <style:style style:name="T56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fo:letter-spacing="-0.0125in" style:text-scale="95%" fo:font-size="12pt" style:font-size-asian="12pt" style:font-size-complex="12pt"/>
    </style:style>
    <style:style style:name="T56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fo:letter-spacing="-0.0125in" style:text-scale="95%" fo:font-size="12pt" style:font-size-asian="12pt" style:font-size-complex="12pt"/>
    </style:style>
    <style:style style:name="T56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fo:letter-spacing="-0.0125in" style:text-scale="95%" fo:font-size="12pt" style:font-size-asian="12pt" style:font-size-complex="12pt"/>
    </style:style>
    <style:style style:name="T56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fo:letter-spacing="-0.0125in" style:text-scale="95%" fo:font-size="12pt" style:font-size-asian="12pt" style:font-size-complex="12pt"/>
    </style:style>
    <style:style style:name="T56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fo:letter-spacing="-0.0125in" style:text-scale="95%" fo:font-size="12pt" style:font-size-asian="12pt" style:font-size-complex="12pt"/>
    </style:style>
    <style:style style:name="TableRow567" style:family="table-row">
      <style:table-row-properties style:min-row-height="0.6652in" style:use-optimal-row-height="false"/>
    </style:style>
    <style:style style:name="TableCell568" style:family="table-cell">
      <style:table-cell-properties fo:border-top="0.0034in solid #000000" fo:border-left="0.0138in solid #000000" fo:border-bottom="0.0034in solid #000000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569" style:parent-style-name="바탕글" style:family="paragraph">
      <style:paragraph-properties fo:text-align="center"/>
    </style:style>
    <style:style style:name="T5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5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5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ableCell573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574" style:parent-style-name="바탕글" style:family="paragraph">
      <style:paragraph-properties fo:margin-left="0.1388in" fo:text-indent="0.1388in">
        <style:tab-stops/>
      </style:paragraph-properties>
      <style:text-properties style:font-name="맑은 고딕" style:font-name-asian="맑은 고딕" style:font-name-complex="맑은 고딕" fo:font-weight="bold" style:font-weight-asian="bold" style:font-weight-complex="bold"/>
    </style:style>
    <style:style style:name="P575" style:parent-style-name="바탕글" style:family="paragraph">
      <style:paragraph-properties fo:margin-left="0.1388in" fo:text-indent="0.1388in">
        <style:tab-stops/>
      </style:paragraph-properties>
    </style:style>
    <style:style style:name="T5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5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677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/>
    </style:style>
    <style:style style:name="P678" style:parent-style-name="바탕글" style:family="paragraph">
      <style:paragraph-properties fo:text-indent="0.1388in"/>
    </style:style>
    <style:style style:name="T6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6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7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771" style:parent-style-name="Standard" style:family="paragraph">
      <style:text-properties fo:font-size="1pt" style:font-size-asian="1pt"/>
    </style:style>
    <style:style style:name="P772" style:parent-style-name="바탕글" style:family="paragraph">
      <style:paragraph-properties fo:text-align="start"/>
      <style:text-properties style:font-name="HY중고딕" style:font-name-asian="HY중고딕" style:font-name-complex="HY중고딕" style:text-scale="95%"/>
    </style:style>
    <style:style style:name="P773" style:parent-style-name="바탕글" style:family="paragraph">
      <style:paragraph-properties fo:text-align="start"/>
      <style:text-properties style:font-name="HY중고딕" style:font-name-asian="HY중고딕" style:font-name-complex="HY중고딕" style:text-scale="95%"/>
    </style:style>
    <style:style style:name="P774" style:parent-style-name="바탕글" style:family="paragraph">
      <style:paragraph-properties fo:text-align="start" fo:line-height="100%"/>
    </style:style>
    <style:style style:name="T775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776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ableColumn778" style:family="table-column">
      <style:table-column-properties style:column-width="1.2208in" style:use-optimal-column-width="false"/>
    </style:style>
    <style:style style:name="TableColumn779" style:family="table-column">
      <style:table-column-properties style:column-width="5.6486in" style:use-optimal-column-width="false"/>
    </style:style>
    <style:style style:name="Table777" style:family="table">
      <style:table-properties style:width="6.8694in" fo:margin-left="-0.0708in" table:align="left"/>
    </style:style>
    <style:style style:name="TableRow780" style:family="table-row">
      <style:table-row-properties style:min-row-height="0.3in" style:use-optimal-row-height="false"/>
    </style:style>
    <style:style style:name="TableCell781" style:family="table-cell">
      <style:table-cell-properties fo:border-top="0.0138in solid #000000" fo:border-left="0.0138in solid #000000" fo:border-bottom="0.0625in double #000000" style:border-line-width-bottom="0.0208in 0.0208in 0.0208in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782" style:parent-style-name="바탕글" style:family="paragraph">
      <style:paragraph-properties fo:text-align="center"/>
    </style:style>
    <style:style style:name="T7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ableCell784" style:family="table-cell">
      <style:table-cell-properties fo:border-top="0.0138in solid #000000" fo:border-left="0.0625in double #000000" style:border-line-width-left="0.0208in 0.0208in 0.0208in" fo:border-bottom="0.0625in double #000000" style:border-line-width-bottom="0.0208in 0.0208in 0.0208in" fo:border-right="0.0138in solid #000000" fo:background-color="#CCCCCC" style:writing-mode="lr-tb" style:vertical-align="middle" fo:padding-top="0.0194in" fo:padding-left="0.0708in" fo:padding-bottom="0.0194in" fo:padding-right="0.0708in"/>
    </style:style>
    <style:style style:name="P785" style:parent-style-name="바탕글" style:family="paragraph">
      <style:paragraph-properties fo:text-align="center"/>
    </style:style>
    <style:style style:name="T7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ableRow787" style:family="table-row">
      <style:table-row-properties style:min-row-height="1.4159in" style:use-optimal-row-height="false"/>
    </style:style>
    <style:style style:name="TableCell788" style:family="table-cell">
      <style:table-cell-properties fo:border-top="0.0625in double #000000" style:border-line-width-top="0.0208in 0.0208in 0.0208in" fo:border-left="0.0138in solid #000000" fo:border-bottom="0.0034in solid #000000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789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7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791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7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Cell793" style:family="table-cell">
      <style:table-cell-properties fo:border-top="0.0625in double #000000" style:border-line-width-top="0.0208in 0.0208in 0.0208in" fo:border-left="0.0625in double #000000" style:border-line-width-left="0.0208in 0.0208in 0.0208in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794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7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7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7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7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7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8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P801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P802" style:parent-style-name="바탕글" style:family="paragraph">
      <style:paragraph-properties fo:text-indent="0.1388in"/>
    </style:style>
    <style:style style:name="T8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843" style:parent-style-name="바탕글" style:family="paragraph">
      <style:paragraph-properties fo:text-indent="0.1388in"/>
    </style:style>
    <style:style style:name="T8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8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952" style:parent-style-name="바탕글" style:family="paragraph">
      <style:paragraph-properties fo:text-indent="0.1388in"/>
    </style:style>
    <style:style style:name="T9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985" style:parent-style-name="바탕글" style:family="paragraph">
      <style:paragraph-properties fo:text-indent="0.1388in"/>
    </style:style>
    <style:style style:name="T9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9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Row1053" style:family="table-row">
      <style:table-row-properties style:min-row-height="1.4159in" style:use-optimal-row-height="false"/>
    </style:style>
    <style:style style:name="P1054" style:parent-style-name="표준" style:family="paragraph">
      <style:paragraph-properties style:line-break="strict" style:text-autospace="ideograph-alpha"/>
    </style:style>
    <style:style style:name="TableCell1055" style:family="table-cell">
      <style:table-cell-properties fo:border-top="0.0034in solid #000000" fo:border-left="0.0625in double #000000" style:border-line-width-left="0.0208in 0.0208in 0.0208in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1056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10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10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10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T10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P1061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fo:font-size="12pt" style:font-size-asian="12pt" style:font-size-complex="12pt"/>
    </style:style>
    <style:style style:name="P1062" style:parent-style-name="바탕글" style:family="paragraph">
      <style:paragraph-properties fo:text-indent="0.1388in"/>
    </style:style>
    <style:style style:name="T10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0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1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215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Row1216" style:family="table-row">
      <style:table-row-properties style:min-row-height="2.3215in" style:use-optimal-row-height="false"/>
    </style:style>
    <style:style style:name="TableCell1217" style:family="table-cell">
      <style:table-cell-properties fo:border-top="0.0034in solid #000000" fo:border-left="0.0138in solid #000000" fo:border-bottom="0.0138in solid #000000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1218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12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2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76in" fo:font-size="11pt" style:font-size-asian="11pt" style:font-size-complex="11pt"/>
    </style:style>
    <style:style style:name="T12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76in" fo:font-size="11pt" style:font-size-asian="11pt" style:font-size-complex="11pt"/>
    </style:style>
    <style:style style:name="P1222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12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Cell1224" style:family="table-cell">
      <style:table-cell-properties fo:border-top="0.0034in solid #000000" fo:border-left="0.0625in double #000000" style:border-line-width-left="0.0208in 0.0208in 0.0208in" fo:border-bottom="0.0138in solid #000000" fo:border-right="0.0138in solid #000000" style:writing-mode="lr-tb" style:vertical-align="middle" fo:padding-top="0.0194in" fo:padding-left="0.0708in" fo:padding-bottom="0.0194in" fo:padding-right="0.0708in"/>
    </style:style>
    <style:style style:name="P1225" style:parent-style-name="바탕글" style:family="paragraph">
      <style:text-properties style:font-name="맑은 고딕" style:font-name-asian="맑은 고딕" style:font-name-complex="맑은 고딕" fo:font-style="italic" style:font-style-asian="italic" style:font-style-complex="italic" fo:color="#0000FF" fo:font-size="11pt" style:font-size-asian="11pt" style:font-size-complex="11pt"/>
    </style:style>
    <style:style style:name="P1226" style:parent-style-name="바탕글" style:family="paragraph">
      <style:paragraph-properties fo:text-indent="0.1388in"/>
    </style:style>
    <style:style style:name="T12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2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299" style:parent-style-name="바탕글" style:family="paragraph">
      <style:paragraph-properties fo:text-indent="0.1388in"/>
    </style:style>
    <style:style style:name="T13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343" style:parent-style-name="바탕글" style:family="paragraph">
      <style:paragraph-properties fo:text-indent="0.1388in"/>
    </style:style>
    <style:style style:name="T13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3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431" style:parent-style-name="바탕글" style:family="paragraph">
      <style:paragraph-properties fo:text-indent="0.1388in"/>
    </style:style>
    <style:style style:name="T14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484" style:parent-style-name="바탕글" style:family="paragraph">
      <style:paragraph-properties fo:text-indent="0.1388in"/>
    </style:style>
    <style:style style:name="T14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4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5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585" style:parent-style-name="바탕글" style:family="paragraph">
      <style:paragraph-properties fo:text-indent="0.1388in"/>
      <style:text-properties style:font-name="맑은 고딕" style:font-name-asian="맑은 고딕" style:font-name-complex="맑은 고딕"/>
    </style:style>
    <style:style style:name="P1586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TableColumn1588" style:family="table-column">
      <style:table-column-properties style:column-width="1.2208in" style:use-optimal-column-width="false"/>
    </style:style>
    <style:style style:name="TableColumn1589" style:family="table-column">
      <style:table-column-properties style:column-width="5.5444in" style:use-optimal-column-width="false"/>
    </style:style>
    <style:style style:name="Table1587" style:family="table">
      <style:table-properties style:width="6.7652in" fo:margin-left="-0.0708in" table:align="left"/>
    </style:style>
    <style:style style:name="TableRow1590" style:family="table-row">
      <style:table-row-properties style:min-row-height="0.3652in" style:use-optimal-row-height="false"/>
    </style:style>
    <style:style style:name="TableCell1591" style:family="table-cell">
      <style:table-cell-properties fo:border-top="0.0138in solid #000000" fo:border-left="0.0138in solid #000000" fo:border-bottom="0.0034in solid #000000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1592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15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594" style:parent-style-name="바탕글" style:family="paragraph">
      <style:paragraph-properties fo:text-align="center" fo:margin-left="0.193in" fo:text-indent="-0.193in">
        <style:tab-stops/>
      </style:paragraph-properties>
    </style:style>
    <style:style style:name="T15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Cell1596" style:family="table-cell">
      <style:table-cell-properties fo:border-top="0.0138in solid #000000" fo:border-left="0.0625in double #000000" style:border-line-width-left="0.0208in 0.0208in 0.0208in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1597" style:parent-style-name="바탕글" style:family="paragraph">
      <style:paragraph-properties fo:text-indent="0.1388in"/>
      <style:text-properties style:font-name="맑은 고딕" style:font-name-asian="맑은 고딕" style:font-name-complex="맑은 고딕" fo:font-weight="bold" style:font-weight-asian="bold" style:font-weight-complex="bold"/>
    </style:style>
    <style:style style:name="P1598" style:parent-style-name="바탕글" style:family="paragraph">
      <style:paragraph-properties fo:text-indent="0.1388in"/>
    </style:style>
    <style:style style:name="T15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662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fo:font-style="italic" style:font-style-asian="italic" style:font-style-complex="italic" fo:color="#0000FF"/>
    </style:style>
    <style:style style:name="P1663" style:parent-style-name="바탕글" style:family="paragraph">
      <style:paragraph-properties fo:text-indent="0.1388in"/>
    </style:style>
    <style:style style:name="T16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6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7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729" style:parent-style-name="바탕글" style:family="paragraph">
      <style:paragraph-properties fo:text-indent="0.1388in"/>
      <style:text-properties style:font-name="맑은 고딕" style:font-name-asian="맑은 고딕" style:font-name-complex="맑은 고딕"/>
    </style:style>
    <style:style style:name="TableRow1730" style:family="table-row">
      <style:table-row-properties style:min-row-height="3.075in" style:use-optimal-row-height="false"/>
    </style:style>
    <style:style style:name="TableCell1731" style:family="table-cell">
      <style:table-cell-properties fo:border-top="0.0034in solid #000000" fo:border-left="0.0138in solid #000000" fo:border-bottom="0.0034in solid #000000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1732" style:parent-style-name="바탕글" style:family="paragraph">
      <style:paragraph-properties fo:text-align="center" fo:margin-left="0.2694in" fo:text-indent="-0.2694in">
        <style:tab-stops/>
      </style:paragraph-properties>
    </style:style>
    <style:style style:name="T17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736" style:parent-style-name="바탕글" style:family="paragraph">
      <style:paragraph-properties fo:text-align="center" fo:margin-left="0.2694in" fo:text-indent="-0.2694in">
        <style:tab-stops/>
      </style:paragraph-properties>
    </style:style>
    <style:style style:name="T17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ableCell1738" style:family="table-cell">
      <style:table-cell-properties fo:border-top="0.0034in solid #000000" fo:border-left="0.0625in double #000000" style:border-line-width-left="0.0208in 0.0208in 0.0208in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1739" style:parent-style-name="바탕글" style:family="paragraph">
      <style:paragraph-properties fo:text-align="start"/>
    </style:style>
    <style:style style:name="T17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8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788" style:parent-style-name="바탕글" style:family="paragraph">
      <style:paragraph-properties fo:text-align="start"/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789" style:parent-style-name="바탕글" style:family="paragraph">
      <style:paragraph-properties fo:text-align="start"/>
    </style:style>
    <style:style style:name="T17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79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814" style:parent-style-name="바탕글" style:family="paragraph">
      <style:paragraph-properties fo:text-align="start"/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815" style:parent-style-name="바탕글" style:family="paragraph">
      <style:paragraph-properties fo:text-align="start"/>
    </style:style>
    <style:style style:name="T18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842" style:parent-style-name="바탕글" style:family="paragraph">
      <style:paragraph-properties fo:text-align="start"/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P1843" style:parent-style-name="바탕글" style:family="paragraph">
      <style:paragraph-properties fo:text-align="start"/>
    </style:style>
    <style:style style:name="T18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7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8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T18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/>
    </style:style>
    <style:style style:name="P1884" style:parent-style-name="바탕글" style:family="paragraph">
      <style:paragraph-properties fo:text-align="start"/>
      <style:text-properties style:font-name="맑은 고딕" style:font-name-asian="맑은 고딕" style:font-name-complex="맑은 고딕" fo:font-style="italic" style:font-style-asian="italic" style:font-style-complex="italic" fo:color="#0000FF"/>
    </style:style>
    <style:style style:name="TableRow1885" style:family="table-row">
      <style:table-row-properties style:min-row-height="2.9854in" style:use-optimal-row-height="false"/>
    </style:style>
    <style:style style:name="TableCell1886" style:family="table-cell">
      <style:table-cell-properties fo:border-top="0.0034in solid #000000" fo:border-left="0.0138in solid #000000" fo:border-bottom="0.0138in solid #000000" fo:border-right="0.0625in double #000000" style:border-line-width-right="0.0208in 0.0208in 0.0208in" fo:background-color="#CCCCCC" style:writing-mode="lr-tb" style:vertical-align="middle" fo:padding-top="0.0194in" fo:padding-left="0.0708in" fo:padding-bottom="0.0194in" fo:padding-right="0.0708in"/>
    </style:style>
    <style:style style:name="P1887" style:parent-style-name="바탕글" style:family="paragraph">
      <style:paragraph-properties fo:text-align="center" fo:line-height="100%"/>
    </style:style>
    <style:style style:name="T18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18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1pt" style:font-size-asian="11pt" style:font-size-complex="11pt"/>
    </style:style>
    <style:style style:name="TableCell1890" style:family="table-cell">
      <style:table-cell-properties fo:border-top="0.0034in solid #000000" fo:border-left="0.0625in double #000000" style:border-line-width-left="0.0208in 0.0208in 0.0208in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1891" style:parent-style-name="바탕글" style:family="paragraph">
      <style:paragraph-properties fo:line-height="100%" fo:margin-left="0.2423in" fo:text-indent="-0.2423in">
        <style:tab-stops/>
      </style:paragraph-properties>
    </style:style>
    <style:style style:name="TableRow1892" style:family="table-row">
      <style:table-row-properties style:min-row-height="0.1777in" style:use-optimal-row-height="false"/>
    </style:style>
    <style:style style:name="P1893" style:parent-style-name="표준" style:family="paragraph">
      <style:paragraph-properties style:line-break="strict" style:text-autospace="ideograph-alpha"/>
    </style:style>
    <style:style style:name="TableCell1894" style:family="table-cell">
      <style:table-cell-properties fo:border-top="0.0034in solid #000000" fo:border-left="0.0625in double #000000" style:border-line-width-left="0.0208in 0.0208in 0.0208in" fo:border-bottom="0.0138in solid #000000" fo:border-right="0.0138in solid #000000" style:writing-mode="lr-tb" style:vertical-align="middle" fo:padding-top="0.0194in" fo:padding-left="0.0708in" fo:padding-bottom="0.0194in" fo:padding-right="0.0708in"/>
    </style:style>
    <style:style style:name="P1895" style:parent-style-name="바탕글" style:family="paragraph">
      <style:paragraph-properties fo:text-align="center" fo:line-height="100%" fo:margin-left="0.1902in" fo:text-indent="-0.1902in">
        <style:tab-stops/>
      </style:paragraph-properties>
    </style:style>
    <style:style style:name="T1896" style:parent-style-name="기본단락글꼴" style:family="text">
      <style:text-properties style:font-name="맑은 고딕" style:font-name-asian="맑은 고딕" style:font-name-complex="맑은 고딕" fo:color="#4C4C4C"/>
    </style:style>
    <style:style style:name="T1897" style:parent-style-name="기본단락글꼴" style:family="text">
      <style:text-properties style:font-name="맑은 고딕" style:font-name-asian="맑은 고딕" style:font-name-complex="맑은 고딕" fo:color="#4C4C4C"/>
    </style:style>
    <style:style style:name="T1898" style:parent-style-name="기본단락글꼴" style:family="text">
      <style:text-properties style:font-name="맑은 고딕" style:font-name-asian="맑은 고딕" style:font-name-complex="맑은 고딕" fo:color="#4C4C4C"/>
    </style:style>
    <style:style style:name="T1899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0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1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2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3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4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5" style:parent-style-name="기본단락글꼴" style:family="text">
      <style:text-properties style:font-name="맑은 고딕" style:font-name-asian="맑은 고딕" style:font-name-complex="맑은 고딕" fo:color="#4C4C4C"/>
    </style:style>
    <style:style style:name="T1906" style:parent-style-name="기본단락글꼴" style:family="text">
      <style:text-properties style:font-name="맑은 고딕" style:font-name-asian="맑은 고딕" style:font-name-complex="맑은 고딕" fo:color="#4C4C4C"/>
    </style:style>
    <style:style style:name="P1907" style:parent-style-name="Standard" style:family="paragraph">
      <style:text-properties fo:font-size="1pt" style:font-size-asian="1pt"/>
    </style:style>
    <style:style style:name="P1908" style:parent-style-name="바탕글" style:family="paragraph">
      <style:text-properties style:font-name="HY중고딕" style:font-name-asian="HY중고딕" style:font-name-complex="HY중고딕" fo:letter-spacing="-0.0006in" style:text-scale="95%" fo:font-size="12pt" style:font-size-asian="12pt" style:font-size-complex="12pt"/>
    </style:style>
    <style:style style:name="P1909" style:parent-style-name="바탕글" style:family="paragraph">
      <style:text-properties style:font-name="HY중고딕" style:font-name-asian="HY중고딕" style:font-name-complex="HY중고딕" fo:letter-spacing="-0.0006in" style:text-scale="95%" fo:font-size="12pt" style:font-size-asian="12pt" style:font-size-complex="12pt"/>
    </style:style>
    <style:style style:name="P1910" style:parent-style-name="바탕글" style:family="paragraph">
      <style:paragraph-properties fo:text-align="start" fo:line-height="100%"/>
    </style:style>
    <style:style style:name="T1911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2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3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4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5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6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7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8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19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1920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ableColumn1922" style:family="table-column">
      <style:table-column-properties style:column-width="6.6527in" style:use-optimal-column-width="false"/>
    </style:style>
    <style:style style:name="Table1921" style:family="table">
      <style:table-properties style:width="6.6527in" fo:margin-left="-0.0194in" table:align="left"/>
    </style:style>
    <style:style style:name="TableRow1923" style:family="table-row">
      <style:table-row-properties style:min-row-height="0.3722in" style:use-optimal-row-height="false"/>
    </style:style>
    <style:style style:name="TableCell1924" style:family="table-cell">
      <style:table-cell-properties fo:border="0.0034in dotted #000000" style:writing-mode="lr-tb" style:vertical-align="middle" fo:padding-top="0.0194in" fo:padding-left="0.0194in" fo:padding-bottom="0.0194in" fo:padding-right="0.0194in"/>
    </style:style>
    <style:style style:name="P1925" style:parent-style-name="바탕글" style:family="paragraph">
      <style:paragraph-properties fo:line-height="100%"/>
    </style:style>
    <style:style style:name="T1926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27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28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29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0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1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2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3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4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5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6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7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8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39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0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1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2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3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4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5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6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7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8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49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0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P1951" style:parent-style-name="바탕글" style:family="paragraph">
      <style:paragraph-properties fo:line-height="100%"/>
    </style:style>
    <style:style style:name="T1952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3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4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5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6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7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8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59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0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1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2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3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4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5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6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T1967" style:parent-style-name="기본단락글꼴" style:family="text">
      <style:text-properties style:font-name="맑은 고딕" style:font-name-asian="맑은 고딕" style:font-name-complex="맑은 고딕" fo:color="#4C4C4C" style:text-scale="95%"/>
    </style:style>
    <style:style style:name="P1968" style:parent-style-name="Standard" style:family="paragraph">
      <style:text-properties fo:font-size="1pt" style:font-size-asian="1pt"/>
    </style:style>
    <style:style style:name="P1969" style:parent-style-name="바탕글" style:family="paragraph">
      <style:text-properties style:font-name="HY중고딕" style:font-name-asian="HY중고딕" style:font-name-complex="HY중고딕" fo:font-weight="bold" style:font-weight-asian="bold" style:font-weight-complex="bold" style:text-scale="95%" fo:font-size="12pt" style:font-size-asian="12pt" style:font-size-complex="12pt"/>
    </style:style>
    <style:style style:name="T197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2pt" style:font-size-asian="12pt" style:font-size-complex="12pt"/>
    </style:style>
    <style:style style:name="T197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2pt" style:font-size-asian="12pt" style:font-size-complex="12pt"/>
    </style:style>
    <style:style style:name="T19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2pt" style:font-size-asian="12pt" style:font-size-complex="12pt"/>
    </style:style>
    <style:style style:name="TableColumn1974" style:family="table-column">
      <style:table-column-properties style:column-width="0.7479in" style:use-optimal-column-width="false"/>
    </style:style>
    <style:style style:name="TableColumn1975" style:family="table-column">
      <style:table-column-properties style:column-width="1.2576in" style:use-optimal-column-width="false"/>
    </style:style>
    <style:style style:name="TableColumn1976" style:family="table-column">
      <style:table-column-properties style:column-width="1.1159in" style:use-optimal-column-width="false"/>
    </style:style>
    <style:style style:name="TableColumn1977" style:family="table-column">
      <style:table-column-properties style:column-width="1.5972in" style:use-optimal-column-width="false"/>
    </style:style>
    <style:style style:name="TableColumn1978" style:family="table-column">
      <style:table-column-properties style:column-width="1.0631in" style:use-optimal-column-width="false"/>
    </style:style>
    <style:style style:name="TableColumn1979" style:family="table-column">
      <style:table-column-properties style:column-width="0.8687in" style:use-optimal-column-width="false"/>
    </style:style>
    <style:style style:name="Table1973" style:family="table">
      <style:table-properties style:width="6.6506in" fo:margin-left="-0.0708in" table:align="left"/>
    </style:style>
    <style:style style:name="TableRow1980" style:family="table-row">
      <style:table-row-properties style:min-row-height="0.4055in" style:use-optimal-row-height="false"/>
    </style:style>
    <style:style style:name="TableCell1981" style:family="table-cell">
      <style:table-cell-properties fo:border-top="0.0138in solid #000000" fo:border-left="0.0138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1982" style:parent-style-name="바탕글" style:family="paragraph">
      <style:paragraph-properties fo:text-align="center"/>
    </style:style>
    <style:style style:name="T19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1984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1985" style:parent-style-name="바탕글" style:family="paragraph">
      <style:paragraph-properties fo:text-align="center"/>
    </style:style>
    <style:style style:name="T19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1987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1988" style:parent-style-name="바탕글" style:family="paragraph">
      <style:paragraph-properties fo:text-align="center"/>
    </style:style>
    <style:style style:name="T19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1990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1991" style:parent-style-name="바탕글" style:family="paragraph">
      <style:paragraph-properties fo:text-align="center"/>
    </style:style>
    <style:style style:name="T199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1993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1994" style:parent-style-name="바탕글" style:family="paragraph">
      <style:paragraph-properties fo:text-align="center"/>
    </style:style>
    <style:style style:name="T199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1996" style:family="table-cell">
      <style:table-cell-properties fo:border-top="0.0138in solid #000000" fo:border-left="0.0034in solid #000000" fo:border-bottom="0.0625in double #000000" style:border-line-width-bottom="0.0208in 0.0208in 0.0208in" fo:border-right="0.0138in solid #000000" fo:background-color="#CCCCCC" style:writing-mode="lr-tb" style:vertical-align="middle" fo:padding-top="0.0194in" fo:padding-left="0.0708in" fo:padding-bottom="0.0194in" fo:padding-right="0.0708in"/>
    </style:style>
    <style:style style:name="P1997" style:parent-style-name="바탕글" style:family="paragraph">
      <style:paragraph-properties fo:text-align="center" fo:line-height="100%"/>
    </style:style>
    <style:style style:name="T199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P1999" style:parent-style-name="바탕글" style:family="paragraph">
      <style:paragraph-properties fo:text-align="center" fo:line-height="100%"/>
    </style:style>
    <style:style style:name="T200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0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0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Row2003" style:family="table-row">
      <style:table-row-properties style:min-row-height="0.0166in" style:use-optimal-row-height="false"/>
    </style:style>
    <style:style style:name="TableCell2004" style:family="table-cell">
      <style:table-cell-properties fo:border-top="0.0625in double #000000" style:border-line-width-top="0.0208in 0.0208in 0.0208in" fo:border-left="0.0138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05" style:parent-style-name="바탕글" style:family="paragraph">
      <style:paragraph-properties fo:text-align="center"/>
    </style:style>
    <style:style style:name="T200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007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08" style:parent-style-name="바탕글" style:family="paragraph">
      <style:paragraph-properties fo:text-align="center"/>
    </style:style>
    <style:style style:name="T200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010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11" style:parent-style-name="바탕글" style:family="paragraph">
      <style:paragraph-properties fo:text-align="center"/>
    </style:style>
    <style:style style:name="T201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013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14" style:parent-style-name="바탕글" style:family="paragraph">
      <style:paragraph-properties fo:text-align="center"/>
    </style:style>
    <style:style style:name="T201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01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01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01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01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020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21" style:parent-style-name="바탕글" style:family="paragraph">
      <style:paragraph-properties fo:text-align="center"/>
    </style:style>
    <style:style style:name="T202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023" style:family="table-cell">
      <style:table-cell-properties fo:border-top="0.0625in double #000000" style:border-line-width-top="0.0208in 0.0208in 0.0208in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2024" style:parent-style-name="바탕글" style:family="paragraph">
      <style:paragraph-properties fo:text-align="center"/>
    </style:style>
    <style:style style:name="T202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Row2026" style:family="table-row">
      <style:table-row-properties style:min-row-height="0.2562in" style:use-optimal-row-height="false"/>
    </style:style>
    <style:style style:name="TableCell2027" style:family="table-cell">
      <style:table-cell-properties fo:border-top="0.0034in solid #000000" fo:border-left="0.0138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28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29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030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31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032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33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034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35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036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37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2038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Row2039" style:family="table-row">
      <style:table-row-properties style:min-row-height="0.2562in" style:use-optimal-row-height="false"/>
    </style:style>
    <style:style style:name="TableCell2040" style:family="table-cell">
      <style:table-cell-properties fo:border-top="0.0034in solid #000000" fo:border-left="0.0138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041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42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043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44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045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46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047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48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049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50" style:family="table-cell">
      <style:table-cell-properties fo:border-top="0.0034in solid #000000" fo:border-left="0.0034in solid #000000" fo:border-bottom="0.0138in solid #000000" fo:border-right="0.0138in solid #000000" style:writing-mode="lr-tb" style:vertical-align="middle" fo:padding-top="0.0194in" fo:padding-left="0.0708in" fo:padding-bottom="0.0194in" fo:padding-right="0.0708in"/>
    </style:style>
    <style:style style:name="P2051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2052" style:parent-style-name="바탕글" style:family="paragraph">
      <style:paragraph-properties fo:text-align="start"/>
      <style:text-properties style:font-name="맑은 고딕" style:font-name-asian="맑은 고딕" style:font-name-complex="맑은 고딕" style:text-scale="95%"/>
    </style:style>
    <style:style style:name="T20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2pt" style:font-size-asian="12pt" style:font-size-complex="12pt"/>
    </style:style>
    <style:style style:name="T20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2pt" style:font-size-asian="12pt" style:font-size-complex="12pt"/>
    </style:style>
    <style:style style:name="TableColumn2056" style:family="table-column">
      <style:table-column-properties style:column-width="0.7868in" style:use-optimal-column-width="false"/>
    </style:style>
    <style:style style:name="TableColumn2057" style:family="table-column">
      <style:table-column-properties style:column-width="0.6722in" style:use-optimal-column-width="false"/>
    </style:style>
    <style:style style:name="TableColumn2058" style:family="table-column">
      <style:table-column-properties style:column-width="1.0986in" style:use-optimal-column-width="false"/>
    </style:style>
    <style:style style:name="TableColumn2059" style:family="table-column">
      <style:table-column-properties style:column-width="1.259in" style:use-optimal-column-width="false"/>
    </style:style>
    <style:style style:name="TableColumn2060" style:family="table-column">
      <style:table-column-properties style:column-width="1.2569in" style:use-optimal-column-width="false"/>
    </style:style>
    <style:style style:name="TableColumn2061" style:family="table-column">
      <style:table-column-properties style:column-width="0.7097in" style:use-optimal-column-width="false"/>
    </style:style>
    <style:style style:name="TableColumn2062" style:family="table-column">
      <style:table-column-properties style:column-width="0.8687in" style:use-optimal-column-width="false"/>
    </style:style>
    <style:style style:name="Table2055" style:family="table">
      <style:table-properties style:width="6.652in" fo:margin-left="-0.0708in" table:align="left"/>
    </style:style>
    <style:style style:name="TableRow2063" style:family="table-row">
      <style:table-row-properties style:min-row-height="0.4055in" style:use-optimal-row-height="false"/>
    </style:style>
    <style:style style:name="TableCell2064" style:family="table-cell">
      <style:table-cell-properties fo:border-top="0.0138in solid #000000" fo:border-left="0.0138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65" style:parent-style-name="바탕글" style:family="paragraph">
      <style:paragraph-properties fo:text-align="center" fo:line-height="100%"/>
    </style:style>
    <style:style style:name="T20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67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68" style:parent-style-name="바탕글" style:family="paragraph">
      <style:paragraph-properties fo:text-align="center" fo:line-height="100%"/>
    </style:style>
    <style:style style:name="T20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70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71" style:parent-style-name="바탕글" style:family="paragraph">
      <style:paragraph-properties fo:text-align="center" fo:line-height="100%"/>
    </style:style>
    <style:style style:name="T20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73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74" style:parent-style-name="바탕글" style:family="paragraph">
      <style:paragraph-properties fo:text-align="center" fo:line-height="100%"/>
    </style:style>
    <style:style style:name="T207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76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77" style:parent-style-name="바탕글" style:family="paragraph">
      <style:paragraph-properties fo:text-align="center" fo:line-height="100%"/>
    </style:style>
    <style:style style:name="T207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79" style:family="table-cell">
      <style:table-cell-properties fo:border-top="0.0138in solid #000000" fo:border-left="0.0034in solid #000000" fo:border-bottom="0.0625in double #000000" style:border-line-width-bottom="0.0208in 0.0208in 0.0208in" fo:border-right="0.0034in solid #000000" fo:background-color="#CCCCCC" style:writing-mode="lr-tb" style:vertical-align="middle" fo:padding-top="0.0194in" fo:padding-left="0.0708in" fo:padding-bottom="0.0194in" fo:padding-right="0.0708in"/>
    </style:style>
    <style:style style:name="P2080" style:parent-style-name="바탕글" style:family="paragraph">
      <style:paragraph-properties fo:text-align="center" fo:line-height="100%"/>
    </style:style>
    <style:style style:name="T208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8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8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Cell2084" style:family="table-cell">
      <style:table-cell-properties fo:border-top="0.0138in solid #000000" fo:border-left="0.0034in solid #000000" fo:border-bottom="0.0625in double #000000" style:border-line-width-bottom="0.0208in 0.0208in 0.0208in" fo:border-right="0.0138in solid #000000" fo:background-color="#CCCCCC" style:writing-mode="lr-tb" style:vertical-align="middle" fo:padding-top="0.0194in" fo:padding-left="0.0708in" fo:padding-bottom="0.0194in" fo:padding-right="0.0708in"/>
    </style:style>
    <style:style style:name="P2085" style:parent-style-name="바탕글" style:family="paragraph">
      <style:paragraph-properties fo:text-align="center" fo:line-height="100%"/>
    </style:style>
    <style:style style:name="T208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P2087" style:parent-style-name="바탕글" style:family="paragraph">
      <style:paragraph-properties fo:text-align="center" fo:line-height="100%"/>
    </style:style>
    <style:style style:name="T208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8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20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-0.002in" style:text-scale="95%" fo:font-size="12pt" style:font-size-asian="12pt" style:font-size-complex="12pt"/>
    </style:style>
    <style:style style:name="TableRow2091" style:family="table-row">
      <style:table-row-properties style:min-row-height="0.2958in" style:use-optimal-row-height="false"/>
    </style:style>
    <style:style style:name="TableCell2092" style:family="table-cell">
      <style:table-cell-properties fo:border-top="0.0625in double #000000" style:border-line-width-top="0.0208in 0.0208in 0.0208in" fo:border-left="0.0138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93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94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95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2096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97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098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099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100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01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102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03" style:family="table-cell">
      <style:table-cell-properties fo:border-top="0.0625in double #000000" style:border-line-width-top="0.0208in 0.0208in 0.0208in" fo:border-left="0.0034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104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05" style:family="table-cell">
      <style:table-cell-properties fo:border-top="0.0625in double #000000" style:border-line-width-top="0.0208in 0.0208in 0.0208in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2106" style:parent-style-name="바탕글" style:family="paragraph">
      <style:paragraph-properties fo:text-align="center"/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Row2107" style:family="table-row">
      <style:table-row-properties style:min-row-height="0.2562in" style:use-optimal-row-height="false"/>
    </style:style>
    <style:style style:name="TableCell2108" style:family="table-cell">
      <style:table-cell-properties fo:border-top="0.0034in solid #000000" fo:border-left="0.0138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109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10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111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12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113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14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115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16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117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18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119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20" style:family="table-cell">
      <style:table-cell-properties fo:border-top="0.0034in solid #000000" fo:border-left="0.0034in solid #000000" fo:border-bottom="0.0034in solid #000000" fo:border-right="0.0138in solid #000000" style:writing-mode="lr-tb" style:vertical-align="middle" fo:padding-top="0.0194in" fo:padding-left="0.0708in" fo:padding-bottom="0.0194in" fo:padding-right="0.0708in"/>
    </style:style>
    <style:style style:name="P2121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Row2122" style:family="table-row">
      <style:table-row-properties style:min-row-height="0.2562in" style:use-optimal-row-height="false"/>
    </style:style>
    <style:style style:name="TableCell2123" style:family="table-cell">
      <style:table-cell-properties fo:border-top="0.0034in solid #000000" fo:border-left="0.0138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24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25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26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27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28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29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30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31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32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33" style:family="table-cell">
      <style:table-cell-properties fo:border-top="0.0034in solid #000000" fo:border-left="0.0034in solid #000000" fo:border-bottom="0.0138in solid #000000" fo:border-right="0.0034in solid #000000" style:writing-mode="lr-tb" style:vertical-align="middle" fo:padding-top="0.0194in" fo:padding-left="0.0708in" fo:padding-bottom="0.0194in" fo:padding-right="0.0708in"/>
    </style:style>
    <style:style style:name="P2134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TableCell2135" style:family="table-cell">
      <style:table-cell-properties fo:border-top="0.0034in solid #000000" fo:border-left="0.0034in solid #000000" fo:border-bottom="0.0138in solid #000000" fo:border-right="0.0138in solid #000000" style:writing-mode="lr-tb" style:vertical-align="middle" fo:padding-top="0.0194in" fo:padding-left="0.0708in" fo:padding-bottom="0.0194in" fo:padding-right="0.0708in"/>
    </style:style>
    <style:style style:name="P2136" style:parent-style-name="바탕글" style:family="paragraph"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2137" style:parent-style-name="Standard" style:family="paragraph">
      <style:text-properties fo:font-size="1pt" style:font-size-asian="1pt"/>
    </style:style>
    <style:style style:name="P2138" style:parent-style-name="바탕글" style:family="paragraph">
      <style:paragraph-properties fo:text-align="start"/>
      <style:text-properties style:font-name="맑은 고딕" style:font-name-asian="맑은 고딕" style:font-name-complex="맑은 고딕" style:text-scale="95%" fo:font-size="12pt" style:font-size-asian="12pt" style:font-size-complex="12pt"/>
    </style:style>
    <style:style style:name="P2139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140" style:parent-style-name="바탕글" style:family="paragraph">
      <style:paragraph-properties fo:text-align="start" fo:line-height="100%"/>
    </style:style>
    <style:style style:name="T2141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2142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2143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2144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2145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2146" style:parent-style-name="기본단락글꼴" style:family="text">
      <style:text-properties style:font-name="HY헤드라인M" style:font-name-asian="HY헤드라인M" style:font-name-complex="HY헤드라인M" fo:font-size="13pt" style:font-size-asian="13pt" style:font-size-complex="13pt"/>
    </style:style>
    <style:style style:name="TableColumn2148" style:family="table-column">
      <style:table-column-properties style:column-width="6.6138in" style:use-optimal-column-width="false"/>
    </style:style>
    <style:style style:name="Table2147" style:family="table">
      <style:table-properties style:width="6.6138in" fo:margin-left="-0.0194in" table:align="left"/>
    </style:style>
    <style:style style:name="TableRow2149" style:family="table-row">
      <style:table-row-properties style:min-row-height="3.1958in" style:use-optimal-row-height="false"/>
    </style:style>
    <style:style style:name="TableCell2150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2151" style:parent-style-name="바탕글" style:family="paragraph">
      <style:paragraph-properties fo:line-height="100%"/>
    </style:style>
    <style:style style:name="T215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5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6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7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8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19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0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1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2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P2231" style:parent-style-name="바탕글" style:family="paragraph">
      <style:paragraph-properties fo:line-height="100%"/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P2232" style:parent-style-name="바탕글" style:family="paragraph">
      <style:paragraph-properties fo:line-height="100%"/>
    </style:style>
    <style:style style:name="T223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3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4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5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6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7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8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P2289" style:parent-style-name="바탕글" style:family="paragraph">
      <style:paragraph-properties fo:line-height="100%"/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P2290" style:parent-style-name="바탕글" style:family="paragraph">
      <style:paragraph-properties fo:line-height="100%"/>
    </style:style>
    <style:style style:name="T229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29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0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1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0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1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2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3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4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5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6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7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8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T2329" style:parent-style-name="기본단락글꼴" style:family="text">
      <style:text-properties style:font-name="HY중고딕" style:font-name-asian="HY중고딕" style:font-name-complex="HY중고딕" fo:font-weight="bold" style:font-weight-asian="bold" style:font-weight-complex="bold" style:text-scale="95%" fo:font-size="11pt" style:font-size-asian="11pt" style:font-size-complex="11pt"/>
    </style:style>
    <style:style style:name="P2330" style:parent-style-name="Standard" style:family="paragraph">
      <style:text-properties fo:font-size="1pt" style:font-size-asian="1pt"/>
    </style:style>
    <style:style style:name="P2331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2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3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4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5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6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HY헤드라인M" style:font-name-asian="HY헤드라인M" style:font-name-complex="HY헤드라인M" style:text-scale="95%" fo:font-size="12pt" style:font-size-asian="12pt" style:font-size-complex="12pt"/>
    </style:style>
    <style:style style:name="P2337" style:parent-style-name="바탕글" style:family="paragraph">
      <style:paragraph-properties fo:margin-left="0.4263in" fo:text-indent="-0.4263in">
        <style:tab-stops/>
      </style:paragraph-properties>
      <style:text-properties style:font-name="HCI Poppy" style:font-name-asian="휴먼명조" style:font-name-complex="휴먼명조" fo:font-weight="bold" style:font-weight-asian="bold" style:font-weight-complex="bold" style:text-scale="95%" fo:font-size="15pt" style:font-size-asian="15pt" style:font-size-complex="15pt"/>
    </style:style>
    <style:style style:name="P2338" style:parent-style-name="바탕글" style:family="paragraph">
      <style:paragraph-properties fo:text-align="center"/>
      <style:text-properties style:font-name="HCI Poppy" style:font-name-asian="휴먼명조" style:font-name-complex="휴먼명조" fo:font-weight="bold" style:font-weight-asian="bold" style:font-weight-complex="bold" fo:font-size="13pt" style:font-size-asian="13pt" style:font-size-complex="13pt"/>
    </style:style>
    <style:style style:name="P2339" style:parent-style-name="바탕글" style:family="paragraph">
      <style:paragraph-properties fo:break-before="page"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</style:style>
    <style:style style:name="T234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4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5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351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  <style:text-properties style:font-name="맑은 고딕" style:font-name-asian="맑은 고딕" style:font-name-complex="맑은 고딕" style:text-scale="95%"/>
    </style:style>
    <style:style style:name="TableColumn2353" style:family="table-column">
      <style:table-column-properties style:column-width="6.4562in" style:use-optimal-column-width="false"/>
    </style:style>
    <style:style style:name="Table2352" style:family="table">
      <style:table-properties style:width="6.4562in" fo:margin-left="-0.0194in" table:align="left"/>
    </style:style>
    <style:style style:name="TableRow2354" style:family="table-row">
      <style:table-row-properties style:min-row-height="0.4347in" style:use-optimal-row-height="false"/>
    </style:style>
    <style:style style:name="TableCell2355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2356" style:parent-style-name="바탕글" style:family="paragraph">
      <style:paragraph-properties fo:text-align="center" fo:line-height="100%"/>
    </style:style>
    <style:style style:name="T2357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58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59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0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1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2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3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4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T2365" style:parent-style-name="기본단락글꼴" style:family="text">
      <style:text-properties style:font-name="HY헤드라인M" style:font-name-asian="HY헤드라인M" style:font-name-complex="HY헤드라인M" fo:font-weight="bold" style:font-weight-asian="bold" style:font-weight-complex="bold" fo:font-size="20pt" style:font-size-asian="20pt" style:font-size-complex="20pt"/>
    </style:style>
    <style:style style:name="P2366" style:parent-style-name="Standard" style:family="paragraph">
      <style:text-properties fo:font-size="1pt" style:font-size-asian="1pt"/>
    </style:style>
    <style:style style:name="P2367" style:parent-style-name="신명조13" style:family="paragraph">
      <style:paragraph-properties fo:line-height="102%"/>
      <style:text-properties style:font-name="맑은 고딕" style:font-name-asian="맑은 고딕" style:font-name-complex="맑은 고딕" style:text-scale="95%"/>
    </style:style>
    <style:style style:name="P2368" style:parent-style-name="바탕글" style:family="paragraph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P2369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</style:style>
    <style:style style:name="T237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37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8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399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0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1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2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3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4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5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6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7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T2408" style:parent-style-name="기본단락글꼴" style:family="text">
      <style:text-properties style:font-name="맑은 고딕" style:font-name-asian="맑은 고딕" style:font-name-complex="맑은 고딕" style:text-scale="95%" fo:font-size="11pt" style:font-size-asian="11pt" style:font-size-complex="11pt"/>
    </style:style>
    <style:style style:name="P2409" style:parent-style-name="바탕글" style:family="paragraph">
      <style:text-properties style:font-name="맑은 고딕" style:font-name-asian="맑은 고딕" style:font-name-complex="맑은 고딕" style:text-scale="95%"/>
    </style:style>
    <style:style style:name="P2410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</style:style>
    <style:style style:name="T241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1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42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ableColumn2422" style:family="table-column">
      <style:table-column-properties style:column-width="1.9972in" style:use-optimal-column-width="false"/>
    </style:style>
    <style:style style:name="TableColumn2423" style:family="table-column">
      <style:table-column-properties style:column-width="1.9972in" style:use-optimal-column-width="false"/>
    </style:style>
    <style:style style:name="TableColumn2424" style:family="table-column">
      <style:table-column-properties style:column-width="1.2694in" style:use-optimal-column-width="false"/>
    </style:style>
    <style:style style:name="TableColumn2425" style:family="table-column">
      <style:table-column-properties style:column-width="1.1923in" style:use-optimal-column-width="false"/>
    </style:style>
    <style:style style:name="Table2421" style:family="table">
      <style:table-properties style:width="6.4562in" fo:margin-left="-0.0708in" table:align="left"/>
    </style:style>
    <style:style style:name="TableRow2426" style:family="table-row">
      <style:table-row-properties style:min-row-height="0.4763in" style:use-optimal-row-height="false"/>
    </style:style>
    <style:style style:name="TableCell2427" style:family="table-cell">
      <style:table-cell-properties fo:border-top="0.0208in solid #000000" fo:border-left="0.0208in solid #000000" fo:border-bottom="0.0034in solid #000000" fo:border-right="0.0034in solid #000000" fo:background-color="#D8D8D8" style:writing-mode="lr-tb" style:vertical-align="middle" fo:padding-top="0.0194in" fo:padding-left="0.0708in" fo:padding-bottom="0.0194in" fo:padding-right="0.0708in"/>
    </style:style>
    <style:style style:name="P2428" style:parent-style-name="바탕글" style:family="paragraph">
      <style:paragraph-properties fo:text-align="center" fo:line-height="100%"/>
    </style:style>
    <style:style style:name="T24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ableCell2434" style:family="table-cell">
      <style:table-cell-properties fo:border-top="0.0208in solid #000000" fo:border-left="0.0034in solid #000000" fo:border-bottom="0.0034in solid #000000" fo:border-right="0.0034in solid #000000" fo:background-color="#D8D8D8" style:writing-mode="lr-tb" style:vertical-align="middle" fo:padding-top="0.0194in" fo:padding-left="0.0708in" fo:padding-bottom="0.0194in" fo:padding-right="0.0708in"/>
    </style:style>
    <style:style style:name="P2435" style:parent-style-name="바탕글" style:family="paragraph">
      <style:paragraph-properties fo:text-align="center" fo:line-height="100%"/>
    </style:style>
    <style:style style:name="T24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ableCell2443" style:family="table-cell">
      <style:table-cell-properties fo:border-top="0.0208in solid #000000" fo:border-left="0.0034in solid #000000" fo:border-bottom="0.0034in solid #000000" fo:border-right="0.0034in solid #000000" fo:background-color="#D8D8D8" style:writing-mode="lr-tb" style:vertical-align="middle" fo:padding-top="0.0194in" fo:padding-left="0.0708in" fo:padding-bottom="0.0194in" fo:padding-right="0.0708in"/>
    </style:style>
    <style:style style:name="P2444" style:parent-style-name="바탕글" style:family="paragraph">
      <style:paragraph-properties fo:text-align="center" fo:line-height="100%"/>
    </style:style>
    <style:style style:name="T24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P2448" style:parent-style-name="바탕글" style:family="paragraph">
      <style:paragraph-properties fo:text-align="center" fo:line-height="100%"/>
    </style:style>
    <style:style style:name="T24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ableCell2452" style:family="table-cell">
      <style:table-cell-properties fo:border-top="0.0208in solid #000000" fo:border-left="0.0034in solid #000000" fo:border-bottom="0.0034in solid #000000" fo:border-right="0.0208in solid #000000" fo:background-color="#D8D8D8" style:writing-mode="lr-tb" style:vertical-align="middle" fo:padding-top="0.0194in" fo:padding-left="0.0708in" fo:padding-bottom="0.0194in" fo:padding-right="0.0708in"/>
    </style:style>
    <style:style style:name="P2453" style:parent-style-name="바탕글" style:family="paragraph">
      <style:paragraph-properties fo:text-align="center" fo:line-height="100%"/>
    </style:style>
    <style:style style:name="T24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ableRow2457" style:family="table-row">
      <style:table-row-properties style:use-optimal-row-height="false"/>
    </style:style>
    <style:style style:name="TableCell245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.0194in" fo:padding-left="0.0708in" fo:padding-bottom="0.0194in" fo:padding-right="0.0708in"/>
    </style:style>
    <style:style style:name="P2459" style:parent-style-name="바탕글" style:family="paragraph">
      <style:paragraph-properties fo:text-align="center" fo:line-height="100%"/>
    </style:style>
    <style:style style:name="T24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T24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/>
    </style:style>
    <style:style style:name="P2465" style:parent-style-name="바탕글" style:family="paragraph">
      <style:paragraph-properties fo:line-height="100%"/>
    </style:style>
    <style:style style:name="T246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6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6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469" style:parent-style-name="바탕글" style:family="paragraph">
      <style:paragraph-properties fo:line-height="100%"/>
    </style:style>
    <style:style style:name="T247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475" style:parent-style-name="바탕글" style:family="paragraph">
      <style:paragraph-properties fo:line-height="100%"/>
    </style:style>
    <style:style style:name="T247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7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8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481" style:family="table-cell">
      <style:table-cell-properties fo:border="0.0034in solid #000000" style:writing-mode="lr-tb" style:vertical-align="middle" fo:padding-top="0.0194in" fo:padding-left="0.0708in" fo:padding-bottom="0.0194in" fo:padding-right="0.0708in"/>
    </style:style>
    <style:style style:name="P2482" style:parent-style-name="바탕글" style:family="paragraph">
      <style:paragraph-properties fo:text-align="center" fo:line-height="100%"/>
    </style:style>
    <style:style style:name="T248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8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8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8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487" style:parent-style-name="바탕글" style:family="paragraph">
      <style:paragraph-properties fo:text-align="center" fo:line-height="100%"/>
    </style:style>
    <style:style style:name="T248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8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49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498" style:parent-style-name="바탕글" style:family="paragraph">
      <style:paragraph-properties fo:text-align="center" fo:line-height="100%"/>
    </style:style>
    <style:style style:name="T249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503" style:parent-style-name="바탕글" style:family="paragraph">
      <style:paragraph-properties fo:text-align="center" fo:line-height="100%"/>
    </style:style>
    <style:style style:name="T250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0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509" style:family="table-cell">
      <style:table-cell-properties fo:border-top="0.0034in solid #000000" fo:border-left="0.0034in solid #000000" fo:border-bottom="0.0208in solid #000000" fo:border-right="0.0034in solid #000000" style:writing-mode="lr-tb" style:vertical-align="middle" fo:padding-top="0.0194in" fo:padding-left="0.0708in" fo:padding-bottom="0.0194in" fo:padding-right="0.0708in"/>
    </style:style>
    <style:style style:name="P2510" style:parent-style-name="바탕글" style:family="paragraph">
      <style:paragraph-properties fo:text-align="center" fo:line-height="100%"/>
    </style:style>
    <style:style style:name="T251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5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516" style:parent-style-name="바탕글" style:family="paragraph">
      <style:paragraph-properties fo:text-align="center" fo:line-height="100%"/>
    </style:style>
    <style:style style:name="T251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1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2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21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2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ableCell2523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.0194in" fo:padding-left="0.0708in" fo:padding-bottom="0.0194in" fo:padding-right="0.0708in"/>
    </style:style>
    <style:style style:name="P2524" style:parent-style-name="바탕글" style:family="paragraph">
      <style:paragraph-properties fo:line-height="100%"/>
    </style:style>
    <style:style style:name="T2525" style:parent-style-name="기본단락글꼴" style:family="text">
      <style:text-properties fo:font-weight="bold" style:font-weight-asian="bold" style:font-weight-complex="bold"/>
    </style:style>
    <style:style style:name="T2526" style:parent-style-name="기본단락글꼴" style:family="text">
      <style:text-properties fo:font-weight="bold" style:font-weight-asian="bold" style:font-weight-complex="bold"/>
    </style:style>
    <style:style style:name="P2527" style:parent-style-name="Standard" style:family="paragraph">
      <style:text-properties fo:font-size="1pt" style:font-size-asian="1pt"/>
    </style:style>
    <style:style style:name="P2528" style:parent-style-name="바탕글" style:family="paragraph">
      <style:paragraph-properties fo:margin-left="0.3798in" fo:margin-right="0.1388in" fo:text-indent="-0.3798in">
        <style:tab-stops/>
      </style:paragraph-properties>
      <style:text-properties style:font-name="맑은 고딕" style:font-name-asian="맑은 고딕" style:font-name-complex="맑은 고딕" fo:letter-spacing="-0.0006in" style:text-scale="95%" fo:font-size="12pt" style:font-size-asian="12pt" style:font-size-complex="12pt"/>
    </style:style>
    <style:style style:name="P2529" style:parent-style-name="바탕글" style:family="paragraph">
      <style:paragraph-properties fo:text-align="center" fo:line-height="100%"/>
    </style:style>
    <style:style style:name="T25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1%"/>
    </style:style>
    <style:style style:name="T253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1%"/>
    </style:style>
    <style:style style:name="T253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1%"/>
    </style:style>
    <style:style style:name="T253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1%"/>
    </style:style>
    <style:style style:name="T25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1%"/>
    </style:style>
    <style:style style:name="P2535" style:parent-style-name="바탕글" style:family="paragraph">
      <style:paragraph-properties fo:line-height="100%"/>
    </style:style>
    <style:style style:name="T2536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37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38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39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40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541" style:parent-style-name="바탕글" style:family="paragraph">
      <style:paragraph-properties fo:text-align="center" fo:line-height="100%"/>
    </style:style>
    <style:style style:name="T2542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43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T2544" style:parent-style-name="기본단락글꼴" style:family="text">
      <style:text-properties style:font-name="맑은 고딕" style:font-name-asian="맑은 고딕" style:font-name-complex="맑은 고딕" style:text-scale="95%"/>
    </style:style>
    <style:style style:name="P2545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/>
    </style:style>
    <style:style style:name="P2546" style:parent-style-name="바탕글" style:family="paragraph">
      <style:paragraph-properties fo:line-height="100%"/>
      <style:text-properties style:font-name="맑은 고딕" style:font-name-asian="맑은 고딕" style:font-name-complex="맑은 고딕" style:text-scale="95%"/>
    </style:style>
    <style:style style:name="P2547" style:parent-style-name="바탕글" style:family="paragraph">
      <style:paragraph-properties fo:margin-right="0.1388in"/>
      <style:text-properties style:font-name="맑은 고딕" style:font-name-asian="맑은 고딕" style:font-name-complex="맑은 고딕" fo:letter-spacing="-0.0006in" style:text-scale="95%"/>
    </style:style>
    <style:style style:name="P2548" style:parent-style-name="바탕글" style:family="paragraph">
      <style:paragraph-properties fo:text-align="start">
        <style:tab-stops>
          <style:tab-stop style:type="left" style:position="0.5902in"/>
          <style:tab-stop style:type="left" style:position="1.1805in"/>
          <style:tab-stop style:type="left" style:position="1.7708in"/>
          <style:tab-stop style:type="left" style:position="2.3611in"/>
          <style:tab-stop style:type="left" style:position="2.9513in"/>
          <style:tab-stop style:type="left" style:position="3.5416in"/>
          <style:tab-stop style:type="left" style:position="4.1319in"/>
          <style:tab-stop style:type="left" style:position="4.7222in"/>
          <style:tab-stop style:type="left" style:position="5.3194in"/>
          <style:tab-stop style:type="left" style:position="5.9097in"/>
          <style:tab-stop style:type="left" style:position="6.5in"/>
          <style:tab-stop style:type="left" style:position="7.0902in"/>
          <style:tab-stop style:type="left" style:position="7.6805in"/>
          <style:tab-stop style:type="left" style:position="8.2708in"/>
          <style:tab-stop style:type="left" style:position="8.8611in"/>
          <style:tab-stop style:type="left" style:position="9.4513in"/>
          <style:tab-stop style:type="left" style:position="10.0486in"/>
          <style:tab-stop style:type="left" style:position="10.6388in"/>
          <style:tab-stop style:type="left" style:position="11.2291in"/>
          <style:tab-stop style:type="left" style:position="11.8194in"/>
          <style:tab-stop style:type="left" style:position="12.4097in"/>
          <style:tab-stop style:type="left" style:position="13in"/>
          <style:tab-stop style:type="left" style:position="13.5902in"/>
          <style:tab-stop style:type="left" style:position="14.1805in"/>
          <style:tab-stop style:type="left" style:position="14.7777in"/>
          <style:tab-stop style:type="left" style:position="15.368in"/>
          <style:tab-stop style:type="left" style:position="15.9583in"/>
          <style:tab-stop style:type="left" style:position="16.5486in"/>
          <style:tab-stop style:type="left" style:position="17.1388in"/>
          <style:tab-stop style:type="left" style:position="17.7291in"/>
        </style:tab-stops>
      </style:paragraph-properties>
    </style:style>
    <style:style style:name="T254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55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557" style:parent-style-name="바탕글" style:family="paragraph">
      <style:paragraph-properties fo:margin-right="0.1388in"/>
    </style:style>
    <style:style style:name="T255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5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6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7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8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59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P2606" style:parent-style-name="바탕글" style:family="paragraph">
      <style:paragraph-properties fo:margin-right="0.1388in"/>
      <style:text-properties style:font-name="맑은 고딕" style:font-name-asian="맑은 고딕" style:font-name-complex="맑은 고딕" style:text-scale="95%" fo:font-size="5pt" style:font-size-asian="5pt" style:font-size-complex="5pt"/>
    </style:style>
    <style:style style:name="P2607" style:parent-style-name="바탕글" style:family="paragraph">
      <style:paragraph-properties fo:margin-right="0.1388in"/>
    </style:style>
    <style:style style:name="T260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0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1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2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3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3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4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5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6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7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8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49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50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51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T2652" style:parent-style-name="기본단락글꼴" style:family="text">
      <style:text-properties style:font-name="맑은 고딕" style:font-name-asian="맑은 고딕" style:font-name-complex="맑은 고딕" fo:letter-spacing="-0.0006in" style:text-scale="95%" fo:font-size="11pt" style:font-size-asian="11pt" style:font-size-complex="11pt"/>
    </style:style>
    <style:style style:name="P2653" style:parent-style-name="바탕글" style:family="paragraph">
      <style:paragraph-properties fo:margin-right="0.1388in"/>
      <style:text-properties style:font-name="맑은 고딕" style:font-name-asian="맑은 고딕" style:font-name-complex="맑은 고딕" fo:letter-spacing="-0.0006in" style:text-scale="95%" fo:font-size="14pt" style:font-size-asian="14pt" style:font-size-complex="14pt"/>
    </style:style>
    <style:style style:name="P2654" style:parent-style-name="바탕글" style:family="paragraph">
      <style:paragraph-properties fo:text-align="center" fo:margin-right="0.2097in"/>
    </style:style>
    <style:style style:name="T26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T26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T26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T26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T26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T26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style:text-scale="95%" fo:font-size="14pt" style:font-size-asian="14pt" style:font-size-complex="14pt"/>
    </style:style>
    <style:style style:name="P2661" style:parent-style-name="바탕글" style:family="paragraph">
      <style:paragraph-properties fo:text-align="center" fo:margin-right="0.2097in"/>
      <style:text-properties style:font-name="맑은 고딕" style:font-name-asian="맑은 고딕" style:font-name-complex="맑은 고딕" style:text-scale="95%"/>
    </style:style>
    <style:style style:name="P2662" style:parent-style-name="바탕글" style:family="paragraph">
      <style:paragraph-properties fo:text-align="end" fo:margin-right="0.2097in"/>
    </style:style>
    <style:style style:name="T266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6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6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6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6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6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6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671" style:parent-style-name="바탕글" style:family="paragraph">
      <style:paragraph-properties fo:text-align="end" fo:margin-right="0.2097in"/>
      <style:text-properties style:font-name="맑은 고딕" style:font-name-asian="맑은 고딕" style:font-name-complex="맑은 고딕" style:text-scale="95%" fo:font-size="5pt" style:font-size-asian="5pt" style:font-size-complex="5pt"/>
    </style:style>
    <style:style style:name="P2672" style:parent-style-name="바탕글" style:family="paragraph">
      <style:paragraph-properties fo:text-align="end" fo:margin-right="0.2097in"/>
    </style:style>
    <style:style style:name="T267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7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79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680" style:parent-style-name="바탕글" style:family="paragraph">
      <style:paragraph-properties fo:text-align="end" fo:margin-right="0.2493in"/>
      <style:text-properties style:font-name="맑은 고딕" style:font-name-asian="맑은 고딕" style:font-name-complex="맑은 고딕" style:text-scale="95%" fo:font-size="3pt" style:font-size-asian="3pt" style:font-size-complex="3pt"/>
    </style:style>
    <style:style style:name="P2681" style:parent-style-name="바탕글" style:family="paragraph">
      <style:paragraph-properties fo:text-align="end" fo:margin-right="0.2097in"/>
    </style:style>
    <style:style style:name="T268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8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8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8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8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8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88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689" style:parent-style-name="바탕글" style:family="paragraph">
      <style:paragraph-properties fo:text-align="end" fo:margin-right="0.2097in"/>
      <style:text-properties style:font-name="맑은 고딕" style:font-name-asian="맑은 고딕" style:font-name-complex="맑은 고딕" style:text-scale="95%" fo:font-size="3pt" style:font-size-asian="3pt" style:font-size-complex="3pt"/>
    </style:style>
    <style:style style:name="P2690" style:parent-style-name="바탕글" style:family="paragraph">
      <style:paragraph-properties fo:text-align="end" fo:margin-right="0.2097in"/>
    </style:style>
    <style:style style:name="T269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9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9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9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69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96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697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698" style:parent-style-name="바탕글" style:family="paragraph">
      <style:paragraph-properties fo:text-align="end" fo:margin-right="0.2097in"/>
      <style:text-properties style:font-name="맑은 고딕" style:font-name-asian="맑은 고딕" style:font-name-complex="맑은 고딕" style:text-scale="95%" fo:font-size="3pt" style:font-size-asian="3pt" style:font-size-complex="3pt"/>
    </style:style>
    <style:style style:name="P2699" style:parent-style-name="바탕글" style:family="paragraph">
      <style:paragraph-properties fo:text-align="end" fo:margin-right="0.2097in"/>
    </style:style>
    <style:style style:name="T2700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701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702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 style:text-underline-type="single" style:text-underline-style="solid" style:text-underline-width="auto" style:text-underline-mode="continuous" style:text-underline-color="#000000"/>
    </style:style>
    <style:style style:name="T2703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704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T2705" style:parent-style-name="기본단락글꼴" style:family="text">
      <style:text-properties style:font-name="맑은 고딕" style:font-name-asian="맑은 고딕" style:font-name-complex="맑은 고딕" style:text-scale="95%" fo:font-size="14pt" style:font-size-asian="14pt" style:font-size-complex="14pt"/>
    </style:style>
    <style:style style:name="P2706" style:parent-style-name="바탕글" style:family="paragraph">
      <style:paragraph-properties fo:text-align="end" fo:margin-right="0.2097in"/>
      <style:text-properties style:font-name="맑은 고딕" style:font-name-asian="맑은 고딕" style:font-name-complex="맑은 고딕" style:text-scale="95%"/>
    </style:style>
    <style:style style:name="P2707" style:parent-style-name="바탕글" style:family="paragraph">
      <style:paragraph-properties fo:text-align="end" fo:margin-right="0.2097in"/>
      <style:text-properties style:font-name="맑은 고딕" style:font-name-asian="맑은 고딕" style:font-name-complex="맑은 고딕" style:text-scale="95%"/>
    </style:style>
    <style:style style:name="P2708" style:parent-style-name="바탕글" style:family="paragraph">
      <style:paragraph-properties fo:text-align="center"/>
    </style:style>
    <style:style style:name="T27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T27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T27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T27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T27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T27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letter-spacing="0.0138in" style:text-scale="95%" fo:font-size="20pt" style:font-size-asian="20pt" style:font-size-complex="20pt"/>
    </style:style>
    <style:style style:name="P2715" style:parent-style-name="바탕글" style:family="paragraph">
      <style:paragraph-properties fo:margin-left="0.4263in" fo:text-indent="-0.4263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7">2020-1</text:span><text:span text:style-name="T8">학기</text:span><text:span text:style-name="T9"><text:s/></text:span><text:span text:style-name="T10">한성대학교</text:span><text:span text:style-name="T11"><text:s/></text:span><text:span text:style-name="T12">창업동아리</text:span><text:span text:style-name="T13"><text:s/></text:span><text:span text:style-name="T14">신청서</text:span></text:p>
          </table:table-cell>
        </table:table-row>
      </table:table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3">
            <text:p text:style-name="P30"><text:span text:style-name="T31">창업</text:span><text:span text:style-name="T32"><text:s/></text:span><text:span text:style-name="T33">아이템</text:span><text:span text:style-name="T34"><text:s/></text:span><text:span text:style-name="T35">분야</text:span></text:p>
          </table:table-cell>
          <table:covered-table-cell/>
          <table:covered-table-cell/>
          <table:table-cell table:style-name="TableCell36" table:number-columns-spanned="7">
            <text:p text:style-name="P37"><text:span text:style-name="T38">□</text:span><text:span text:style-name="T39">기술</text:span><text:span text:style-name="T40"><text:s text:c="2"/>□</text:span><text:span text:style-name="T41">패션</text:span><text:span text:style-name="T42">·</text:span><text:span text:style-name="T43">디자인</text:span><text:span text:style-name="T44"><text:s text:c="2"/>□</text:span><text:span text:style-name="T45">융합</text:span><text:span text:style-name="T46"><text:s/></text:span><text:span text:style-name="T47">및</text:span><text:span text:style-name="T48"><text:s/></text:span><text:span text:style-name="T49">기타</text:span><text:span text:style-name="T50">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2" table:number-rows-spanned="2">
            <text:p text:style-name="P53"><text:span text:style-name="T54">동아리</text:span></text:p>
            <text:p text:style-name="P55"><text:span text:style-name="T56">일반현황</text:span></text:p>
          </table:table-cell>
          <table:covered-table-cell/>
          <table:table-cell table:style-name="TableCell57">
            <text:p text:style-name="P58"><text:span text:style-name="T59">동아리명</text:span></text:p>
          </table:table-cell>
          <table:table-cell table:style-name="TableCell60" table:number-columns-spanned="3">
            <text:p text:style-name="P61"><text:span text:style-name="T62">S-Craft</text:span></text:p>
          </table:table-cell>
          <table:covered-table-cell/>
          <table:covered-table-cell/>
          <table:table-cell table:style-name="TableCell63">
            <text:p text:style-name="P64"><text:span text:style-name="T65">팀원수</text:span></text:p>
          </table:table-cell>
          <table:table-cell table:style-name="TableCell66" table:number-columns-spanned="3">
            <text:p text:style-name="P67"><text:span text:style-name="T68">4</text:span><text:span text:style-name="T69">명</text:span></text:p>
          </table:table-cell>
          <table:covered-table-cell/>
          <table:covered-table-cell/>
        </table:table-row>
        <table:table-row table:style-name="TableRow70">
          <table:covered-table-cell>
            <text:p text:style-name="P71"/>
          </table:covered-table-cell>
          <table:covered-table-cell/>
          <table:table-cell table:style-name="TableCell72">
            <text:p text:style-name="P73"><text:span text:style-name="T74">구성정보</text:span></text:p>
          </table:table-cell>
          <table:table-cell table:style-name="TableCell75" table:number-columns-spanned="7">
            <text:p text:style-name="P76"><text:span text:style-name="T77">□</text:span><text:span text:style-name="T78">교내연합</text:span><text:span text:style-name="T79"><text:s text:c="4"/>□</text:span><text:span text:style-name="T80">타학교학생연합</text:span><text:span text:style-name="T81"><text:s text:c="4"/>□</text:span><text:span text:style-name="T82">기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" table:number-rows-spanned="3">
            <text:p text:style-name="P85"><text:span text:style-name="T86">팀장</text:span></text:p>
            <text:p text:style-name="P87"><text:span text:style-name="T88">(</text:span><text:span text:style-name="T89">신청자</text:span><text:span text:style-name="T90">)</text:span></text:p>
          </table:table-cell>
          <table:covered-table-cell/>
          <table:table-cell table:style-name="TableCell91">
            <text:p text:style-name="P92"><text:span text:style-name="T93">성</text:span><text:span text:style-name="T94"><text:s text:c="4"/></text:span><text:span text:style-name="T95">명</text:span></text:p>
          </table:table-cell>
          <table:table-cell table:style-name="TableCell96">
            <text:p text:style-name="P97"><text:span text:style-name="T98">우강건</text:span></text:p>
          </table:table-cell>
          <table:table-cell table:style-name="TableCell99">
            <text:p text:style-name="P100"><text:span text:style-name="T101">생년월일</text:span></text:p>
          </table:table-cell>
          <table:table-cell table:style-name="TableCell102" table:number-columns-spanned="5">
            <text:p text:style-name="P103"><text:span text:style-name="T104">1991</text:span><text:span text:style-name="T105">년</text:span><text:span text:style-name="T106"><text:s/>3</text:span><text:span text:style-name="T107">월</text:span><text:span text:style-name="T108"><text:s/>24</text:span><text:span text:style-name="T109">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0">
          <table:covered-table-cell>
            <text:p text:style-name="P111"/>
          </table:covered-table-cell>
          <table:covered-table-cell/>
          <table:table-cell table:style-name="TableCell112">
            <text:p text:style-name="P113"><text:span text:style-name="T114">학</text:span><text:span text:style-name="T115"><text:s text:c="4"/></text:span><text:span text:style-name="T116">번</text:span></text:p>
          </table:table-cell>
          <table:table-cell table:style-name="TableCell117">
            <text:p text:style-name="P118"><text:span text:style-name="T119">1612026</text:span></text:p>
          </table:table-cell>
          <table:table-cell table:style-name="TableCell120">
            <text:p text:style-name="P121"><text:span text:style-name="T122">전</text:span><text:span text:style-name="T123"><text:s text:c="4"/></text:span><text:span text:style-name="T124">공</text:span></text:p>
          </table:table-cell>
          <table:table-cell table:style-name="TableCell125" table:number-columns-spanned="3">
            <text:p text:style-name="P126"><text:span text:style-name="T127">영어영문학부</text:span></text:p>
          </table:table-cell>
          <table:covered-table-cell/>
          <table:covered-table-cell/>
          <table:table-cell table:style-name="TableCell128">
            <text:p text:style-name="P129"><text:span text:style-name="T130">학년</text:span></text:p>
          </table:table-cell>
          <table:table-cell table:style-name="TableCell131">
            <text:p text:style-name="P132"><text:span text:style-name="T133">4</text:span></text:p>
          </table:table-cell>
        </table:table-row>
        <table:table-row table:style-name="TableRow134">
          <table:covered-table-cell>
            <text:p text:style-name="P135"/>
          </table:covered-table-cell>
          <table:covered-table-cell/>
          <table:table-cell table:style-name="TableCell136">
            <text:p text:style-name="P137"><text:span text:style-name="T138">휴대전화</text:span></text:p>
          </table:table-cell>
          <table:table-cell table:style-name="TableCell139">
            <text:p text:style-name="P140"><text:span text:style-name="T141">010-8236-3450</text:span></text:p>
          </table:table-cell>
          <table:table-cell table:style-name="TableCell142">
            <text:p text:style-name="P143"><text:span text:style-name="T144">이</text:span><text:span text:style-name="T145"><text:s/></text:span><text:span text:style-name="T146">메</text:span><text:span text:style-name="T147"><text:s/></text:span><text:span text:style-name="T148">일</text:span></text:p>
          </table:table-cell>
          <table:table-cell table:style-name="TableCell149" table:number-columns-spanned="5">
            <text:p text:style-name="P150"><text:span text:style-name="T151">checkinmysoul@gmail.co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2" table:number-rows-spanned="3">
            <text:p text:style-name="P154"><text:span text:style-name="T155">팀원</text:span><text:span text:style-name="T156">1</text:span></text:p>
          </table:table-cell>
          <table:covered-table-cell/>
          <table:table-cell table:style-name="TableCell157">
            <text:p text:style-name="P158"><text:span text:style-name="T159">성</text:span><text:span text:style-name="T160"><text:s text:c="4"/></text:span><text:span text:style-name="T161">명</text:span></text:p>
          </table:table-cell>
          <table:table-cell table:style-name="TableCell162">
            <text:p text:style-name="P163"><text:span text:style-name="T164">박홍섭</text:span></text:p>
          </table:table-cell>
          <table:table-cell table:style-name="TableCell165">
            <text:p text:style-name="P166"><text:span text:style-name="T167">생년월일</text:span></text:p>
          </table:table-cell>
          <table:table-cell table:style-name="TableCell168" table:number-columns-spanned="5">
            <text:p text:style-name="P169"><text:span text:style-name="T170">1994</text:span><text:span text:style-name="T171">년</text:span><text:span text:style-name="T172"><text:s/>11</text:span><text:span text:style-name="T173">월</text:span><text:span text:style-name="T174"><text:s/>14</text:span><text:span text:style-name="T175">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6">
          <table:covered-table-cell>
            <text:p text:style-name="P177"/>
          </table:covered-table-cell>
          <table:covered-table-cell/>
          <table:table-cell table:style-name="TableCell178">
            <text:p text:style-name="P179"><text:span text:style-name="T180">학</text:span><text:span text:style-name="T181"><text:s text:c="4"/></text:span><text:span text:style-name="T182">번</text:span></text:p>
          </table:table-cell>
          <table:table-cell table:style-name="TableCell183">
            <text:p text:style-name="P184"><text:span text:style-name="T185">1711212</text:span></text:p>
          </table:table-cell>
          <table:table-cell table:style-name="TableCell186">
            <text:p text:style-name="P187"><text:span text:style-name="T188">전</text:span><text:span text:style-name="T189"><text:s text:c="4"/></text:span><text:span text:style-name="T190">공</text:span></text:p>
          </table:table-cell>
          <table:table-cell table:style-name="TableCell191" table:number-columns-spanned="3">
            <text:p text:style-name="P192"><text:span text:style-name="T193">영미언어정보트랙</text:span></text:p>
          </table:table-cell>
          <table:covered-table-cell/>
          <table:covered-table-cell/>
          <table:table-cell table:style-name="TableCell194">
            <text:p text:style-name="P195"><text:span text:style-name="T196">학년</text:span></text:p>
          </table:table-cell>
          <table:table-cell table:style-name="TableCell197">
            <text:p text:style-name="P198"><text:span text:style-name="T199">4</text:span></text:p>
          </table:table-cell>
        </table:table-row>
        <table:table-row table:style-name="TableRow200">
          <table:covered-table-cell>
            <text:p text:style-name="P201"/>
          </table:covered-table-cell>
          <table:covered-table-cell/>
          <table:table-cell table:style-name="TableCell202">
            <text:p text:style-name="P203"><text:span text:style-name="T204">휴대전화</text:span></text:p>
          </table:table-cell>
          <table:table-cell table:style-name="TableCell205">
            <text:p text:style-name="P206"><text:span text:style-name="T207">010-9032-1307</text:span></text:p>
          </table:table-cell>
          <table:table-cell table:style-name="TableCell208">
            <text:p text:style-name="P209"><text:span text:style-name="T210">이</text:span><text:span text:style-name="T211"><text:s/></text:span><text:span text:style-name="T212">메</text:span><text:span text:style-name="T213"><text:s/></text:span><text:span text:style-name="T214">일</text:span></text:p>
          </table:table-cell>
          <table:table-cell table:style-name="TableCell215" table:number-columns-spanned="5">
            <text:p text:style-name="P216"><text:span text:style-name="T217">cucudas18@naver.co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2" table:number-rows-spanned="3">
            <text:p text:style-name="P220"><text:span text:style-name="T221">팀원</text:span><text:span text:style-name="T222">2</text:span></text:p>
          </table:table-cell>
          <table:covered-table-cell/>
          <table:table-cell table:style-name="TableCell223">
            <text:p text:style-name="P224"><text:span text:style-name="T225">성</text:span><text:span text:style-name="T226"><text:s text:c="4"/></text:span><text:span text:style-name="T227">명</text:span></text:p>
          </table:table-cell>
          <table:table-cell table:style-name="TableCell228">
            <text:p text:style-name="P229"><text:span text:style-name="T230">한지민</text:span></text:p>
          </table:table-cell>
          <table:table-cell table:style-name="TableCell231">
            <text:p text:style-name="P232"><text:span text:style-name="T233">생년월일</text:span></text:p>
          </table:table-cell>
          <table:table-cell table:style-name="TableCell234" table:number-columns-spanned="5">
            <text:p text:style-name="P235"><text:span text:style-name="T236">1996</text:span><text:span text:style-name="T237">년</text:span><text:span text:style-name="T238"><text:s/>2</text:span><text:span text:style-name="T239">월</text:span><text:span text:style-name="T240"><text:s/>7</text:span><text:span text:style-name="T241">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42">
          <table:covered-table-cell>
            <text:p text:style-name="P243"/>
          </table:covered-table-cell>
          <table:covered-table-cell/>
          <table:table-cell table:style-name="TableCell244">
            <text:p text:style-name="P245"><text:span text:style-name="T246">학</text:span><text:span text:style-name="T247"><text:s text:c="4"/></text:span><text:span text:style-name="T248">번</text:span></text:p>
          </table:table-cell>
          <table:table-cell table:style-name="TableCell249">
            <text:p text:style-name="P250"><text:span text:style-name="T251">1512090</text:span></text:p>
          </table:table-cell>
          <table:table-cell table:style-name="TableCell252">
            <text:p text:style-name="P253"><text:span text:style-name="T254">전</text:span><text:span text:style-name="T255"><text:s text:c="4"/></text:span><text:span text:style-name="T256">공</text:span></text:p>
          </table:table-cell>
          <table:table-cell table:style-name="TableCell257" table:number-columns-spanned="3">
            <text:p text:style-name="P258"><text:span text:style-name="T259">영어영문학부</text:span></text:p>
          </table:table-cell>
          <table:covered-table-cell/>
          <table:covered-table-cell/>
          <table:table-cell table:style-name="TableCell260">
            <text:p text:style-name="P261"><text:span text:style-name="T262">학년</text:span></text:p>
          </table:table-cell>
          <table:table-cell table:style-name="TableCell263">
            <text:p text:style-name="P264"><text:span text:style-name="T265">4</text:span></text:p>
          </table:table-cell>
        </table:table-row>
        <table:table-row table:style-name="TableRow266">
          <table:covered-table-cell>
            <text:p text:style-name="P267"/>
          </table:covered-table-cell>
          <table:covered-table-cell/>
          <table:table-cell table:style-name="TableCell268">
            <text:p text:style-name="P269"><text:span text:style-name="T270">휴대전화</text:span></text:p>
          </table:table-cell>
          <table:table-cell table:style-name="TableCell271">
            <text:p text:style-name="P272"><text:span text:style-name="T273">010-8478-1055</text:span></text:p>
          </table:table-cell>
          <table:table-cell table:style-name="TableCell274">
            <text:p text:style-name="P275"><text:span text:style-name="T276">이</text:span><text:span text:style-name="T277"><text:s/></text:span><text:span text:style-name="T278">메</text:span><text:span text:style-name="T279"><text:s/></text:span><text:span text:style-name="T280">일</text:span></text:p>
          </table:table-cell>
          <table:table-cell table:style-name="TableCell281" table:number-columns-spanned="5">
            <text:p text:style-name="P282"><text:span text:style-name="T283">happy_hjm@naver.co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 table:number-columns-spanned="2" table:number-rows-spanned="3">
            <text:p text:style-name="P286"><text:span text:style-name="T287">팀원</text:span><text:span text:style-name="T288">3</text:span></text:p>
          </table:table-cell>
          <table:covered-table-cell/>
          <table:table-cell table:style-name="TableCell289">
            <text:p text:style-name="P290"><text:span text:style-name="T291">성</text:span><text:span text:style-name="T292"><text:s text:c="4"/></text:span><text:span text:style-name="T293">명</text:span></text:p>
          </table:table-cell>
          <table:table-cell table:style-name="TableCell294">
            <text:p text:style-name="P295"><text:span text:style-name="T296">박민규</text:span></text:p>
          </table:table-cell>
          <table:table-cell table:style-name="TableCell297">
            <text:p text:style-name="P298"><text:span text:style-name="T299">생년월일</text:span></text:p>
          </table:table-cell>
          <table:table-cell table:style-name="TableCell300" table:number-columns-spanned="5">
            <text:p text:style-name="P301"><text:span text:style-name="T302">1998</text:span><text:span text:style-name="T303">년</text:span><text:span text:style-name="T304"><text:s/>2</text:span><text:span text:style-name="T305">월</text:span><text:span text:style-name="T306"><text:s/>26</text:span><text:span text:style-name="T307">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08">
          <table:covered-table-cell>
            <text:p text:style-name="P309"/>
          </table:covered-table-cell>
          <table:covered-table-cell/>
          <table:table-cell table:style-name="TableCell310">
            <text:p text:style-name="P311"><text:span text:style-name="T312">학</text:span><text:span text:style-name="T313"><text:s text:c="4"/></text:span><text:span text:style-name="T314">번</text:span></text:p>
          </table:table-cell>
          <table:table-cell table:style-name="TableCell315">
            <text:p text:style-name="P316"><text:span text:style-name="T317">1771097</text:span></text:p>
          </table:table-cell>
          <table:table-cell table:style-name="TableCell318">
            <text:p text:style-name="P319"><text:span text:style-name="T320">전</text:span><text:span text:style-name="T321"><text:s text:c="4"/></text:span><text:span text:style-name="T322">공</text:span></text:p>
          </table:table-cell>
          <table:table-cell table:style-name="TableCell323" table:number-columns-spanned="3">
            <text:p text:style-name="P324"><text:span text:style-name="T325">모바일소프트웨어트랙</text:span><text:span text:style-name="T326"><text:s/>/<text:s/></text:span><text:span text:style-name="T327">웹공학트랙</text:span></text:p>
          </table:table-cell>
          <table:covered-table-cell/>
          <table:covered-table-cell/>
          <table:table-cell table:style-name="TableCell328">
            <text:p text:style-name="P329"><text:span text:style-name="T330">학년</text:span></text:p>
          </table:table-cell>
          <table:table-cell table:style-name="TableCell331">
            <text:p text:style-name="P332"><text:span text:style-name="T333">2</text:span></text:p>
          </table:table-cell>
        </table:table-row>
        <table:table-row table:style-name="TableRow334">
          <table:covered-table-cell>
            <text:p text:style-name="P335"/>
          </table:covered-table-cell>
          <table:covered-table-cell/>
          <table:table-cell table:style-name="TableCell336">
            <text:p text:style-name="P337"><text:span text:style-name="T338">휴대전화</text:span></text:p>
          </table:table-cell>
          <table:table-cell table:style-name="TableCell339">
            <text:p text:style-name="P340"><text:span text:style-name="T341">010-7494-8233</text:span></text:p>
          </table:table-cell>
          <table:table-cell table:style-name="TableCell342">
            <text:p text:style-name="P343"><text:span text:style-name="T344">이</text:span><text:span text:style-name="T345"><text:s/></text:span><text:span text:style-name="T346">메</text:span><text:span text:style-name="T347"><text:s/></text:span><text:span text:style-name="T348">일</text:span></text:p>
          </table:table-cell>
          <table:table-cell table:style-name="TableCell349" table:number-columns-spanned="5">
            <text:p text:style-name="P350"><text:span text:style-name="T351">pmg2026@naver.co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 table:number-columns-spanned="2" table:number-rows-spanned="3">
            <text:p text:style-name="P354"><text:span text:style-name="T355">팀원</text:span><text:span text:style-name="T356">4</text:span></text:p>
          </table:table-cell>
          <table:covered-table-cell/>
          <table:table-cell table:style-name="TableCell357">
            <text:p text:style-name="P358"><text:span text:style-name="T359">성</text:span><text:span text:style-name="T360"><text:s text:c="4"/></text:span><text:span text:style-name="T361">명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<text:span text:style-name="T366">생년월일</text:span></text:p>
          </table:table-cell>
          <table:table-cell table:style-name="TableCell367" table:number-columns-spanned="5">
            <text:p text:style-name="P368"/>
          </table:table-cell>
          <table:covered-table-cell/>
          <table:covered-table-cell/>
          <table:covered-table-cell/>
          <table:covered-table-cell/>
        </table:table-row>
        <table:table-row table:style-name="TableRow369">
          <table:covered-table-cell>
            <text:p text:style-name="P370"/>
          </table:covered-table-cell>
          <table:covered-table-cell/>
          <table:table-cell table:style-name="TableCell371">
            <text:p text:style-name="P372"><text:span text:style-name="T373">학</text:span><text:span text:style-name="T374"><text:s text:c="4"/></text:span><text:span text:style-name="T375">번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<text:span text:style-name="T380">전</text:span><text:span text:style-name="T381"><text:s text:c="4"/></text:span><text:span text:style-name="T382">공</text:span></text:p>
          </table:table-cell>
          <table:table-cell table:style-name="TableCell383" table:number-columns-spanned="3">
            <text:p text:style-name="P384"/>
          </table:table-cell>
          <table:covered-table-cell/>
          <table:covered-table-cell/>
          <table:table-cell table:style-name="TableCell385">
            <text:p text:style-name="P386"><text:span text:style-name="T387">학년</text:span></text:p>
          </table:table-cell>
          <table:table-cell table:style-name="TableCell388">
            <text:p text:style-name="P389"/>
          </table:table-cell>
        </table:table-row>
        <table:table-row table:style-name="TableRow390">
          <table:covered-table-cell>
            <text:p text:style-name="P391"/>
          </table:covered-table-cell>
          <table:covered-table-cell/>
          <table:table-cell table:style-name="TableCell392">
            <text:p text:style-name="P393"><text:span text:style-name="T394">휴대전화</text:span>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<text:span text:style-name="T399">이</text:span><text:span text:style-name="T400"><text:s/></text:span><text:span text:style-name="T401">메</text:span><text:span text:style-name="T402"><text:s/></text:span><text:span text:style-name="T403">일</text:span></text:p>
          </table:table-cell>
          <table:table-cell table:style-name="TableCell404" table:number-columns-spanned="5">
            <text:p text:style-name="P405"/>
          </table:table-cell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 table:number-columns-spanned="10">
            <text:p text:style-name="P408"><text:span text:style-name="T409"><text:s/></text:span><text:span text:style-name="T410">상기</text:span><text:span text:style-name="T411"><text:s/></text:span><text:span text:style-name="T412">내용은</text:span><text:span text:style-name="T413"><text:s/></text:span><text:span text:style-name="T414">사실과</text:span><text:span text:style-name="T415"><text:s/></text:span><text:span text:style-name="T416">다름이</text:span><text:span text:style-name="T417"><text:s/></text:span><text:span text:style-name="T418">없음을</text:span><text:span text:style-name="T419"><text:s/></text:span><text:span text:style-name="T420">확인하며</text:span><text:span text:style-name="T421">,<text:s/></text:span><text:span text:style-name="T422">붙임과</text:span><text:span text:style-name="T423"><text:s/></text:span><text:span text:style-name="T424">같이</text:span><text:span text:style-name="T425"><text:s/></text:span><text:span text:style-name="T426">참가신청서를</text:span><text:span text:style-name="T427"><text:s/></text:span><text:span text:style-name="T428">제출합니다</text:span><text:span text:style-name="T429">.</text:span></text:p>
            <text:p text:style-name="P430"/>
            <text:p text:style-name="P431"><text:span text:style-name="T432"><text:s text:c="49"/>2020<text:s/></text:span><text:span text:style-name="T433">년</text:span><text:span text:style-name="T434"><text:s text:c="3"/>2<text:s/></text:span><text:span text:style-name="T435">월</text:span><text:span text:style-name="T436"><text:s text:c="2"/>6 <text:s/></text:span><text:span text:style-name="T437">일</text:span></text:p>
            <text:p text:style-name="P438"/>
            <text:p text:style-name="P439"><text:span text:style-name="T440"><text:s text:c="46"/></text:span><text:span text:style-name="T441">신</text:span><text:span text:style-name="T442"><text:s/></text:span><text:span text:style-name="T443">청</text:span><text:span text:style-name="T444"><text:s/></text:span><text:span text:style-name="T445">자</text:span><text:span text:style-name="T446"><text:s/>:<text:s/></text:span><text:span text:style-name="T447">우강건</text:span><text:span text:style-name="T448"><text:s text:c="5"/>(</text:span><text:span text:style-name="T449">서명</text:span><text:span text:style-name="T450">)</text:span></text:p>
            <text:p text:style-name="P451"/>
            <text:p text:style-name="P452"><text:span text:style-name="T453"><text:s text:c="6"/></text:span><text:span text:style-name="T454">한성대학교</text:span><text:span text:style-name="T455"><text:s/></text:span><text:span text:style-name="T456">창업지원단장</text:span><text:span text:style-name="T457"><text:s/></text:span><text:span text:style-name="T458">귀하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9">
          <table:table-cell table:style-name="TableCell460">
            <text:p text:style-name="P461"><text:span text:style-name="T462">유의</text:span></text:p>
            <text:p text:style-name="P463"><text:span text:style-name="T464">사항</text:span></text:p>
          </table:table-cell>
          <table:table-cell table:style-name="TableCell465" table:number-columns-spanned="9">
            <text:p text:style-name="P466"><text:span text:style-name="T467"><text:s/>-<text:s/></text:span><text:span text:style-name="T468">타인의</text:span><text:span text:style-name="T469"><text:s/></text:span><text:span text:style-name="T470">아이디어</text:span><text:span text:style-name="T471">,<text:s/></text:span><text:span text:style-name="T472">기술</text:span><text:span text:style-name="T473"><text:s/></text:span><text:span text:style-name="T474">등을</text:span><text:span text:style-name="T475"><text:s/></text:span><text:span text:style-name="T476">모방하였을</text:span><text:span text:style-name="T477"><text:s/></text:span><text:span text:style-name="T478">경우</text:span><text:span text:style-name="T479"><text:s/></text:span><text:span text:style-name="T480">발생되는</text:span><text:span text:style-name="T481"><text:s/></text:span><text:span text:style-name="T482">모든</text:span><text:span text:style-name="T483"><text:s/></text:span><text:span text:style-name="T484">책임은</text:span><text:span text:style-name="T485"><text:s/></text:span><text:span text:style-name="T486">참가자에게</text:span><text:span text:style-name="T487"><text:s/></text:span><text:span text:style-name="T488">있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9">
          <table:table-cell table:style-name="TableCell490" table:number-columns-spanned="10">
            <text:p text:style-name="P491"><text:span text:style-name="T492">*</text:span><text:span text:style-name="T493">붙임</text:span><text:span text:style-name="T494"><text:s/></text:span><text:span text:style-name="T495">서류</text:span></text:p>
            <text:p text:style-name="P496"><text:span text:style-name="T497"><text:s text:c="2"/>1.<text:s/></text:span><text:span text:style-name="T498">사업계획서</text:span><text:span text:style-name="T499"><text:s/>1</text:span><text:span text:style-name="T500">부</text:span><text:span text:style-name="T501">(</text:span><text:span text:style-name="T502">5P<text:s/></text:span><text:span text:style-name="T503">이내로</text:span><text:span text:style-name="T504"><text:s/></text:span><text:span text:style-name="T505">작성</text:span><text:span text:style-name="T506">,<text:s/></text:span><text:span text:style-name="T507">도표</text:span><text:span text:style-name="T508">,<text:s/></text:span><text:span text:style-name="T509">사진</text:span><text:span text:style-name="T510"><text:s/></text:span><text:span text:style-name="T511">활용</text:span><text:span text:style-name="T512"><text:s/></text:span><text:span text:style-name="T513">가능</text:span><text:span text:style-name="T514">)</text:span></text:p>
            <text:p text:style-name="P515"><text:span text:style-name="T516"><text:s text:c="2"/>2.<text:s/></text:span><text:span text:style-name="T517">개인정보</text:span><text:span text:style-name="T518"><text:s/></text:span><text:span text:style-name="T519">수집</text:span><text:span text:style-name="T520"><text:s/></text:span><text:span text:style-name="T521">및</text:span><text:span text:style-name="T522"><text:s/></text:span><text:span text:style-name="T523">이용</text:span><text:span text:style-name="T524"><text:s/></text:span><text:span text:style-name="T525">동의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526"><text:span text:style-name="T527">첨부</text:span><text:span text:style-name="T528">1.<text:s/></text:span><text:span text:style-name="T529">사업계획서</text:span><text:span text:style-name="T530">(</text:span><text:span text:style-name="T531">5P<text:s/></text:span><text:span text:style-name="T532">이내로</text:span><text:span text:style-name="T533"><text:s/></text:span><text:span text:style-name="T534">작성</text:span><text:span text:style-name="T535">)</text:span></text:p>
      <text:p text:style-name="Standard"/>
      <text:section text:name="Sect1" text:style-name="S1">
        <text:p text:style-name="P536"/>
        <table:table table:style-name="Table537">
          <table:table-columns>
            <table:table-column table:style-name="TableColumn538"/>
          </table:table-columns>
          <table:table-row table:style-name="TableRow539">
            <table:table-cell table:style-name="TableCell540">
              <text:p text:style-name="P541"><text:span text:style-name="T542">창업동아리</text:span><text:span text:style-name="T543"><text:s/></text:span><text:span text:style-name="T544">사업계획서</text:span></text:p>
            </table:table-cell>
          </table:table-row>
        </table:table>
        <text:p text:style-name="P545"/>
        <text:p text:style-name="P546"/>
        <text:p text:style-name="P547"/>
        <text:p text:style-name="P548"><text:span text:style-name="T549">1.<text:s/></text:span><text:span text:style-name="T550">창업아이템</text:span><text:span text:style-name="T551"><text:s/></text:span><text:span text:style-name="T552">소개</text:span></text:p>
        <table:table table:style-name="Table553">
          <table:table-columns>
            <table:table-column table:style-name="TableColumn554"/>
            <table:table-column table:style-name="TableColumn555"/>
          </table:table-columns>
          <table:table-row table:style-name="TableRow556">
            <table:table-cell table:style-name="TableCell557">
              <text:p text:style-name="P558"><text:span text:style-name="T559">창업아이템</text:span></text:p>
            </table:table-cell>
            <table:table-cell table:style-name="TableCell560">
              <text:p text:style-name="P561"><text:span text:style-name="T562">Ai-Eng (</text:span><text:span text:style-name="T563">학습용</text:span><text:span text:style-name="T564"><text:s/></text:span><text:span text:style-name="T565">카드게임</text:span><text:span text:style-name="T566">)</text:span></text:p>
            </table:table-cell>
          </table:table-row>
          <table:table-row table:style-name="TableRow567">
            <table:table-cell table:style-name="TableCell568">
              <text:p text:style-name="P569"><text:span text:style-name="T570">창업아이템</text:span><text:span text:style-name="T571"><text:s/></text:span><text:span text:style-name="T572">개요</text:span></text:p>
            </table:table-cell>
            <table:table-cell table:style-name="TableCell573">
              <text:p text:style-name="P574"/>
              <text:p text:style-name="P575"><text:span text:style-name="T576">Ai-Eng</text:span><text:span text:style-name="T577">은</text:span><text:span text:style-name="T578"><text:s/></text:span><text:span text:style-name="T579">학습용</text:span><text:span text:style-name="T580"><text:s/></text:span><text:span text:style-name="T581">카드게임으로</text:span><text:span text:style-name="T582"><text:s/></text:span><text:span text:style-name="T583">기존의</text:span><text:span text:style-name="T584"><text:s/>TCG</text:span><text:span text:style-name="T585">게임의</text:span><text:span text:style-name="T586"><text:s/></text:span><text:span text:style-name="T587">특성을</text:span><text:span text:style-name="T588"><text:s/></text:span><text:span text:style-name="T589">학습적인</text:span><text:span text:style-name="T590"><text:s/></text:span><text:span text:style-name="T591">부분과</text:span></text:p>
              <text:p text:style-name="바탕글"><text:span text:style-name="T592">결합시켜</text:span><text:span text:style-name="T593"><text:s/></text:span><text:span text:style-name="T594">만든</text:span><text:span text:style-name="T595"><text:s/>APP</text:span><text:span text:style-name="T596">입니다</text:span><text:span text:style-name="T597">.<text:s/></text:span><text:span text:style-name="T598">현존하는</text:span><text:span text:style-name="T599"><text:s/></text:span><text:span text:style-name="T600">학습용</text:span><text:span text:style-name="T601"><text:s/></text:span><text:span text:style-name="T602">게임</text:span><text:span text:style-name="T603"><text:s/>APP<text:s/></text:span><text:span text:style-name="T604">캐치잇</text:span><text:span text:style-name="T605"><text:s/></text:span><text:span text:style-name="T606">잉글리시</text:span><text:span text:style-name="T607">,<text:s/></text:span><text:span text:style-name="T608">잉글리시런</text:span><text:span text:style-name="T609"><text:s/></text:span><text:span text:style-name="T610">등은</text:span><text:span text:style-name="T611"><text:s/></text:span><text:span text:style-name="T612">단순</text:span><text:span text:style-name="T613"><text:s/></text:span><text:span text:style-name="T614">게임</text:span><text:span text:style-name="T615"><text:s/></text:span><text:span text:style-name="T616">등을</text:span><text:span text:style-name="T617"><text:s/></text:span><text:span text:style-name="T618">통한</text:span><text:span text:style-name="T619"><text:s/></text:span><text:span text:style-name="T620">지루한</text:span><text:span text:style-name="T621"><text:s/></text:span><text:span text:style-name="T622">학습</text:span><text:span text:style-name="T623"><text:s/></text:span><text:span text:style-name="T624">게임일</text:span><text:span text:style-name="T625"><text:s/></text:span><text:span text:style-name="T626">뿐입니다</text:span><text:span text:style-name="T627">.<text:s/></text:span><text:span text:style-name="T628">하지만</text:span><text:span text:style-name="T629"><text:s/></text:span><text:span text:style-name="T630">Ai-Eng</text:span><text:span text:style-name="T631">은</text:span><text:span text:style-name="T632"><text:s/>TCG</text:span><text:span text:style-name="T633">게임의</text:span><text:span text:style-name="T634"><text:s/></text:span><text:span text:style-name="T635">특성을</text:span><text:span text:style-name="T636"><text:s/></text:span><text:span text:style-name="T637">정확히</text:span><text:span text:style-name="T638"><text:s/></text:span><text:span text:style-name="T639">살려</text:span><text:span text:style-name="T640"><text:s/></text:span><text:span text:style-name="T641">사용자들</text:span><text:span text:style-name="T642"><text:s/></text:span><text:span text:style-name="T643">간의</text:span><text:span text:style-name="T644"><text:s/></text:span><text:span text:style-name="T645">전략적인</text:span><text:span text:style-name="T646"><text:s/></text:span><text:span text:style-name="T647">학습</text:span><text:span text:style-name="T648"><text:s/></text:span><text:span text:style-name="T649">대결을</text:span><text:span text:style-name="T650"><text:s/></text:span><text:span text:style-name="T651">통해</text:span><text:span text:style-name="T652"><text:s/></text:span><text:span text:style-name="T653">사용자들의</text:span><text:span text:style-name="T654"><text:s/></text:span><text:span text:style-name="T655">지루함을</text:span><text:span text:style-name="T656"><text:s/></text:span><text:span text:style-name="T657">감소시켰으며</text:span><text:span text:style-name="T658"><text:s/></text:span><text:span text:style-name="T659">사용자들</text:span><text:span text:style-name="T660"><text:s/></text:span><text:span text:style-name="T661">간의</text:span><text:span text:style-name="T662"><text:s/></text:span><text:span text:style-name="T663">대결을</text:span><text:span text:style-name="T664"><text:s/></text:span><text:span text:style-name="T665">통해</text:span><text:span text:style-name="T666"><text:s/></text:span><text:span text:style-name="T667">스스로의</text:span><text:span text:style-name="T668"><text:s/></text:span><text:span text:style-name="T669">내적학습동기</text:span><text:span text:style-name="T670"><text:s/></text:span><text:span text:style-name="T671">유발을</text:span><text:span text:style-name="T672"><text:s/></text:span><text:span text:style-name="T673">일으키게</text:span><text:span text:style-name="T674"><text:s/></text:span><text:span text:style-name="T675">합니다</text:span><text:span text:style-name="T676">.</text:span></text:p>
              <text:p text:style-name="P677"/>
              <text:p text:style-name="P678"><text:span text:style-name="T679">또한</text:span><text:span text:style-name="T680"><text:s/></text:span><text:span text:style-name="T681">게임적요소</text:span><text:span text:style-name="T682"><text:s/></text:span><text:span text:style-name="T683">뿐만</text:span><text:span text:style-name="T684"><text:s/></text:span><text:span text:style-name="T685">아니라</text:span><text:span text:style-name="T686"><text:s/></text:span><text:span text:style-name="T687">학습적인</text:span><text:span text:style-name="T688"><text:s/></text:span><text:span text:style-name="T689">부분에서</text:span><text:span text:style-name="T690"><text:s/></text:span><text:span text:style-name="T691">현재</text:span><text:span text:style-name="T692"><text:s/></text:span><text:span text:style-name="T693">사용되는</text:span><text:span text:style-name="T694"><text:s/></text:span><text:span text:style-name="T695">영어</text:span><text:span text:style-name="T696"><text:s/></text:span><text:span text:style-name="T697">학습법을</text:span><text:span text:style-name="T698"><text:s/></text:span><text:span text:style-name="T699">토대로</text:span><text:span text:style-name="T700"><text:s/></text:span><text:span text:style-name="T701">더</text:span><text:span text:style-name="T702"><text:s/></text:span><text:span text:style-name="T703">정확하고</text:span><text:span text:style-name="T704"><text:s/></text:span><text:span text:style-name="T705">세밀한</text:span><text:span text:style-name="T706"><text:s/></text:span><text:span text:style-name="T707">설명을</text:span><text:span text:style-name="T708"><text:s/></text:span><text:span text:style-name="T709">통해</text:span><text:span text:style-name="T710"><text:s/></text:span><text:span text:style-name="T711">초</text:span><text:span text:style-name="T712">4~</text:span><text:span text:style-name="T713">고</text:span><text:span text:style-name="T714">3</text:span><text:span text:style-name="T715">까지의</text:span><text:span text:style-name="T716"><text:s/></text:span><text:span text:style-name="T717">다양한</text:span><text:span text:style-name="T718"><text:s/></text:span><text:span text:style-name="T719">학생들이</text:span><text:span text:style-name="T720"><text:s/></text:span><text:span text:style-name="T721">이용할</text:span><text:span text:style-name="T722"><text:s/></text:span><text:span text:style-name="T723">수</text:span><text:span text:style-name="T724"><text:s/></text:span><text:span text:style-name="T725">있는</text:span><text:span text:style-name="T726"><text:s/></text:span><text:span text:style-name="T727">학습</text:span><text:span text:style-name="T728"><text:s/></text:span><text:span text:style-name="T729">커리큘럼을</text:span><text:span text:style-name="T730"><text:s/></text:span><text:span text:style-name="T731">접목시켰으며</text:span><text:span text:style-name="T732">,<text:s/></text:span><text:span text:style-name="T733">사용자들이</text:span><text:span text:style-name="T734"><text:s/></text:span><text:span text:style-name="T735">게임적</text:span><text:span text:style-name="T736"><text:s/></text:span><text:span text:style-name="T737">요소에만</text:span><text:span text:style-name="T738"><text:s/></text:span><text:span text:style-name="T739">빠지지</text:span><text:span text:style-name="T740"><text:s/></text:span><text:span text:style-name="T741">않도록</text:span><text:span text:style-name="T742"><text:s/></text:span><text:span text:style-name="T743">반드시</text:span><text:span text:style-name="T744"><text:s/></text:span><text:span text:style-name="T745">선행적으로</text:span><text:span text:style-name="T746"><text:s/></text:span><text:soft-page-break/><text:span text:style-name="T747">특정</text:span><text:span text:style-name="T748"><text:s/></text:span><text:span text:style-name="T749">부분</text:span><text:span text:style-name="T750"><text:s/></text:span><text:span text:style-name="T751">학습을</text:span><text:span text:style-name="T752"><text:s/></text:span><text:span text:style-name="T753">해야만</text:span><text:span text:style-name="T754"><text:s/></text:span><text:span text:style-name="T755">게임을</text:span><text:span text:style-name="T756"><text:s/></text:span><text:span text:style-name="T757">이용할</text:span><text:span text:style-name="T758"><text:s/></text:span><text:span text:style-name="T759">수</text:span><text:span text:style-name="T760"><text:s/></text:span><text:span text:style-name="T761">있게</text:span><text:span text:style-name="T762"><text:s/></text:span><text:span text:style-name="T763">정확한</text:span><text:span text:style-name="T764"><text:s/></text:span><text:span text:style-name="T765">제한을</text:span><text:span text:style-name="T766"><text:s/></text:span><text:span text:style-name="T767">두고</text:span><text:span text:style-name="T768"><text:s/></text:span><text:span text:style-name="T769">있습니다</text:span><text:span text:style-name="T770">.</text:span></text:p>
            </table:table-cell>
          </table:table-row>
        </table:table>
        <text:p text:style-name="P771"/>
        <text:p text:style-name="P772"/>
        <text:p text:style-name="P773"/>
        <text:p text:style-name="P774"><text:span text:style-name="T775">2.<text:s/></text:span><text:span text:style-name="T776">사업계획</text:span></text:p>
        <table:table table:style-name="Table777">
          <table:table-columns>
            <table:table-column table:style-name="TableColumn778"/>
            <table:table-column table:style-name="TableColumn779"/>
          </table:table-columns>
          <table:table-row table:style-name="TableRow780">
            <table:table-cell table:style-name="TableCell781">
              <text:p text:style-name="P782"><text:span text:style-name="T783">항목</text:span></text:p>
            </table:table-cell>
            <table:table-cell table:style-name="TableCell784">
              <text:p text:style-name="P785"><text:span text:style-name="T786">세부항목</text:span></text:p>
            </table:table-cell>
          </table:table-row>
          <table:table-row table:style-name="TableRow787">
            <table:table-cell table:style-name="TableCell788" table:number-rows-spanned="2">
              <text:p text:style-name="P789"><text:span text:style-name="T790">문제인식</text:span></text:p>
              <text:p text:style-name="P791"><text:span text:style-name="T792">(Problem)</text:span></text:p>
            </table:table-cell>
            <table:table-cell table:style-name="TableCell793">
              <text:p text:style-name="P794"/>
              <text:p text:style-name="바탕글"><text:span text:style-name="T795">1-1<text:s/></text:span><text:span text:style-name="T796">창업아이템의</text:span><text:span text:style-name="T797"><text:s/></text:span><text:span text:style-name="T798">개발</text:span><text:span text:style-name="T799"><text:s/></text:span><text:span text:style-name="T800">동기</text:span></text:p>
              <text:p text:style-name="P801"/>
              <text:p text:style-name="P802"><text:span text:style-name="T803">한국의</text:span><text:span text:style-name="T804"><text:s/></text:span><text:span text:style-name="T805">많은</text:span><text:span text:style-name="T806"><text:s/></text:span><text:span text:style-name="T807">학생들은</text:span><text:span text:style-name="T808"><text:s/></text:span><text:span text:style-name="T809">스마트폰</text:span><text:span text:style-name="T810"><text:s/></text:span><text:span text:style-name="T811">중독현상을</text:span><text:span text:style-name="T812"><text:s/></text:span><text:span text:style-name="T813">겪고</text:span><text:span text:style-name="T814"><text:s/></text:span><text:span text:style-name="T815">있으며</text:span><text:span text:style-name="T816"><text:s/></text:span><text:span text:style-name="T817">작년</text:span><text:span text:style-name="T818"><text:s/>9</text:span><text:span text:style-name="T819">월</text:span><text:span text:style-name="T820"><text:s/>WHO</text:span><text:span text:style-name="T821">가</text:span><text:span text:style-name="T822"><text:s/></text:span><text:span text:style-name="T823">스마트폰</text:span><text:span text:style-name="T824">,<text:s/></text:span><text:span text:style-name="T825">게임중독현상을</text:span><text:span text:style-name="T826"><text:s/></text:span><text:span text:style-name="T827">질병으로</text:span><text:span text:style-name="T828"><text:s/></text:span><text:span text:style-name="T829">분류할</text:span><text:span text:style-name="T830"><text:s/></text:span><text:span text:style-name="T831">만큼</text:span><text:span text:style-name="T832"><text:s/></text:span><text:span text:style-name="T833">세계적으로도</text:span><text:span text:style-name="T834"><text:s/></text:span><text:span text:style-name="T835">많은</text:span><text:span text:style-name="T836"><text:s/></text:span><text:span text:style-name="T837">문제가</text:span><text:span text:style-name="T838"><text:s/></text:span><text:span text:style-name="T839">되고</text:span><text:span text:style-name="T840"><text:s/></text:span><text:span text:style-name="T841">있습니다</text:span><text:span text:style-name="T842">.</text:span></text:p>
              <text:p text:style-name="P843"><text:span text:style-name="T844">학생들의</text:span><text:span text:style-name="T845"><text:s/></text:span><text:span text:style-name="T846">게임중독현상의</text:span><text:span text:style-name="T847"><text:s/></text:span><text:span text:style-name="T848">주된</text:span><text:span text:style-name="T849"><text:s/></text:span><text:span text:style-name="T850">요인으로는</text:span><text:span text:style-name="T851"><text:s/></text:span><text:span text:style-name="T852">긴장감소</text:span><text:span text:style-name="T853"><text:s/></text:span><text:span text:style-name="T854">이론이</text:span><text:span text:style-name="T855"><text:s/></text:span><text:span text:style-name="T856">있으며</text:span><text:span text:style-name="T857"><text:s/></text:span><text:span text:style-name="T858">긴장감소</text:span><text:span text:style-name="T859"><text:s/></text:span><text:span text:style-name="T860">이론은</text:span><text:span text:style-name="T861"><text:s/></text:span><text:span text:style-name="T862">스트레스가</text:span><text:span text:style-name="T863"><text:s/></text:span><text:span text:style-name="T864">높은</text:span><text:span text:style-name="T865"><text:s/></text:span><text:span text:style-name="T866">상황에서</text:span><text:span text:style-name="T867"><text:s/></text:span><text:span text:style-name="T868">두려움으로</text:span><text:span text:style-name="T869"><text:s/></text:span><text:span text:style-name="T870">인해</text:span><text:span text:style-name="T871"><text:s/></text:span><text:span text:style-name="T872">높아진</text:span><text:span text:style-name="T873"><text:s/></text:span><text:span text:style-name="T874">긴장감을</text:span><text:span text:style-name="T875"><text:s/></text:span><text:span text:style-name="T876">게임에</text:span><text:span text:style-name="T877"><text:s/></text:span><text:span text:style-name="T878">몰입함으로써</text:span><text:span text:style-name="T879"><text:s/></text:span><text:span text:style-name="T880">감소시킨다는</text:span><text:span text:style-name="T881"><text:s/></text:span><text:span text:style-name="T882">이론입니다</text:span><text:span text:style-name="T883">.<text:s/></text:span><text:span text:style-name="T884">이러한</text:span><text:span text:style-name="T885"><text:s/></text:span><text:span text:style-name="T886">스트레스</text:span><text:span text:style-name="T887"><text:s/></text:span><text:span text:style-name="T888">속에서</text:span><text:span text:style-name="T889"><text:s/></text:span><text:span text:style-name="T890">학생들이</text:span><text:span text:style-name="T891"><text:s/></text:span><text:span text:style-name="T892">가장</text:span><text:span text:style-name="T893"><text:s/></text:span><text:span text:style-name="T894">많이</text:span><text:span text:style-name="T895"><text:s/></text:span><text:span text:style-name="T896">스트레스를</text:span><text:span text:style-name="T897"><text:s/></text:span><text:span text:style-name="T898">받는</text:span><text:span text:style-name="T899"><text:s/></text:span><text:span text:style-name="T900">부분은</text:span><text:span text:style-name="T901"><text:s/></text:span><text:span text:style-name="T902">학업적</text:span><text:span text:style-name="T903"><text:s/></text:span><text:span text:style-name="T904">스트레스로</text:span><text:span text:style-name="T905"><text:s/></text:span><text:span text:style-name="T906">공부에</text:span><text:span text:style-name="T907"><text:s/></text:span><text:span text:style-name="T908">대한</text:span><text:span text:style-name="T909"><text:s/></text:span><text:span text:style-name="T910">스트레스를</text:span><text:span text:style-name="T911"><text:s/></text:span><text:span text:style-name="T912">게임으로</text:span><text:span text:style-name="T913"><text:s/></text:span><text:span text:style-name="T914">푼다는</text:span><text:span text:style-name="T915"><text:s/></text:span><text:span text:style-name="T916">것입니다</text:span><text:span text:style-name="T917">.<text:s/></text:span><text:span text:style-name="T918">이렇다</text:span><text:span text:style-name="T919"><text:s/></text:span><text:span text:style-name="T920">보니</text:span><text:span text:style-name="T921"><text:s/></text:span><text:span text:style-name="T922">학생들이</text:span><text:span text:style-name="T923"><text:s/></text:span><text:span text:style-name="T924">학업을</text:span><text:span text:style-name="T925"><text:s/></text:span><text:span text:style-name="T926">하는</text:span><text:span text:style-name="T927"><text:s/></text:span><text:span text:style-name="T928">시간</text:span><text:span text:style-name="T929"><text:s/></text:span><text:span text:style-name="T930">스마트폰</text:span><text:span text:style-name="T931"><text:s/></text:span><text:span text:style-name="T932">게임을</text:span><text:span text:style-name="T933"><text:s/></text:span><text:span text:style-name="T934">하는</text:span><text:span text:style-name="T935"><text:s/></text:span><text:span text:style-name="T936">시간</text:span><text:span text:style-name="T937"><text:s/></text:span><text:span text:style-name="T938">등</text:span><text:span text:style-name="T939"><text:s/></text:span><text:span text:style-name="T940">많은</text:span><text:span text:style-name="T941"><text:s/></text:span><text:span text:style-name="T942">부분에서</text:span><text:span text:style-name="T943"><text:s/></text:span><text:span text:style-name="T944">시간적</text:span><text:span text:style-name="T945"><text:s/></text:span><text:span text:style-name="T946">낭비를</text:span><text:span text:style-name="T947"><text:s/></text:span><text:span text:style-name="T948">겪고</text:span><text:span text:style-name="T949"><text:s/></text:span><text:span text:style-name="T950">있습니다</text:span><text:span text:style-name="T951">.</text:span></text:p>
              <text:p text:style-name="P952"><text:span text:style-name="T953">저희는</text:span><text:span text:style-name="T954"><text:s/></text:span><text:span text:style-name="T955">이러한</text:span><text:span text:style-name="T956"><text:s/></text:span><text:span text:style-name="T957">스마트폰</text:span><text:span text:style-name="T958"><text:s/></text:span><text:span text:style-name="T959">중독</text:span><text:span text:style-name="T960">,<text:s/></text:span><text:span text:style-name="T961">학습</text:span><text:span text:style-name="T962"><text:s/></text:span><text:span text:style-name="T963">스트레스</text:span><text:span text:style-name="T964"><text:s/></text:span><text:span text:style-name="T965">등의</text:span><text:span text:style-name="T966"><text:s/></text:span><text:span text:style-name="T967">문제를</text:span><text:span text:style-name="T968"><text:s/></text:span><text:span text:style-name="T969">복합적으로</text:span><text:span text:style-name="T970"><text:s/></text:span><text:span text:style-name="T971">해결하기</text:span><text:span text:style-name="T972"><text:s/></text:span><text:span text:style-name="T973">위해</text:span><text:span text:style-name="T974"><text:s/></text:span><text:span text:style-name="T975">학습용</text:span><text:span text:style-name="T976"><text:s/></text:span><text:span text:style-name="T977">게임</text:span><text:span text:style-name="T978"><text:s/>APP</text:span><text:span text:style-name="T979">인</text:span><text:span text:style-name="T980"><text:s/>Ai-Eng</text:span><text:span text:style-name="T981">을</text:span><text:span text:style-name="T982"><text:s/></text:span><text:span text:style-name="T983">만들었습니다</text:span><text:span text:style-name="T984">.</text:span></text:p>
              <text:p text:style-name="P985"><text:span text:style-name="T986">스마트폰</text:span><text:span text:style-name="T987"><text:s/></text:span><text:span text:style-name="T988">중독을</text:span><text:span text:style-name="T989"><text:s/></text:span><text:span text:style-name="T990">감소</text:span><text:span text:style-name="T991">하기</text:span><text:span text:style-name="T992"><text:s/></text:span><text:span text:style-name="T993">위해서</text:span><text:span text:style-name="T994"><text:s/></text:span><text:span text:style-name="T995">짧은</text:span><text:span text:style-name="T996"><text:s/></text:span><text:span text:style-name="T997">시간안에</text:span><text:span text:style-name="T998"><text:s/></text:span><text:span text:style-name="T999">할</text:span><text:span text:style-name="T1000"><text:s/></text:span><text:span text:style-name="T1001">수</text:span><text:span text:style-name="T1002"><text:s/></text:span><text:span text:style-name="T1003">있는</text:span><text:span text:style-name="T1004"><text:s/>TCG</text:span><text:span text:style-name="T1005">게임의</text:span><text:span text:style-name="T1006"><text:s/></text:span><text:span text:style-name="T1007">요소를</text:span><text:span text:style-name="T1008"><text:s/></text:span><text:span text:style-name="T1009">사용하며</text:span><text:span text:style-name="T1010"><text:s/></text:span><text:span text:style-name="T1011">어플</text:span><text:span text:style-name="T1012"><text:s/></text:span><text:span text:style-name="T1013">내</text:span><text:span text:style-name="T1014"><text:s/></text:span><text:span text:style-name="T1015">계속적인</text:span><text:span text:style-name="T1016"><text:s/></text:span><text:span text:style-name="T1017">게임을</text:span><text:span text:style-name="T1018"><text:s/></text:span><text:span text:style-name="T1019">막기위해</text:span><text:span text:style-name="T1020"><text:s/></text:span><text:span text:style-name="T1021">사용량에</text:span><text:span text:style-name="T1022"><text:s/></text:span><text:span text:style-name="T1023">대한</text:span><text:span text:style-name="T1024"><text:s/></text:span><text:span text:style-name="T1025">제한을</text:span><text:span text:style-name="T1026"><text:s/></text:span><text:span text:style-name="T1027">둘</text:span><text:span text:style-name="T1028"><text:s/></text:span><text:span text:style-name="T1029">것입니다</text:span><text:span text:style-name="T1030">.<text:s/></text:span><text:span text:style-name="T1031">또한</text:span><text:span text:style-name="T1032"><text:s/></text:span><text:span text:style-name="T1033">게임을</text:span><text:span text:style-name="T1034"><text:s/></text:span><text:span text:style-name="T1035">통한</text:span><text:span text:style-name="T1036"><text:s/></text:span><text:span text:style-name="T1037">학습이기</text:span><text:span text:style-name="T1038"><text:s/></text:span><text:span text:style-name="T1039">때문에</text:span><text:span text:style-name="T1040"><text:s/></text:span><text:span text:style-name="T1041">학습에</text:span><text:span text:style-name="T1042"><text:s/></text:span><text:span text:style-name="T1043">대한</text:span><text:span text:style-name="T1044"><text:s/></text:span><text:span text:style-name="T1045">스트레스를</text:span><text:span text:style-name="T1046"><text:s/></text:span><text:span text:style-name="T1047">감소시킬</text:span><text:span text:style-name="T1048"><text:s/></text:span><text:span text:style-name="T1049">수</text:span><text:span text:style-name="T1050"><text:s/></text:span><text:span text:style-name="T1051">있습니다</text:span><text:span text:style-name="T1052">.</text:span></text:p>
            </table:table-cell>
          </table:table-row>
          <table:table-row table:style-name="TableRow1053">
            <table:covered-table-cell>
              <text:p text:style-name="P1054"/>
            </table:covered-table-cell>
            <table:table-cell table:style-name="TableCell1055">
              <text:p text:style-name="P1056"/>
              <text:p text:style-name="바탕글"><text:span text:style-name="T1057">1-2<text:s/></text:span><text:span text:style-name="T1058">창업아이템의</text:span><text:span text:style-name="T1059"><text:s/></text:span><text:span text:style-name="T1060">필요성</text:span></text:p>
              <text:p text:style-name="P1061"/>
              <text:p text:style-name="P1062"><text:span text:style-name="T1063">학생들에게</text:span><text:span text:style-name="T1064"><text:s/></text:span><text:span text:style-name="T1065">스마트폰</text:span><text:span text:style-name="T1066">,<text:s/></text:span><text:span text:style-name="T1067">게임중독</text:span><text:span text:style-name="T1068"><text:s/></text:span><text:span text:style-name="T1069">현상의</text:span><text:span text:style-name="T1070"><text:s/></text:span><text:span text:style-name="T1071">근본적인</text:span><text:span text:style-name="T1072"><text:s/></text:span><text:span text:style-name="T1073">원인인</text:span><text:span text:style-name="T1074"><text:s/></text:span><text:span text:style-name="T1075">스마트폰</text:span><text:span text:style-name="T1076"><text:s/></text:span><text:span text:style-name="T1077">사용에</text:span><text:span text:style-name="T1078"><text:s/></text:span><text:span text:style-name="T1079">제한을</text:span><text:span text:style-name="T1080"><text:s/></text:span><text:span text:style-name="T1081">둔다면</text:span><text:span text:style-name="T1082"><text:s/></text:span><text:span text:style-name="T1083">더</text:span><text:span text:style-name="T1084"><text:s/></text:span><text:span text:style-name="T1085">많은</text:span><text:span text:style-name="T1086"><text:s/></text:span><text:span text:style-name="T1087">스트레스를</text:span><text:span text:style-name="T1088"><text:s/></text:span><text:span text:style-name="T1089">야기할</text:span><text:span text:style-name="T1090"><text:s/></text:span><text:span text:style-name="T1091">것입니다</text:span><text:span text:style-name="T1092">.<text:s/></text:span><text:span text:style-name="T1093">그렇기</text:span><text:span text:style-name="T1094"><text:s/></text:span><text:span text:style-name="T1095">때문에</text:span><text:span text:style-name="T1096"><text:s/></text:span><text:span text:style-name="T1097">저희는</text:span><text:span text:style-name="T1098"><text:s/></text:span><text:span text:style-name="T1099">근본적인</text:span><text:span text:style-name="T1100"><text:s/></text:span><text:span text:style-name="T1101">원인인</text:span><text:span text:style-name="T1102"><text:s/></text:span><text:span text:style-name="T1103">스마트폰</text:span><text:span text:style-name="T1104"><text:s/></text:span><text:span text:style-name="T1105">사용을</text:span><text:span text:style-name="T1106"><text:s/></text:span><text:span text:style-name="T1107">제한하기</text:span><text:span text:style-name="T1108"><text:s/></text:span><text:span text:style-name="T1109">보다는</text:span><text:span text:style-name="T1110"><text:s/></text:span><text:span text:style-name="T1111">역으로</text:span><text:span text:style-name="T1112"><text:s/></text:span><text:span text:style-name="T1113">생각하여</text:span><text:span text:style-name="T1114"><text:s/></text:span><text:span text:style-name="T1115">스마트폰을</text:span><text:span text:style-name="T1116"><text:s/></text:span><text:span text:style-name="T1117">통한</text:span><text:span text:style-name="T1118"><text:s/></text:span><text:span text:style-name="T1119">학습</text:span><text:span text:style-name="T1120">,<text:s/></text:span><text:span text:style-name="T1121">게임적</text:span><text:span text:style-name="T1122"><text:s/></text:span><text:span text:style-name="T1123">요소를</text:span><text:span text:style-name="T1124"><text:s/></text:span><text:span text:style-name="T1125">혼합한</text:span><text:span text:style-name="T1126"><text:s/></text:span><text:span text:style-name="T1127">게이미피케이션을</text:span><text:span text:style-name="T1128"><text:s/></text:span><text:span text:style-name="T1129">만드는</text:span><text:span text:style-name="T1130"><text:s/></text:span><text:span text:style-name="T1131">것이라</text:span><text:span text:style-name="T1132"><text:s/></text:span><text:span text:style-name="T1133">생각했습니다</text:span><text:span text:style-name="T1134">.<text:s/></text:span><text:span text:style-name="T1135">게이미피케이션은</text:span><text:span text:style-name="T1136"><text:s/></text:span><text:span text:style-name="T1137">사용자의</text:span><text:span text:style-name="T1138"><text:s/></text:span><text:span text:style-name="T1139">즐거움을</text:span><text:span text:style-name="T1140"><text:s/></text:span><text:span text:style-name="T1141">충족시킬</text:span><text:span text:style-name="T1142"><text:s/></text:span><text:span text:style-name="T1143">수</text:span><text:span text:style-name="T1144"><text:s/></text:span><text:span text:style-name="T1145">있으며</text:span><text:span text:style-name="T1146"><text:s/></text:span><text:span text:style-name="T1147">학습에</text:span><text:span text:style-name="T1148"><text:s/></text:span><text:span text:style-name="T1149">집중이</text:span><text:span text:style-name="T1150"><text:s/></text:span><text:span text:style-name="T1151">어렵거나</text:span><text:span text:style-name="T1152"><text:s/></text:span><text:span text:style-name="T1153">학습으로</text:span><text:span text:style-name="T1154"><text:s/></text:span><text:span text:style-name="T1155">인해</text:span><text:span text:style-name="T1156"><text:s/></text:span><text:span text:style-name="T1157">스트레스를</text:span><text:span text:style-name="T1158"><text:s/></text:span><text:span text:style-name="T1159">받는</text:span><text:span text:style-name="T1160"><text:s/></text:span><text:span text:style-name="T1161">사용자들에게</text:span><text:span text:style-name="T1162"><text:s/></text:span><text:span text:style-name="T1163">몰입감과</text:span><text:span text:style-name="T1164"><text:s/></text:span><text:span text:style-name="T1165">지속적인</text:span><text:span text:style-name="T1166"><text:s/></text:span><text:span text:style-name="T1167">동기부여를</text:span><text:span text:style-name="T1168"><text:s/></text:span><text:span text:style-name="T1169">줌으로써</text:span><text:span text:style-name="T1170"><text:s/></text:span><text:span text:style-name="T1171">사용자들의</text:span><text:span text:style-name="T1172"><text:s/></text:span><text:span text:style-name="T1173">욕구를</text:span><text:span text:style-name="T1174"><text:s/></text:span><text:span text:style-name="T1175">충족시킬</text:span><text:span text:style-name="T1176"><text:s/></text:span><text:span text:style-name="T1177">수</text:span><text:span text:style-name="T1178"><text:s/></text:span><text:span text:style-name="T1179">있습니다</text:span><text:span text:style-name="T1180">.<text:s/></text:span><text:span text:style-name="T1181">그렇기</text:span><text:span text:style-name="T1182"><text:s/></text:span><text:span text:style-name="T1183">때문에</text:span><text:span text:style-name="T1184"><text:s/></text:span><text:span text:style-name="T1185">저희가</text:span><text:span text:style-name="T1186"><text:s/></text:span><text:span text:style-name="T1187">원하는</text:span><text:span text:style-name="T1188"><text:s/></text:span><text:span text:style-name="T1189">스마트폰</text:span><text:span text:style-name="T1190"><text:s/></text:span><text:span text:style-name="T1191">중독</text:span><text:span text:style-name="T1192">,<text:s/></text:span><text:span text:style-name="T1193">게임중독</text:span><text:span text:style-name="T1194">,<text:s/></text:span><text:span text:style-name="T1195">학습</text:span><text:span text:style-name="T1196"><text:s/></text:span><text:span text:style-name="T1197">스트레스</text:span><text:span text:style-name="T1198"><text:s/></text:span><text:span text:style-name="T1199">세가지</text:span><text:span text:style-name="T1200"><text:s/></text:span><text:span text:style-name="T1201">요소를</text:span><text:span text:style-name="T1202"><text:s/></text:span><text:span text:style-name="T1203">한꺼번에</text:span><text:span text:style-name="T1204"><text:s/></text:span><text:span text:style-name="T1205">해결할</text:span><text:span text:style-name="T1206"><text:s/></text:span><text:span text:style-name="T1207">수</text:span><text:span text:style-name="T1208"><text:s/></text:span><text:span text:style-name="T1209">있을</text:span><text:span text:style-name="T1210"><text:s/></text:span><text:span text:style-name="T1211">것</text:span><text:span text:style-name="T1212"><text:s/></text:span><text:span text:style-name="T1213">입니다</text:span><text:span text:style-name="T1214">.</text:span></text:p>
              <text:p text:style-name="P1215"/>
            </table:table-cell>
          </table:table-row>
          <text:soft-page-break/>
          <table:table-row table:style-name="TableRow1216">
            <table:table-cell table:style-name="TableCell1217">
              <text:p text:style-name="P1218"><text:span text:style-name="T1219"><text:s/></text:span><text:span text:style-name="T1220">실현가능성</text:span><text:span text:style-name="T1221"> </text:span></text:p>
              <text:p text:style-name="P1222"><text:span text:style-name="T1223">(Solution)</text:span></text:p>
            </table:table-cell>
            <table:table-cell table:style-name="TableCell1224">
              <text:p text:style-name="P1225"/>
              <text:p text:style-name="P1226"><text:span text:style-name="T1227">현재</text:span><text:span text:style-name="T1228"><text:s/>Ai-Eng</text:span><text:span text:style-name="T1229">의</text:span><text:span text:style-name="T1230"><text:s/>MVP</text:span><text:span text:style-name="T1231">를</text:span><text:span text:style-name="T1232"><text:s/></text:span><text:span text:style-name="T1233">제작</text:span><text:span text:style-name="T1234"><text:s/></text:span><text:span text:style-name="T1235">중에</text:span><text:span text:style-name="T1236"><text:s/></text:span><text:span text:style-name="T1237">있으며</text:span><text:span text:style-name="T1238"><text:s/></text:span><text:span text:style-name="T1239">학습적</text:span><text:span text:style-name="T1240"><text:s/></text:span><text:span text:style-name="T1241">부분에</text:span><text:span text:style-name="T1242"><text:s/></text:span><text:span text:style-name="T1243">대하여</text:span><text:span text:style-name="T1244"><text:s/></text:span><text:span text:style-name="T1245">다양한</text:span><text:span text:style-name="T1246"><text:s/></text:span><text:span text:style-name="T1247">단어</text:span><text:span text:style-name="T1248">,<text:s/></text:span><text:span text:style-name="T1249">문법</text:span><text:span text:style-name="T1250">,<text:s/></text:span><text:span text:style-name="T1251">독해</text:span><text:span text:style-name="T1252"><text:s/></text:span><text:span text:style-name="T1253">등의</text:span><text:span text:style-name="T1254"><text:s/></text:span><text:span text:style-name="T1255">교과컨텐츠를</text:span><text:span text:style-name="T1256"><text:s/></text:span><text:span text:style-name="T1257">넣고</text:span><text:span text:style-name="T1258"><text:s/></text:span><text:span text:style-name="T1259">있습니다</text:span><text:span text:style-name="T1260">.<text:s/></text:span><text:span text:style-name="T1261">또한</text:span><text:span text:style-name="T1262"><text:s/></text:span><text:span text:style-name="T1263">저희의</text:span><text:span text:style-name="T1264"><text:s/></text:span><text:span text:style-name="T1265">메인</text:span><text:span text:style-name="T1266"><text:s/></text:span><text:span text:style-name="T1267">컨텐츠인</text:span><text:span text:style-name="T1268"><text:s/></text:span><text:span text:style-name="T1269">카드를</text:span><text:span text:style-name="T1270"><text:s/></text:span><text:span text:style-name="T1271">통해</text:span><text:span text:style-name="T1272"><text:s/></text:span><text:span text:style-name="T1273">사용자들</text:span><text:span text:style-name="T1274"><text:s/></text:span><text:span text:style-name="T1275">간</text:span><text:span text:style-name="T1276"><text:s/></text:span><text:span text:style-name="T1277">대결을</text:span><text:span text:style-name="T1278"><text:s/></text:span><text:span text:style-name="T1279">할</text:span><text:span text:style-name="T1280"><text:s/></text:span><text:span text:style-name="T1281">수</text:span><text:span text:style-name="T1282"><text:s/></text:span><text:span text:style-name="T1283">있는</text:span><text:span text:style-name="T1284"><text:s/></text:span><text:span text:style-name="T1285">결투장</text:span><text:span text:style-name="T1286"><text:s/></text:span><text:span text:style-name="T1287">부분도</text:span><text:span text:style-name="T1288"><text:s/></text:span><text:span text:style-name="T1289">현재</text:span><text:span text:style-name="T1290"><text:s/></text:span><text:span text:style-name="T1291">마무리</text:span><text:span text:style-name="T1292"><text:s/></text:span><text:span text:style-name="T1293">계획을</text:span><text:span text:style-name="T1294"><text:s/></text:span><text:span text:style-name="T1295">짜고</text:span><text:span text:style-name="T1296"><text:s/></text:span><text:span text:style-name="T1297">있습니다</text:span><text:span text:style-name="T1298">.</text:span></text:p>
              <text:p text:style-name="P1299"><text:span text:style-name="T1300">3</text:span><text:span text:style-name="T1301">월</text:span><text:span text:style-name="T1302"><text:s/></text:span><text:span text:style-name="T1303">말까지</text:span><text:span text:style-name="T1304"><text:s/></text:span><text:span text:style-name="T1305">계속해서</text:span><text:span text:style-name="T1306"><text:s/>APP</text:span><text:span text:style-name="T1307">내</text:span><text:span text:style-name="T1308"><text:s/></text:span><text:span text:style-name="T1309">교과</text:span><text:span text:style-name="T1310"><text:s/></text:span><text:span text:style-name="T1311">컨텐츠에</text:span><text:span text:style-name="T1312"><text:s/></text:span><text:span text:style-name="T1313">대한</text:span><text:span text:style-name="T1314"><text:s/></text:span><text:span text:style-name="T1315">부분을</text:span><text:span text:style-name="T1316"><text:s/></text:span><text:span text:style-name="T1317">정확히</text:span><text:span text:style-name="T1318"><text:s/></text:span><text:span text:style-name="T1319">세분화하며</text:span><text:span text:style-name="T1320"><text:s/></text:span><text:span text:style-name="T1321">마무리할</text:span><text:span text:style-name="T1322"><text:s/></text:span><text:span text:style-name="T1323">예정이며</text:span><text:span text:style-name="T1324"><text:s/></text:span><text:span text:style-name="T1325">그와</text:span><text:span text:style-name="T1326"><text:s/></text:span><text:span text:style-name="T1327">동시에</text:span><text:span text:style-name="T1328"><text:s/></text:span><text:span text:style-name="T1329">카드게임속에</text:span><text:span text:style-name="T1330"><text:s/></text:span><text:span text:style-name="T1331">필요한</text:span><text:span text:style-name="T1332"><text:s/></text:span><text:span text:style-name="T1333">전략적인</text:span><text:span text:style-name="T1334"><text:s/></text:span><text:span text:style-name="T1335">부분도</text:span><text:span text:style-name="T1336"><text:s/></text:span><text:span text:style-name="T1337">함께</text:span><text:span text:style-name="T1338"><text:s/></text:span><text:span text:style-name="T1339">세분화할</text:span><text:span text:style-name="T1340"><text:s/></text:span><text:span text:style-name="T1341">예정입니다</text:span><text:span text:style-name="T1342">.</text:span></text:p>
              <text:p text:style-name="P1343"><text:span text:style-name="T1344">Ai-Eng</text:span><text:span text:style-name="T1345">의</text:span><text:span text:style-name="T1346"><text:s/></text:span><text:span text:style-name="T1347">자체</text:span><text:span text:style-name="T1348"><text:s/></text:span><text:span text:style-name="T1349">서버를</text:span><text:span text:style-name="T1350"><text:s/></text:span><text:span text:style-name="T1351">제작하기</text:span><text:span text:style-name="T1352"><text:s/></text:span><text:span text:style-name="T1353">앞서</text:span><text:span text:style-name="T1354"><text:s/></text:span><text:span text:style-name="T1355">교과</text:span><text:span text:style-name="T1356"><text:s/></text:span><text:span text:style-name="T1357">컨텐츠와</text:span><text:span text:style-name="T1358"><text:s/></text:span><text:span text:style-name="T1359">결투장</text:span><text:span text:style-name="T1360"><text:s/></text:span><text:span text:style-name="T1361">부분이</text:span><text:span text:style-name="T1362"><text:s/></text:span><text:span text:style-name="T1363">마무리되면</text:span><text:span text:style-name="T1364"><text:s/>4</text:span><text:span text:style-name="T1365">월</text:span><text:span text:style-name="T1366"><text:s/></text:span><text:span text:style-name="T1367">초</text:span><text:span text:style-name="T1368">4~</text:span><text:span text:style-name="T1369">고</text:span><text:span text:style-name="T1370">3<text:s/></text:span><text:span text:style-name="T1371">연령대의</text:span><text:span text:style-name="T1372"><text:s/></text:span><text:span text:style-name="T1373">실제</text:span><text:span text:style-name="T1374"><text:s/></text:span><text:span text:style-name="T1375">고객들을</text:span><text:span text:style-name="T1376"><text:s/></text:span><text:span text:style-name="T1377">모집한</text:span><text:span text:style-name="T1378"><text:s/></text:span><text:span text:style-name="T1379">후</text:span><text:span text:style-name="T1380"><text:s/></text:span><text:span text:style-name="T1381">실제</text:span><text:span text:style-name="T1382"><text:s/></text:span><text:span text:style-name="T1383">플레이를</text:span><text:span text:style-name="T1384"><text:s/></text:span><text:span text:style-name="T1385">요청할</text:span><text:span text:style-name="T1386"><text:s/></text:span><text:span text:style-name="T1387">예정이며</text:span><text:span text:style-name="T1388"><text:s/></text:span><text:span text:style-name="T1389">이에</text:span><text:span text:style-name="T1390"><text:s/></text:span><text:span text:style-name="T1391">따른</text:span><text:span text:style-name="T1392"><text:s/></text:span><text:span text:style-name="T1393">피드백을</text:span><text:span text:style-name="T1394"><text:s/></text:span><text:span text:style-name="T1395">통해</text:span><text:span text:style-name="T1396"><text:s/></text:span><text:span text:style-name="T1397">계속해서</text:span><text:span text:style-name="T1398"><text:s/></text:span><text:span text:style-name="T1399">수정해</text:span><text:span text:style-name="T1400"><text:s/></text:span><text:span text:style-name="T1401">나갈</text:span><text:span text:style-name="T1402"><text:s/></text:span><text:span text:style-name="T1403">것입니다</text:span><text:span text:style-name="T1404">. MVP</text:span><text:span text:style-name="T1405">를</text:span><text:span text:style-name="T1406"><text:s/></text:span><text:span text:style-name="T1407">통한</text:span><text:span text:style-name="T1408"><text:s/>2</text:span><text:span text:style-name="T1409">달간의</text:span><text:span text:style-name="T1410"><text:s/></text:span><text:span text:style-name="T1411">클로즈베타</text:span><text:span text:style-name="T1412"><text:s/></text:span><text:span text:style-name="T1413">테스트와</text:span><text:span text:style-name="T1414"><text:s text:c="2"/></text:span><text:span text:style-name="T1415">피드백</text:span><text:span text:style-name="T1416"><text:s/></text:span><text:span text:style-name="T1417">반영</text:span><text:span text:style-name="T1418"><text:s/></text:span><text:span text:style-name="T1419">후에</text:span><text:span text:style-name="T1420"><text:s/></text:span><text:span text:style-name="T1421">정식</text:span><text:span text:style-name="T1422"><text:s/></text:span><text:span text:style-name="T1423">런칭은</text:span><text:span text:style-name="T1424"><text:s/>6</text:span><text:span text:style-name="T1425">월말</text:span><text:span text:style-name="T1426">~7</text:span><text:span text:style-name="T1427">월초로</text:span><text:span text:style-name="T1428"><text:s/></text:span><text:span text:style-name="T1429">계획하고있습니다</text:span><text:span text:style-name="T1430">.</text:span></text:p>
              <text:p text:style-name="P1431"><text:span text:style-name="T1432">현재</text:span><text:span text:style-name="T1433"><text:s/></text:span><text:span text:style-name="T1434">시장에</text:span><text:span text:style-name="T1435"><text:s/></text:span><text:span text:style-name="T1436">존재하는</text:span><text:span text:style-name="T1437"><text:s/></text:span><text:span text:style-name="T1438">학습용</text:span><text:span text:style-name="T1439"><text:s/></text:span><text:span text:style-name="T1440">게임들은</text:span><text:span text:style-name="T1441"><text:s/></text:span><text:span text:style-name="T1442">단순</text:span><text:span text:style-name="T1443"><text:s/></text:span><text:span text:style-name="T1444">달리기</text:span><text:span text:style-name="T1445"><text:s/></text:span><text:span text:style-name="T1446">게임</text:span><text:span text:style-name="T1447"><text:s/></text:span><text:span text:style-name="T1448">등</text:span><text:span text:style-name="T1449"><text:s/></text:span><text:span text:style-name="T1450">사용자들의</text:span><text:span text:style-name="T1451"><text:s/></text:span><text:span text:style-name="T1452">욕구를</text:span><text:span text:style-name="T1453"><text:s/></text:span><text:span text:style-name="T1454">채워</text:span><text:span text:style-name="T1455"><text:s/></text:span><text:span text:style-name="T1456">주기에는</text:span><text:span text:style-name="T1457"><text:s/></text:span><text:span text:style-name="T1458">부족합니다</text:span><text:span text:style-name="T1459">.<text:s/></text:span><text:span text:style-name="T1460">또한</text:span><text:span text:style-name="T1461"><text:s/></text:span><text:span text:style-name="T1462">이러한</text:span><text:span text:style-name="T1463"><text:s/></text:span><text:span text:style-name="T1464">대부분의</text:span><text:span text:style-name="T1465"><text:s/>APP</text:span><text:span text:style-name="T1466">들이</text:span><text:span text:style-name="T1467"><text:s/></text:span><text:span text:style-name="T1468">유아용이며</text:span><text:span text:style-name="T1469"><text:s/></text:span><text:span text:style-name="T1470">중고등</text:span><text:span text:style-name="T1471"><text:s/></text:span><text:span text:style-name="T1472">학생들을</text:span><text:span text:style-name="T1473"><text:s/></text:span><text:span text:style-name="T1474">위한</text:span><text:span text:style-name="T1475"><text:s/></text:span><text:span text:style-name="T1476">학습용</text:span><text:span text:style-name="T1477"><text:s/></text:span><text:span text:style-name="T1478">게임은</text:span><text:span text:style-name="T1479"><text:s/></text:span><text:span text:style-name="T1480">부재한</text:span><text:span text:style-name="T1481"><text:s/></text:span><text:span text:style-name="T1482">상황입니다</text:span><text:span text:style-name="T1483">.</text:span></text:p>
              <text:p text:style-name="P1484"><text:span text:style-name="T1485">저희</text:span><text:span text:style-name="T1486"><text:s/>Ai-Eng</text:span><text:span text:style-name="T1487">은</text:span><text:span text:style-name="T1488"><text:s/></text:span><text:span text:style-name="T1489">아직</text:span><text:span text:style-name="T1490"><text:s/></text:span><text:span text:style-name="T1491">부재인</text:span><text:span text:style-name="T1492"><text:s/></text:span><text:span text:style-name="T1493">중고등학생</text:span><text:span text:style-name="T1494"><text:s/></text:span><text:span text:style-name="T1495">시장을</text:span><text:span text:style-name="T1496"><text:s/></text:span><text:span text:style-name="T1497">위한</text:span><text:span text:style-name="T1498"><text:s/>APP</text:span><text:span text:style-name="T1499">이며</text:span><text:span text:style-name="T1500"><text:s/></text:span><text:span text:style-name="T1501">학습과</text:span><text:span text:style-name="T1502"><text:s/></text:span><text:span text:style-name="T1503">게임에</text:span><text:span text:style-name="T1504"><text:s/></text:span><text:span text:style-name="T1505">대한</text:span><text:span text:style-name="T1506"><text:s/></text:span><text:span text:style-name="T1507">적절한</text:span><text:span text:style-name="T1508"><text:s/></text:span><text:span text:style-name="T1509">조화를</text:span><text:span text:style-name="T1510"><text:s/></text:span><text:span text:style-name="T1511">통해</text:span><text:span text:style-name="T1512"><text:s/></text:span><text:span text:style-name="T1513">사회적으로</text:span><text:span text:style-name="T1514"><text:s/></text:span><text:span text:style-name="T1515">문제되고</text:span><text:span text:style-name="T1516"><text:s/></text:span><text:span text:style-name="T1517">있는</text:span><text:span text:style-name="T1518"><text:s/></text:span><text:span text:style-name="T1519">게임</text:span><text:span text:style-name="T1520"><text:s/></text:span><text:span text:style-name="T1521">중독</text:span><text:span text:style-name="T1522">,<text:s/></text:span><text:span text:style-name="T1523">학업에</text:span><text:span text:style-name="T1524"><text:s/></text:span><text:span text:style-name="T1525">대한</text:span><text:span text:style-name="T1526"><text:s/></text:span><text:span text:style-name="T1527">스트레스</text:span><text:span text:style-name="T1528"><text:s/></text:span><text:span text:style-name="T1529">등을</text:span><text:span text:style-name="T1530"><text:s/></text:span><text:span text:style-name="T1531">감소시킬</text:span><text:span text:style-name="T1532"><text:s/></text:span><text:span text:style-name="T1533">것입니다</text:span><text:span text:style-name="T1534">.<text:s/></text:span><text:span text:style-name="T1535">또한</text:span><text:span text:style-name="T1536"><text:s/>TCG</text:span><text:span text:style-name="T1537">게임의</text:span><text:span text:style-name="T1538"><text:s/></text:span><text:span text:style-name="T1539">핵심인</text:span><text:span text:style-name="T1540"><text:s/></text:span><text:span text:style-name="T1541">일러스트</text:span><text:span text:style-name="T1542"><text:s/></text:span><text:span text:style-name="T1543">부분에</text:span><text:span text:style-name="T1544"><text:s/></text:span><text:span text:style-name="T1545">있어서</text:span><text:span text:style-name="T1546"><text:s/></text:span><text:span text:style-name="T1547">중고등학생들이</text:span><text:span text:style-name="T1548"><text:s/></text:span><text:span text:style-name="T1549">원하는</text:span><text:span text:style-name="T1550"><text:s/></text:span><text:span text:style-name="T1551">디자인에</text:span><text:span text:style-name="T1552"><text:s/></text:span><text:span text:style-name="T1553">대한</text:span><text:span text:style-name="T1554"><text:s/></text:span><text:span text:style-name="T1555">고객조사를</text:span><text:span text:style-name="T1556"><text:s/></text:span><text:span text:style-name="T1557">통해</text:span><text:span text:style-name="T1558"><text:s/></text:span><text:span text:style-name="T1559">니즈를</text:span><text:span text:style-name="T1560"><text:s/></text:span><text:span text:style-name="T1561">반영할</text:span><text:span text:style-name="T1562"><text:s/></text:span><text:span text:style-name="T1563">예정이며</text:span><text:span text:style-name="T1564"><text:s/></text:span><text:span text:style-name="T1565">이런</text:span><text:span text:style-name="T1566"><text:s/></text:span><text:span text:style-name="T1567">부분에</text:span><text:span text:style-name="T1568"><text:s/></text:span><text:span text:style-name="T1569">있어</text:span><text:span text:style-name="T1570"><text:s/></text:span><text:span text:style-name="T1571">시장</text:span><text:span text:style-name="T1572"><text:s/></text:span><text:span text:style-name="T1573">선점</text:span><text:span text:style-name="T1574"><text:s/></text:span><text:span text:style-name="T1575">효과를</text:span><text:span text:style-name="T1576"><text:s/></text:span><text:span text:style-name="T1577">가질</text:span><text:span text:style-name="T1578"><text:s/></text:span><text:span text:style-name="T1579">수</text:span><text:span text:style-name="T1580"><text:s/></text:span><text:span text:style-name="T1581">있다고</text:span><text:span text:style-name="T1582"><text:s/></text:span><text:span text:style-name="T1583">생각합니다</text:span><text:span text:style-name="T1584">.</text:span></text:p>
              <text:p text:style-name="P1585"/>
            </table:table-cell>
          </table:table-row>
        </table:table>
        <text:p text:style-name="P1586"/>
        <table:table table:style-name="Table1587">
          <table:table-columns>
            <table:table-column table:style-name="TableColumn1588"/>
            <table:table-column table:style-name="TableColumn1589"/>
          </table:table-columns>
          <table:table-row table:style-name="TableRow1590">
            <table:table-cell table:style-name="TableCell1591">
              <text:p text:style-name="P1592"><text:span text:style-name="T1593">성장전략</text:span></text:p>
              <text:p text:style-name="P1594"><text:span text:style-name="T1595">(Scale-up)</text:span></text:p>
            </table:table-cell>
            <table:table-cell table:style-name="TableCell1596">
              <text:p text:style-name="P1597"/>
              <text:p text:style-name="P1598"><text:span text:style-name="T1599">TCG</text:span><text:span text:style-name="T1600">게임</text:span><text:span text:style-name="T1601"><text:s/></text:span><text:span text:style-name="T1602">요소에</text:span><text:span text:style-name="T1603"><text:s/></text:span><text:span text:style-name="T1604">필수적인</text:span><text:span text:style-name="T1605"><text:s/></text:span><text:span text:style-name="T1606">카드</text:span><text:span text:style-name="T1607"><text:s/></text:span><text:span text:style-name="T1608">일러스트를</text:span><text:span text:style-name="T1609"><text:s/></text:span><text:span text:style-name="T1610">대략</text:span><text:span text:style-name="T1611"><text:s/>100</text:span><text:span text:style-name="T1612">장</text:span><text:span text:style-name="T1613"><text:s/></text:span><text:span text:style-name="T1614">정도</text:span><text:span text:style-name="T1615"><text:s/></text:span><text:span text:style-name="T1616">예상하고</text:span><text:span text:style-name="T1617"><text:s/></text:span><text:span text:style-name="T1618">있으며</text:span><text:span text:style-name="T1619"><text:s/></text:span><text:span text:style-name="T1620">이에</text:span><text:span text:style-name="T1621"><text:s/></text:span><text:span text:style-name="T1622">대한</text:span><text:span text:style-name="T1623"><text:s/></text:span><text:span text:style-name="T1624">지출</text:span><text:span text:style-name="T1625"><text:s/></text:span><text:span text:style-name="T1626">금액이</text:span><text:span text:style-name="T1627"><text:s/></text:span><text:span text:style-name="T1628">크다</text:span><text:span text:style-name="T1629"><text:s/></text:span><text:span text:style-name="T1630">보니</text:span><text:span text:style-name="T1631"><text:s/></text:span><text:span text:style-name="T1632">학교</text:span><text:span text:style-name="T1633"><text:s/></text:span><text:span text:style-name="T1634">내</text:span><text:span text:style-name="T1635"><text:s/></text:span><text:span text:style-name="T1636">동아리</text:span><text:span text:style-name="T1637"><text:s/></text:span><text:span text:style-name="T1638">지원금</text:span><text:span text:style-name="T1639"><text:s/></text:span><text:span text:style-name="T1640">및</text:span><text:span text:style-name="T1641"><text:s/></text:span><text:span text:style-name="T1642">정부</text:span><text:span text:style-name="T1643"><text:s/></text:span><text:span text:style-name="T1644">지원</text:span><text:span text:style-name="T1645"><text:s/></text:span><text:span text:style-name="T1646">사업을</text:span><text:span text:style-name="T1647"><text:s/></text:span><text:span text:style-name="T1648">통해</text:span><text:span text:style-name="T1649"><text:s/></text:span><text:span text:style-name="T1650">이</text:span><text:span text:style-name="T1651"><text:s/></text:span><text:span text:style-name="T1652">부분에</text:span><text:span text:style-name="T1653"><text:s/></text:span><text:span text:style-name="T1654">대한</text:span><text:span text:style-name="T1655"><text:s/></text:span><text:span text:style-name="T1656">자금을</text:span><text:span text:style-name="T1657"><text:s/></text:span><text:span text:style-name="T1658">해결할</text:span><text:span text:style-name="T1659"><text:s/></text:span><text:span text:style-name="T1660">예정입니다</text:span><text:span text:style-name="T1661">.</text:span></text:p>
              <text:p text:style-name="P1662"/>
              <text:p text:style-name="P1663"><text:span text:style-name="T1664">Ai-Eng</text:span><text:span text:style-name="T1665">은</text:span><text:span text:style-name="T1666"><text:s/></text:span><text:span text:style-name="T1667">현재</text:span><text:span text:style-name="T1668"><text:s/></text:span><text:span text:style-name="T1669">초</text:span><text:span text:style-name="T1670">4~</text:span><text:span text:style-name="T1671">고</text:span><text:span text:style-name="T1672">3</text:span><text:span text:style-name="T1673">까지</text:span><text:span text:style-name="T1674"><text:s/></text:span><text:span text:style-name="T1675">청소년들</text:span><text:span text:style-name="T1676"><text:s/></text:span><text:span text:style-name="T1677">만을</text:span><text:span text:style-name="T1678"><text:s/></text:span><text:span text:style-name="T1679">위한</text:span><text:span text:style-name="T1680"><text:s/></text:span><text:span text:style-name="T1681">카드</text:span><text:span text:style-name="T1682"><text:s/></text:span><text:span text:style-name="T1683">학습</text:span><text:span text:style-name="T1684"><text:s/></text:span><text:span text:style-name="T1685">게임입니다</text:span><text:span text:style-name="T1686">.<text:s/></text:span><text:span text:style-name="T1687">하지만</text:span><text:span text:style-name="T1688"><text:s/></text:span><text:span text:style-name="T1689">향후</text:span><text:span text:style-name="T1690"><text:s/></text:span><text:span text:style-name="T1691">청소년용</text:span><text:span text:style-name="T1692"><text:s/>Ai-Eng</text:span><text:span text:style-name="T1693">이</text:span><text:span text:style-name="T1694"><text:s/></text:span><text:span text:style-name="T1695">자리를</text:span><text:span text:style-name="T1696"><text:s/></text:span><text:span text:style-name="T1697">잡는다면</text:span><text:span text:style-name="T1698"><text:s/></text:span><text:span text:style-name="T1699">대학생</text:span><text:span text:style-name="T1700"><text:s/></text:span><text:span text:style-name="T1701">또는</text:span><text:span text:style-name="T1702"><text:s/></text:span><text:span text:style-name="T1703">영어</text:span><text:span text:style-name="T1704"><text:s/></text:span><text:span text:style-name="T1705">학습을</text:span><text:span text:style-name="T1706"><text:s/></text:span><text:span text:style-name="T1707">필요로</text:span><text:span text:style-name="T1708"><text:s/></text:span><text:span text:style-name="T1709">하는</text:span><text:span text:style-name="T1710"><text:s/></text:span><text:span text:style-name="T1711">어른들을</text:span><text:span text:style-name="T1712"><text:s/></text:span><text:span text:style-name="T1713">대상으로</text:span><text:span text:style-name="T1714"><text:s/></text:span><text:span text:style-name="T1715">한</text:span><text:span text:style-name="T1716"><text:s/></text:span><text:span text:style-name="T1717">학습용</text:span><text:span text:style-name="T1718"><text:s/></text:span><text:span text:style-name="T1719">카드</text:span><text:span text:style-name="T1720"><text:s/></text:span><text:span text:style-name="T1721">게임</text:span><text:span text:style-name="T1722"><text:s/></text:span><text:span text:style-name="T1723">또한</text:span><text:span text:style-name="T1724"><text:s/></text:span><text:span text:style-name="T1725">염두하고</text:span><text:span text:style-name="T1726"><text:s/></text:span><text:span text:style-name="T1727">있습니다</text:span><text:span text:style-name="T1728">.</text:span></text:p>
              <text:p text:style-name="P1729"/>
            </table:table-cell>
          </table:table-row>
          <text:soft-page-break/>
          <table:table-row table:style-name="TableRow1730">
            <table:table-cell table:style-name="TableCell1731">
              <text:p text:style-name="P1732"><text:span text:style-name="T1733">팀</text:span><text:span text:style-name="T1734"><text:s/></text:span><text:span text:style-name="T1735">구성</text:span></text:p>
              <text:p text:style-name="P1736"><text:span text:style-name="T1737">(Team)</text:span></text:p>
            </table:table-cell>
            <table:table-cell table:style-name="TableCell1738">
              <text:p text:style-name="P1739"><text:span text:style-name="T1740">우강건</text:span><text:span text:style-name="T1741"><text:s/></text:span><text:span text:style-name="T1742">팀장</text:span><text:span text:style-name="T1743">:<text:s/></text:span><text:span text:style-name="T1744">실제</text:span><text:span text:style-name="T1745"><text:s/></text:span><text:span text:style-name="T1746">영어강사를</text:span><text:span text:style-name="T1747"><text:s/></text:span><text:span text:style-name="T1748">해본</text:span><text:span text:style-name="T1749"><text:s/></text:span><text:span text:style-name="T1750">경험을</text:span><text:span text:style-name="T1751"><text:s/></text:span><text:span text:style-name="T1752">토대로</text:span><text:span text:style-name="T1753"><text:s/></text:span><text:span text:style-name="T1754">다양한</text:span><text:span text:style-name="T1755"><text:s/></text:span><text:span text:style-name="T1756">학습</text:span><text:span text:style-name="T1757"><text:s/></text:span><text:span text:style-name="T1758">방법과</text:span><text:span text:style-name="T1759"><text:s/></text:span><text:span text:style-name="T1760">학생들에게</text:span><text:span text:style-name="T1761"><text:s/></text:span><text:span text:style-name="T1762">필요한</text:span><text:span text:style-name="T1763"><text:s/></text:span><text:span text:style-name="T1764">핵심이</text:span><text:span text:style-name="T1765"><text:s/></text:span><text:span text:style-name="T1766">무엇인지</text:span><text:span text:style-name="T1767"><text:s/></text:span><text:span text:style-name="T1768">정확하게</text:span><text:span text:style-name="T1769"><text:s/></text:span><text:span text:style-name="T1770">짚어내는</text:span><text:span text:style-name="T1771"><text:s/></text:span><text:span text:style-name="T1772">능력을</text:span><text:span text:style-name="T1773"><text:s/></text:span><text:span text:style-name="T1774">가지고</text:span><text:span text:style-name="T1775"><text:s/></text:span><text:span text:style-name="T1776">있어</text:span><text:span text:style-name="T1777"><text:s/></text:span><text:span text:style-name="T1778">전체적인</text:span><text:span text:style-name="T1779"><text:s/></text:span><text:span text:style-name="T1780">학습</text:span><text:span text:style-name="T1781"><text:s/></text:span><text:span text:style-name="T1782">커리큘럼</text:span><text:span text:style-name="T1783"><text:s/></text:span><text:span text:style-name="T1784">제작을</text:span><text:span text:style-name="T1785"><text:s/></text:span><text:span text:style-name="T1786">담당하고있습니다</text:span><text:span text:style-name="T1787">.</text:span></text:p>
              <text:p text:style-name="P1788"/>
              <text:p text:style-name="P1789"><text:span text:style-name="T1790">박홍섭</text:span><text:span text:style-name="T1791">:<text:s/></text:span><text:span text:style-name="T1792">에듀테크</text:span><text:span text:style-name="T1793"><text:s/></text:span><text:span text:style-name="T1794">분야에</text:span><text:span text:style-name="T1795"><text:s/></text:span><text:span text:style-name="T1796">대한</text:span><text:span text:style-name="T1797"><text:s/></text:span><text:span text:style-name="T1798">시장조사를</text:span><text:span text:style-name="T1799"><text:s/></text:span><text:span text:style-name="T1800">담당하며</text:span><text:span text:style-name="T1801"><text:s/></text:span><text:span text:style-name="T1802">전반적인</text:span><text:span text:style-name="T1803"><text:s/></text:span><text:span text:style-name="T1804">비즈니스</text:span><text:span text:style-name="T1805"><text:s/></text:span><text:span text:style-name="T1806">모델</text:span><text:span text:style-name="T1807"><text:s/></text:span><text:span text:style-name="T1808">개선</text:span><text:span text:style-name="T1809"><text:s/></text:span><text:span text:style-name="T1810">총괄을</text:span><text:span text:style-name="T1811"><text:s/></text:span><text:span text:style-name="T1812">담당하고있습니다</text:span><text:span text:style-name="T1813">.</text:span></text:p>
              <text:p text:style-name="P1814"/>
              <text:p text:style-name="P1815"><text:span text:style-name="T1816">한지민</text:span><text:span text:style-name="T1817">:<text:s/></text:span><text:span text:style-name="T1818">우강건</text:span><text:span text:style-name="T1819"><text:s/></text:span><text:span text:style-name="T1820">팀장을</text:span><text:span text:style-name="T1821"><text:s/></text:span><text:span text:style-name="T1822">도와</text:span><text:span text:style-name="T1823"><text:s/></text:span><text:span text:style-name="T1824">어플</text:span><text:span text:style-name="T1825"><text:s/></text:span><text:span text:style-name="T1826">내에</text:span><text:span text:style-name="T1827"><text:s/></text:span><text:span text:style-name="T1828">들어갈</text:span><text:span text:style-name="T1829"><text:s/></text:span><text:span text:style-name="T1830">학습</text:span><text:span text:style-name="T1831"><text:s/></text:span><text:span text:style-name="T1832">컨텐츠들을</text:span><text:span text:style-name="T1833"><text:s/></text:span><text:span text:style-name="T1834">제작하며</text:span><text:span text:style-name="T1835"><text:s/></text:span><text:span text:style-name="T1836">마케팅</text:span><text:span text:style-name="T1837"><text:s/></text:span><text:span text:style-name="T1838">부분을</text:span><text:span text:style-name="T1839"><text:s/></text:span><text:span text:style-name="T1840">담당하고있습니다</text:span><text:span text:style-name="T1841">.</text:span></text:p>
              <text:p text:style-name="P1842"/>
              <text:p text:style-name="P1843"><text:span text:style-name="T1844">박민규</text:span><text:span text:style-name="T1845">:<text:s/></text:span><text:span text:style-name="T1846">실제</text:span><text:span text:style-name="T1847"><text:s/></text:span><text:span text:style-name="T1848">사용될</text:span><text:span text:style-name="T1849"><text:s/></text:span><text:span text:style-name="T1850">안드로이드</text:span><text:span text:style-name="T1851"><text:s/>APP</text:span><text:span text:style-name="T1852">개발을</text:span><text:span text:style-name="T1853"><text:s/></text:span><text:span text:style-name="T1854">담당하고</text:span><text:span text:style-name="T1855"><text:s/></text:span><text:span text:style-name="T1856">있으며</text:span><text:span text:style-name="T1857"><text:s/></text:span><text:span text:style-name="T1858">사용자들이</text:span><text:span text:style-name="T1859"><text:s/></text:span><text:span text:style-name="T1860">더욱</text:span><text:span text:style-name="T1861"><text:s/></text:span><text:span text:style-name="T1862">편하게</text:span><text:span text:style-name="T1863"><text:s/></text:span><text:span text:style-name="T1864">사용할</text:span><text:span text:style-name="T1865"><text:s/></text:span><text:span text:style-name="T1866">수</text:span><text:span text:style-name="T1867"><text:s/></text:span><text:span text:style-name="T1868">있도록</text:span><text:span text:style-name="T1869"><text:s/>UX/UI<text:s/></text:span><text:span text:style-name="T1870">디자인도</text:span><text:span text:style-name="T1871"><text:s/></text:span><text:span text:style-name="T1872">함께</text:span><text:span text:style-name="T1873"><text:s/></text:span><text:span text:style-name="T1874">맡아</text:span><text:span text:style-name="T1875"><text:s/>APP<text:s/></text:span><text:span text:style-name="T1876">개발에</text:span><text:span text:style-name="T1877"><text:s/></text:span><text:span text:style-name="T1878">바로</text:span><text:span text:style-name="T1879"><text:s/></text:span><text:span text:style-name="T1880">반영하고</text:span><text:span text:style-name="T1881"><text:s/></text:span><text:span text:style-name="T1882">있습니다</text:span><text:span text:style-name="T1883">.</text:span></text:p>
              <text:p text:style-name="P1884"/>
            </table:table-cell>
          </table:table-row>
          <table:table-row table:style-name="TableRow1885">
            <table:table-cell table:style-name="TableCell1886" table:number-rows-spanned="2">
              <text:p text:style-name="P1887"><text:span text:style-name="T1888"><text:s/></text:span><text:span text:style-name="T1889">이미지</text:span></text:p>
            </table:table-cell>
            <table:table-cell table:style-name="TableCell1890">
              <text:p text:style-name="P1891"/>
            </table:table-cell>
          </table:table-row>
          <table:table-row table:style-name="TableRow1892">
            <table:covered-table-cell>
              <text:p text:style-name="P1893"/>
            </table:covered-table-cell>
            <table:table-cell table:style-name="TableCell1894">
              <text:p text:style-name="P1895"><text:span text:style-name="T1896">&lt;<text:s/></text:span><text:span text:style-name="T1897">사진</text:span><text:span text:style-name="T1898">(</text:span><text:span text:style-name="T1899">이미지</text:span><text:span text:style-name="T1900">)<text:s/></text:span><text:span text:style-name="T1901">또는</text:span><text:span text:style-name="T1902"><text:s/></text:span><text:span text:style-name="T1903">설계도</text:span><text:span text:style-name="T1904"><text:s/></text:span><text:span text:style-name="T1905">제목</text:span><text:span text:style-name="T1906"><text:s/>&gt;</text:span></text:p>
            </table:table-cell>
          </table:table-row>
        </table:table>
        <text:p text:style-name="P1907"/>
        <text:p text:style-name="P1908"/>
        <text:p text:style-name="P1909"/>
        <text:p text:style-name="P1910"><text:span text:style-name="T1911">3.<text:s/></text:span><text:span text:style-name="T1912">자금지원</text:span><text:span text:style-name="T1913"><text:s/></text:span><text:span text:style-name="T1914">및</text:span><text:span text:style-name="T1915"><text:s/></text:span><text:span text:style-name="T1916">수상</text:span><text:span text:style-name="T1917"><text:s/></text:span><text:span text:style-name="T1918">이력</text:span><text:span text:style-name="T1919"><text:s/></text:span><text:span text:style-name="T1920">사항</text:span></text:p>
        <table:table table:style-name="Table1921">
          <table:table-columns>
            <table:table-column table:style-name="TableColumn1922"/>
          </table:table-columns>
          <table:table-row table:style-name="TableRow1923">
            <table:table-cell table:style-name="TableCell1924">
              <text:p text:style-name="P1925"><text:span text:style-name="T1926">참가팀</text:span><text:span text:style-name="T1927">(</text:span><text:span text:style-name="T1928">팀원</text:span><text:span text:style-name="T1929"><text:s/></text:span><text:span text:style-name="T1930">포함</text:span><text:span text:style-name="T1931">)<text:s/></text:span><text:span text:style-name="T1932">정부</text:span><text:span text:style-name="T1933">·</text:span><text:span text:style-name="T1934">지자체</text:span><text:span text:style-name="T1935">·</text:span><text:span text:style-name="T1936">공공기관</text:span><text:span text:style-name="T1937"><text:s/></text:span><text:span text:style-name="T1938">등으로부터</text:span><text:span text:style-name="T1939"><text:s/></text:span><text:span text:style-name="T1940">지원받은</text:span><text:span text:style-name="T1941"><text:s/></text:span><text:span text:style-name="T1942">기술개발자금</text:span><text:span text:style-name="T1943"><text:s/></text:span><text:span text:style-name="T1944">및</text:span><text:span text:style-name="T1945"><text:s/></text:span><text:span text:style-name="T1946">창업지원자금</text:span><text:span text:style-name="T1947"><text:s/></text:span><text:span text:style-name="T1948">등으로</text:span><text:span text:style-name="T1949"><text:s/></text:span><text:span text:style-name="T1950">모두</text:span></text:p>
              <text:p text:style-name="P1951"><text:span text:style-name="T1952">기록</text:span><text:span text:style-name="T1953">(’18.1.1<text:s/></text:span><text:span text:style-name="T1954">이후</text:span><text:span text:style-name="T1955">),<text:s/></text:span><text:span text:style-name="T1956">타</text:span><text:span text:style-name="T1957"><text:s/></text:span><text:span text:style-name="T1958">창업경진대회</text:span><text:span text:style-name="T1959"><text:s/></text:span><text:span text:style-name="T1960">수상경력</text:span><text:span text:style-name="T1961"><text:s/></text:span><text:span text:style-name="T1962">여부</text:span><text:span text:style-name="T1963"><text:s/></text:span><text:span text:style-name="T1964">기재</text:span><text:span text:style-name="T1965">(’18.1.1<text:s/></text:span><text:span text:style-name="T1966">이후</text:span><text:span text:style-name="T1967">)</text:span></text:p>
            </table:table-cell>
          </table:table-row>
        </table:table>
        <text:p text:style-name="P1968"/>
        <text:p text:style-name="P1969"/>
        <text:p text:style-name="바탕글"><text:span text:style-name="T1970"><text:s/></text:span><text:span text:style-name="T1971">1)<text:s/></text:span><text:span text:style-name="T1972">자금지원</text:span></text:p>
        <table:table table:style-name="Table1973">
          <table:table-columns>
            <table:table-column table:style-name="TableColumn1974"/>
            <table:table-column table:style-name="TableColumn1975"/>
            <table:table-column table:style-name="TableColumn1976"/>
            <table:table-column table:style-name="TableColumn1977"/>
            <table:table-column table:style-name="TableColumn1978"/>
            <table:table-column table:style-name="TableColumn1979"/>
          </table:table-columns>
          <table:table-row table:style-name="TableRow1980">
            <table:table-cell table:style-name="TableCell1981">
              <text:p text:style-name="P1982"><text:span text:style-name="T1983">수혜자</text:span></text:p>
            </table:table-cell>
            <table:table-cell table:style-name="TableCell1984">
              <text:p text:style-name="P1985"><text:span text:style-name="T1986">사업명</text:span></text:p>
            </table:table-cell>
            <table:table-cell table:style-name="TableCell1987">
              <text:p text:style-name="P1988"><text:span text:style-name="T1989">아이템명</text:span></text:p>
            </table:table-cell>
            <table:table-cell table:style-name="TableCell1990">
              <text:p text:style-name="P1991"><text:span text:style-name="T1992">지원기관</text:span></text:p>
            </table:table-cell>
            <table:table-cell table:style-name="TableCell1993">
              <text:p text:style-name="P1994"><text:span text:style-name="T1995">지원기간</text:span></text:p>
            </table:table-cell>
            <table:table-cell table:style-name="TableCell1996">
              <text:p text:style-name="P1997"><text:span text:style-name="T1998">지원금액</text:span></text:p>
              <text:p text:style-name="P1999"><text:span text:style-name="T2000">(</text:span><text:span text:style-name="T2001">천원</text:span><text:span text:style-name="T2002">)</text:span></text:p>
            </table:table-cell>
          </table:table-row>
          <table:table-row table:style-name="TableRow2003">
            <table:table-cell table:style-name="TableCell2004">
              <text:p text:style-name="P2005"><text:span text:style-name="T2006">우강건</text:span></text:p>
            </table:table-cell>
            <table:table-cell table:style-name="TableCell2007">
              <text:p text:style-name="P2008"><text:span text:style-name="T2009">S-Craft</text:span></text:p>
            </table:table-cell>
            <table:table-cell table:style-name="TableCell2010">
              <text:p text:style-name="P2011"><text:span text:style-name="T2012">Ai-Eng</text:span></text:p>
            </table:table-cell>
            <table:table-cell table:style-name="TableCell2013">
              <text:p text:style-name="P2014"><text:span text:style-name="T2015">한성대학교</text:span><text:span text:style-name="T2016"><text:s/></text:span><text:span text:style-name="T2017">창업</text:span><text:span text:style-name="T2018"><text:s/></text:span><text:span text:style-name="T2019">지원팀</text:span></text:p>
            </table:table-cell>
            <table:table-cell table:style-name="TableCell2020">
              <text:p text:style-name="P2021"><text:span text:style-name="T2022">20.01.13~</text:span></text:p>
            </table:table-cell>
            <table:table-cell table:style-name="TableCell2023">
              <text:p text:style-name="P2024"><text:span text:style-name="T2025">189.5</text:span></text:p>
            </table:table-cell>
          </table:table-row>
          <table:table-row table:style-name="TableRow2026">
            <table:table-cell table:style-name="TableCell2027">
              <text:p text:style-name="P2028"/>
            </table:table-cell>
            <table:table-cell table:style-name="TableCell2029">
              <text:p text:style-name="P2030"/>
            </table:table-cell>
            <table:table-cell table:style-name="TableCell2031">
              <text:p text:style-name="P2032"/>
            </table:table-cell>
            <table:table-cell table:style-name="TableCell2033">
              <text:p text:style-name="P2034"/>
            </table:table-cell>
            <table:table-cell table:style-name="TableCell2035">
              <text:p text:style-name="P2036"/>
            </table:table-cell>
            <table:table-cell table:style-name="TableCell2037">
              <text:p text:style-name="P2038"/>
            </table:table-cell>
          </table:table-row>
          <table:table-row table:style-name="TableRow2039">
            <table:table-cell table:style-name="TableCell2040">
              <text:p text:style-name="P2041"/>
            </table:table-cell>
            <table:table-cell table:style-name="TableCell2042">
              <text:p text:style-name="P2043"/>
            </table:table-cell>
            <table:table-cell table:style-name="TableCell2044">
              <text:p text:style-name="P2045"/>
            </table:table-cell>
            <table:table-cell table:style-name="TableCell2046">
              <text:p text:style-name="P2047"/>
            </table:table-cell>
            <table:table-cell table:style-name="TableCell2048">
              <text:p text:style-name="P2049"/>
            </table:table-cell>
            <table:table-cell table:style-name="TableCell2050">
              <text:p text:style-name="P2051"/>
            </table:table-cell>
          </table:table-row>
        </table:table>
        <text:p text:style-name="P2052"/>
        <text:p text:style-name="바탕글"><text:span text:style-name="T2053"><text:s/>2)<text:s/></text:span><text:span text:style-name="T2054">대회수상</text:span></text:p>
        <table:table table:style-name="Table2055">
          <table:table-columns>
            <table:table-column table:style-name="TableColumn2056"/>
            <table:table-column table:style-name="TableColumn2057"/>
            <table:table-column table:style-name="TableColumn2058"/>
            <table:table-column table:style-name="TableColumn2059"/>
            <table:table-column table:style-name="TableColumn2060"/>
            <table:table-column table:style-name="TableColumn2061"/>
            <table:table-column table:style-name="TableColumn2062"/>
          </table:table-columns>
          <table:table-row table:style-name="TableRow2063">
            <table:table-cell table:style-name="TableCell2064">
              <text:p text:style-name="P2065"><text:span text:style-name="T2066">수상일</text:span></text:p>
            </table:table-cell>
            <table:table-cell table:style-name="TableCell2067">
              <text:p text:style-name="P2068"><text:span text:style-name="T2069">수상자</text:span></text:p>
            </table:table-cell>
            <table:table-cell table:style-name="TableCell2070">
              <text:p text:style-name="P2071"><text:span text:style-name="T2072">대회명</text:span></text:p>
            </table:table-cell>
            <table:table-cell table:style-name="TableCell2073">
              <text:p text:style-name="P2074"><text:span text:style-name="T2075">아이템명</text:span></text:p>
            </table:table-cell>
            <table:table-cell table:style-name="TableCell2076">
              <text:p text:style-name="P2077"><text:span text:style-name="T2078">주최기관</text:span></text:p>
            </table:table-cell>
            <table:table-cell table:style-name="TableCell2079">
              <text:p text:style-name="P2080"><text:span text:style-name="T2081">상장</text:span><text:span text:style-name="T2082"><text:s/></text:span><text:span text:style-name="T2083">훈격</text:span></text:p>
            </table:table-cell>
            <table:table-cell table:style-name="TableCell2084">
              <text:p text:style-name="P2085"><text:span text:style-name="T2086">상금</text:span></text:p>
              <text:p text:style-name="P2087"><text:span text:style-name="T2088">(</text:span><text:span text:style-name="T2089">천원</text:span><text:span text:style-name="T2090">)</text:span></text:p>
            </table:table-cell>
          </table:table-row>
          <table:table-row table:style-name="TableRow2091">
            <table:table-cell table:style-name="TableCell2092">
              <text:p text:style-name="P2093">19.11.15</text:p>
            </table:table-cell>
            <table:table-cell table:style-name="TableCell2094">
              <text:p text:style-name="P2095">우강건</text:p>
              <text:p text:style-name="P2096">박홍섭</text:p>
            </table:table-cell>
            <table:table-cell table:style-name="TableCell2097">
              <text:p text:style-name="P2098">한성대학교<text:s/>창업경진대회</text:p>
            </table:table-cell>
            <table:table-cell table:style-name="TableCell2099">
              <text:p text:style-name="P2100">AICA(편입영어<text:s/>합격<text:s/>솔루션)</text:p>
            </table:table-cell>
            <table:table-cell table:style-name="TableCell2101">
              <text:p text:style-name="P2102">한성대학교</text:p>
            </table:table-cell>
            <table:table-cell table:style-name="TableCell2103">
              <text:p text:style-name="P2104">우수상</text:p>
            </table:table-cell>
            <table:table-cell table:style-name="TableCell2105">
              <text:p text:style-name="P2106">500</text:p>
            </table:table-cell>
          </table:table-row>
          <table:table-row table:style-name="TableRow2107">
            <table:table-cell table:style-name="TableCell2108">
              <text:p text:style-name="P2109"/>
            </table:table-cell>
            <table:table-cell table:style-name="TableCell2110">
              <text:p text:style-name="P2111"/>
            </table:table-cell>
            <table:table-cell table:style-name="TableCell2112">
              <text:p text:style-name="P2113"/>
            </table:table-cell>
            <table:table-cell table:style-name="TableCell2114">
              <text:p text:style-name="P2115"/>
            </table:table-cell>
            <table:table-cell table:style-name="TableCell2116">
              <text:p text:style-name="P2117"/>
            </table:table-cell>
            <table:table-cell table:style-name="TableCell2118">
              <text:p text:style-name="P2119"/>
            </table:table-cell>
            <table:table-cell table:style-name="TableCell2120">
              <text:p text:style-name="P2121"/>
            </table:table-cell>
          </table:table-row>
          <table:table-row table:style-name="TableRow2122">
            <table:table-cell table:style-name="TableCell2123">
              <text:p text:style-name="P2124"/>
            </table:table-cell>
            <table:table-cell table:style-name="TableCell2125">
              <text:p text:style-name="P2126"/>
            </table:table-cell>
            <table:table-cell table:style-name="TableCell2127">
              <text:p text:style-name="P2128"/>
            </table:table-cell>
            <table:table-cell table:style-name="TableCell2129">
              <text:p text:style-name="P2130"/>
            </table:table-cell>
            <table:table-cell table:style-name="TableCell2131">
              <text:p text:style-name="P2132"/>
            </table:table-cell>
            <table:table-cell table:style-name="TableCell2133">
              <text:p text:style-name="P2134"/>
            </table:table-cell>
            <table:table-cell table:style-name="TableCell2135">
              <text:p text:style-name="P2136"/>
            </table:table-cell>
          </table:table-row>
        </table:table>
        <text:p text:style-name="P2137"/>
        <text:p text:style-name="P2138"/>
        <text:p text:style-name="P2139"/>
        <text:p text:style-name="P2140"><text:span text:style-name="T2141">4.<text:s/></text:span><text:span text:style-name="T2142">창업동아리</text:span><text:span text:style-name="T2143"><text:s/></text:span><text:span text:style-name="T2144">활동</text:span><text:span text:style-name="T2145"><text:s/></text:span><text:span text:style-name="T2146">계획</text:span></text:p>
        <table:table table:style-name="Table2147">
          <table:table-columns>
            <table:table-column table:style-name="TableColumn2148"/>
          </table:table-columns>
          <table:table-row table:style-name="TableRow2149">
            <table:table-cell table:style-name="TableCell2150">
              <text:p text:style-name="P2151"><text:span text:style-name="T2152">2</text:span><text:span text:style-name="T2153">월말</text:span><text:span text:style-name="T2154">~3</text:span><text:span text:style-name="T2155">월</text:span><text:span text:style-name="T2156">:<text:s/></text:span><text:span text:style-name="T2157">전체적인</text:span><text:span text:style-name="T2158"><text:s/></text:span><text:span text:style-name="T2159">학습</text:span><text:span text:style-name="T2160"><text:s/></text:span><text:span text:style-name="T2161">컨텐츠</text:span><text:span text:style-name="T2162"><text:s/></text:span><text:span text:style-name="T2163">및</text:span><text:span text:style-name="T2164"><text:s/>APP</text:span><text:span text:style-name="T2165">내</text:span><text:span text:style-name="T2166"><text:s/></text:span><text:span text:style-name="T2167">전체적인</text:span><text:span text:style-name="T2168"><text:s/>UX/UI<text:s/></text:span><text:span text:style-name="T2169">디자인을</text:span><text:span text:style-name="T2170"><text:s/></text:span><text:span text:style-name="T2171">진행할</text:span><text:span text:style-name="T2172"><text:s/></text:span><text:span text:style-name="T2173">것입니다</text:span><text:span text:style-name="T2174">.<text:s/></text:span><text:span text:style-name="T2175">그와</text:span><text:span text:style-name="T2176"><text:s/></text:span><text:span text:style-name="T2177">동시에</text:span><text:span text:style-name="T2178"><text:s/></text:span><text:span text:style-name="T2179">각</text:span><text:span text:style-name="T2180"><text:s/></text:span><text:span text:style-name="T2181">카드의</text:span><text:span text:style-name="T2182"><text:s/></text:span><text:span text:style-name="T2183">전략적</text:span><text:span text:style-name="T2184"><text:s/></text:span><text:span text:style-name="T2185">요소</text:span><text:span text:style-name="T2186"><text:s/></text:span><text:span text:style-name="T2187">부여</text:span><text:span text:style-name="T2188"><text:s/></text:span><text:span text:style-name="T2189">및</text:span><text:span text:style-name="T2190"><text:s/></text:span><text:span text:style-name="T2191">교과컨텐츠의</text:span><text:span text:style-name="T2192"><text:s/></text:span><text:span text:style-name="T2193">데이터화</text:span><text:span text:style-name="T2194"><text:s/></text:span><text:span text:style-name="T2195">작업을</text:span><text:span text:style-name="T2196"><text:s/></text:span><text:span text:style-name="T2197">진행할</text:span><text:span text:style-name="T2198"><text:s/></text:span><text:span text:style-name="T2199">것입니다</text:span><text:span text:style-name="T2200">. 3</text:span><text:span text:style-name="T2201">월말</text:span><text:span text:style-name="T2202"><text:s/></text:span><text:span text:style-name="T2203">일러스트</text:span><text:span text:style-name="T2204"><text:s/></text:span><text:span text:style-name="T2205">디자인</text:span><text:span text:style-name="T2206"><text:s/></text:span><text:span text:style-name="T2207">가능한</text:span><text:span text:style-name="T2208"><text:s/></text:span><text:span text:style-name="T2209">팀원을</text:span><text:span text:style-name="T2210"><text:s/></text:span><text:span text:style-name="T2211">동아리원으로</text:span><text:span text:style-name="T2212"><text:s/></text:span><text:span text:style-name="T2213">추가모집하여</text:span><text:span text:style-name="T2214"><text:s/></text:span><text:span text:style-name="T2215">외주가</text:span><text:span text:style-name="T2216"><text:s/></text:span><text:span text:style-name="T2217">아닌</text:span><text:span text:style-name="T2218"><text:s/></text:span><text:span text:style-name="T2219">동아리</text:span><text:span text:style-name="T2220"><text:s/></text:span><text:span text:style-name="T2221">자체적으로</text:span><text:span text:style-name="T2222"><text:s/></text:span><text:span text:style-name="T2223">일러스트</text:span><text:span text:style-name="T2224"><text:s/></text:span><text:span text:style-name="T2225">제작을</text:span><text:span text:style-name="T2226"><text:s/></text:span><text:span text:style-name="T2227">진행할</text:span><text:span text:style-name="T2228"><text:s/></text:span><text:span text:style-name="T2229">것입니다</text:span><text:span text:style-name="T2230">.</text:span></text:p>
              <text:p text:style-name="P2231"/>
              <text:p text:style-name="P2232"><text:span text:style-name="T2233">4</text:span><text:span text:style-name="T2234">월</text:span><text:span text:style-name="T2235">~6</text:span><text:span text:style-name="T2236">월</text:span><text:span text:style-name="T2237">:<text:s/></text:span><text:span text:style-name="T2238">임시</text:span><text:span text:style-name="T2239"><text:s/></text:span><text:span text:style-name="T2240">서버를</text:span><text:span text:style-name="T2241"><text:s/></text:span><text:span text:style-name="T2242">제작</text:span><text:span text:style-name="T2243"><text:s/></text:span><text:span text:style-name="T2244">후</text:span><text:span text:style-name="T2245"><text:s/></text:span><text:span text:style-name="T2246">설문조사</text:span><text:span text:style-name="T2247"><text:s/></text:span><text:span text:style-name="T2248">회사의</text:span><text:span text:style-name="T2249"><text:s/></text:span><text:span text:style-name="T2250">데이터와</text:span><text:span text:style-name="T2251"><text:s/></text:span><text:span text:style-name="T2252">실제</text:span><text:span text:style-name="T2253"><text:s/></text:span><text:span text:style-name="T2254">고객들과</text:span><text:span text:style-name="T2255"><text:s/></text:span><text:span text:style-name="T2256">만나</text:span><text:span text:style-name="T2257"><text:s/></text:span><text:span text:style-name="T2258">얻은</text:span><text:span text:style-name="T2259"><text:s/>MVP<text:s/></text:span><text:span text:style-name="T2260">플레이를</text:span><text:span text:style-name="T2261"><text:s/></text:span><text:span text:style-name="T2262">통해</text:span><text:span text:style-name="T2263"><text:s/></text:span><text:span text:style-name="T2264">받은</text:span><text:span text:style-name="T2265"><text:s/></text:span><text:span text:style-name="T2266">피드백을</text:span><text:span text:style-name="T2267"><text:s/></text:span><text:span text:style-name="T2268">통해</text:span><text:span text:style-name="T2269"><text:s/>App</text:span><text:span text:style-name="T2270">의</text:span><text:span text:style-name="T2271"><text:s/></text:span><text:span text:style-name="T2272">전반적인</text:span><text:span text:style-name="T2273"><text:s/></text:span><text:span text:style-name="T2274">UX</text:span><text:span text:style-name="T2275">와</text:span><text:span text:style-name="T2276"><text:s/></text:span><text:span text:style-name="T2277">교과컨텐츠의</text:span><text:span text:style-name="T2278"><text:s/></text:span><text:span text:style-name="T2279">흡수율을</text:span><text:span text:style-name="T2280"><text:s/></text:span><text:span text:style-name="T2281">지속적으로</text:span><text:span text:style-name="T2282"><text:s/></text:span><text:span text:style-name="T2283">개선</text:span><text:span text:style-name="T2284">,</text:span><text:span text:style-name="T2285">보완할</text:span><text:span text:style-name="T2286"><text:s text:c="2"/></text:span><text:span text:style-name="T2287">것입니다</text:span><text:span text:style-name="T2288">.</text:span></text:p>
              <text:p text:style-name="P2289"/>
              <text:p text:style-name="P2290"><text:span text:style-name="T2291">7</text:span><text:span text:style-name="T2292">월</text:span><text:span text:style-name="T2293">:<text:s/></text:span><text:span text:style-name="T2294">정식</text:span><text:span text:style-name="T2295"><text:s/></text:span><text:span text:style-name="T2296">구글</text:span><text:span text:style-name="T2297"><text:s/></text:span><text:span text:style-name="T2298">플레이스토어</text:span><text:span text:style-name="T2299"><text:s/></text:span><text:span text:style-name="T2300">런칭을</text:span><text:span text:style-name="T2301"><text:s/></text:span><text:span text:style-name="T2302">계획하고</text:span><text:span text:style-name="T2303"><text:s/></text:span><text:span text:style-name="T2304">있으며</text:span><text:span text:style-name="T2305"><text:s/></text:span><text:span text:style-name="T2306">피드백을</text:span><text:span text:style-name="T2307"><text:s/></text:span><text:span text:style-name="T2308">통한</text:span><text:span text:style-name="T2309"><text:s/></text:span><text:span text:style-name="T2310">고객들의</text:span><text:span text:style-name="T2311"><text:s/></text:span><text:span text:style-name="T2312">니즈를</text:span><text:span text:style-name="T2313"><text:s/></text:span><text:span text:style-name="T2314">적극</text:span><text:span text:style-name="T2315"><text:s/></text:span><text:span text:style-name="T2316">반영하여</text:span><text:span text:style-name="T2317"><text:s/></text:span><text:span text:style-name="T2318">컨텐츠</text:span><text:span text:style-name="T2319"><text:s/></text:span><text:span text:style-name="T2320">보완</text:span><text:span text:style-name="T2321"><text:s/></text:span><text:span text:style-name="T2322">및</text:span><text:span text:style-name="T2323"><text:s/></text:span><text:span text:style-name="T2324">업데이트를</text:span><text:span text:style-name="T2325"><text:s/></text:span><text:span text:style-name="T2326">지속해나갈</text:span><text:span text:style-name="T2327"><text:s/></text:span><text:span text:style-name="T2328">것입니다</text:span><text:span text:style-name="T2329">. <text:s/></text:span></text:p>
            </table:table-cell>
          </table:table-row>
        </table:table>
        <text:p text:style-name="P2330"/>
        <text:p text:style-name="P2331"/>
        <text:p text:style-name="P2332"/>
        <text:p text:style-name="P2333"/>
        <text:p text:style-name="P2334"/>
        <text:p text:style-name="P2335"/>
        <text:p text:style-name="P2336"/>
        <text:p text:style-name="P2337"/>
        <text:p text:style-name="P2338"/>
        <text:p text:style-name="Standard"/>
        <text:soft-page-break/>
        <text:p text:style-name="P2339"><text:span text:style-name="T2340">첨부</text:span><text:span text:style-name="T2341">2.<text:s/></text:span><text:span text:style-name="T2342">개인정보</text:span><text:span text:style-name="T2343"><text:s/></text:span><text:span text:style-name="T2344">수집</text:span><text:span text:style-name="T2345"><text:s/></text:span><text:span text:style-name="T2346">및</text:span><text:span text:style-name="T2347"><text:s/></text:span><text:span text:style-name="T2348">이용</text:span><text:span text:style-name="T2349"><text:s/></text:span><text:span text:style-name="T2350">동의서</text:span></text:p>
        <text:p text:style-name="P2351"/>
        <table:table table:style-name="Table2352">
          <table:table-columns>
            <table:table-column table:style-name="TableColumn2353"/>
          </table:table-columns>
          <table:table-row table:style-name="TableRow2354">
            <table:table-cell table:style-name="TableCell2355">
              <text:p text:style-name="P2356"><text:span text:style-name="T2357">개인정보</text:span><text:span text:style-name="T2358"><text:s/></text:span><text:span text:style-name="T2359">수집</text:span><text:span text:style-name="T2360"><text:s/></text:span><text:span text:style-name="T2361">및</text:span><text:span text:style-name="T2362"><text:s/></text:span><text:span text:style-name="T2363">이용</text:span><text:span text:style-name="T2364"><text:s/></text:span><text:span text:style-name="T2365">동의서</text:span></text:p>
            </table:table-cell>
          </table:table-row>
        </table:table>
        <text:p text:style-name="P2366"/>
        <text:p text:style-name="P2367"/>
        <text:p text:style-name="P2368"/>
        <text:p text:style-name="P2369"><text:span text:style-name="T2370">1.<text:s/></text:span><text:span text:style-name="T2371">개인정보</text:span><text:span text:style-name="T2372"><text:s/></text:span><text:span text:style-name="T2373">수집</text:span><text:span text:style-name="T2374">·</text:span><text:span text:style-name="T2375">이용</text:span><text:span text:style-name="T2376"><text:s/></text:span><text:span text:style-name="T2377">목적</text:span><text:span text:style-name="T2378">+</text:span></text:p>
        <text:p text:style-name="바탕글"><text:span text:style-name="T2379">한성대학교</text:span><text:span text:style-name="T2380"><text:s/></text:span><text:span text:style-name="T2381">창업지원단에서</text:span><text:span text:style-name="T2382"><text:s/></text:span><text:span text:style-name="T2383">수집한</text:span><text:span text:style-name="T2384"><text:s/></text:span><text:span text:style-name="T2385">개인정보는</text:span><text:span text:style-name="T2386"><text:s/></text:span><text:span text:style-name="T2387">정보주체의</text:span><text:span text:style-name="T2388"><text:s/></text:span><text:span text:style-name="T2389">동의를</text:span><text:span text:style-name="T2390"><text:s/></text:span><text:span text:style-name="T2391">얻어</text:span><text:span text:style-name="T2392">,<text:s/></text:span><text:span text:style-name="T2393">창업동아리</text:span><text:span text:style-name="T2394"><text:s/></text:span><text:span text:style-name="T2395">운영</text:span><text:span text:style-name="T2396"><text:s/></text:span><text:span text:style-name="T2397">및</text:span><text:span text:style-name="T2398"><text:s/></text:span><text:span text:style-name="T2399">창업정보</text:span><text:span text:style-name="T2400"><text:s/></text:span><text:span text:style-name="T2401">제공</text:span><text:span text:style-name="T2402"><text:s/></text:span><text:span text:style-name="T2403">등의</text:span><text:span text:style-name="T2404"><text:s/></text:span><text:span text:style-name="T2405">목적으로</text:span><text:span text:style-name="T2406"><text:s/></text:span><text:span text:style-name="T2407">이용합니다</text:span><text:span text:style-name="T2408">.</text:span></text:p>
        <text:p text:style-name="P2409"/>
        <text:p text:style-name="P2410"><text:span text:style-name="T2411">2.<text:s/></text:span><text:span text:style-name="T2412">개인정보</text:span><text:span text:style-name="T2413"><text:s/></text:span><text:span text:style-name="T2414">수집</text:span><text:span text:style-name="T2415"><text:s/></text:span><text:span text:style-name="T2416">항목</text:span><text:span text:style-name="T2417"><text:s/></text:span><text:span text:style-name="T2418">및</text:span><text:span text:style-name="T2419"><text:s/></text:span><text:span text:style-name="T2420">동의</text:span></text:p>
        <table:table table:style-name="Table2421">
          <table:table-columns>
            <table:table-column table:style-name="TableColumn2422"/>
            <table:table-column table:style-name="TableColumn2423"/>
            <table:table-column table:style-name="TableColumn2424"/>
            <table:table-column table:style-name="TableColumn2425"/>
          </table:table-columns>
          <table:table-row table:style-name="TableRow2426">
            <table:table-cell table:style-name="TableCell2427">
              <text:p text:style-name="P2428"><text:span text:style-name="T2429">수집하는</text:span><text:span text:style-name="T2430"><text:s/></text:span><text:span text:style-name="T2431">개인정보의</text:span><text:span text:style-name="T2432"><text:s/></text:span><text:span text:style-name="T2433">항목</text:span></text:p>
            </table:table-cell>
            <table:table-cell table:style-name="TableCell2434">
              <text:p text:style-name="P2435"><text:span text:style-name="T2436">개인정보의</text:span><text:span text:style-name="T2437"><text:s/></text:span><text:span text:style-name="T2438">수집</text:span><text:span text:style-name="T2439">·</text:span><text:span text:style-name="T2440">이용</text:span><text:span text:style-name="T2441"><text:s/></text:span><text:span text:style-name="T2442">목적</text:span></text:p>
            </table:table-cell>
            <table:table-cell table:style-name="TableCell2443">
              <text:p text:style-name="P2444"><text:span text:style-name="T2445">개인정보의</text:span><text:span text:style-name="T2446"><text:s/></text:span><text:span text:style-name="T2447">보유</text:span></text:p>
              <text:p text:style-name="P2448"><text:span text:style-name="T2449">및</text:span><text:span text:style-name="T2450"><text:s/></text:span><text:span text:style-name="T2451">이용기간</text:span></text:p>
            </table:table-cell>
            <table:table-cell table:style-name="TableCell2452">
              <text:p text:style-name="P2453"><text:span text:style-name="T2454">동의</text:span><text:span text:style-name="T2455"><text:s/></text:span><text:span text:style-name="T2456">여부</text:span></text:p>
            </table:table-cell>
          </table:table-row>
          <table:table-row table:style-name="TableRow2457">
            <table:table-cell table:style-name="TableCell2458">
              <text:p text:style-name="P2459"><text:span text:style-name="T2460">【</text:span><text:span text:style-name="T2461"><text:s/></text:span><text:span text:style-name="T2462">일반정보</text:span><text:span text:style-name="T2463"><text:s/></text:span><text:span text:style-name="T2464">】</text:span></text:p>
              <text:p text:style-name="P2465"><text:span text:style-name="T2466">‣</text:span><text:span text:style-name="T2467"><text:s/></text:span><text:span text:style-name="T2468">성명</text:span></text:p>
              <text:p text:style-name="P2469"><text:span text:style-name="T2470">‣</text:span><text:span text:style-name="T2471"><text:s/></text:span><text:span text:style-name="T2472">소속</text:span><text:span text:style-name="T2473">/</text:span><text:span text:style-name="T2474">직위</text:span></text:p>
              <text:p text:style-name="P2475"><text:span text:style-name="T2476">‣</text:span><text:span text:style-name="T2477"><text:s/></text:span><text:span text:style-name="T2478">연락처</text:span><text:span text:style-name="T2479">/</text:span><text:span text:style-name="T2480">이메일</text:span></text:p>
            </table:table-cell>
            <table:table-cell table:style-name="TableCell2481">
              <text:p text:style-name="P2482"><text:span text:style-name="T2483">개인</text:span><text:span text:style-name="T2484"><text:s/></text:span><text:span text:style-name="T2485">식별</text:span><text:span text:style-name="T2486">,</text:span></text:p>
              <text:p text:style-name="P2487"><text:span text:style-name="T2488">창업동아리</text:span><text:span text:style-name="T2489"><text:s/></text:span><text:span text:style-name="T2490">및</text:span><text:span text:style-name="T2491"><text:s/></text:span><text:span text:style-name="T2492">창업정보</text:span><text:span text:style-name="T2493"><text:s/></text:span><text:span text:style-name="T2494">공지사항의</text:span><text:span text:style-name="T2495"><text:s/></text:span><text:span text:style-name="T2496">전달</text:span><text:span text:style-name="T2497">,</text:span></text:p>
              <text:p text:style-name="P2498"><text:span text:style-name="T2499">만족도</text:span><text:span text:style-name="T2500"><text:s/></text:span><text:span text:style-name="T2501">조사</text:span><text:span text:style-name="T2502">,</text:span></text:p>
              <text:p text:style-name="P2503"><text:span text:style-name="T2504">사업운영</text:span><text:span text:style-name="T2505"><text:s/></text:span><text:span text:style-name="T2506">결과보고</text:span><text:span text:style-name="T2507"><text:s/></text:span><text:span text:style-name="T2508">등</text:span></text:p>
            </table:table-cell>
            <table:table-cell table:style-name="TableCell2509">
              <text:p text:style-name="P2510"><text:span text:style-name="T2511">개인정보를</text:span><text:span text:style-name="T2512"><text:s/></text:span><text:span text:style-name="T2513">제공한</text:span><text:span text:style-name="T2514"><text:s/></text:span><text:span text:style-name="T2515">날로부터</text:span></text:p>
              <text:p text:style-name="P2516"><text:span text:style-name="T2517"><text:s/>3</text:span><text:span text:style-name="T2518">년</text:span><text:span text:style-name="T2519"><text:s/></text:span><text:span text:style-name="T2520">후</text:span><text:span text:style-name="T2521"><text:s/></text:span><text:span text:style-name="T2522">삭제</text:span></text:p>
            </table:table-cell>
            <table:table-cell table:style-name="TableCell2523">
              <text:p text:style-name="P2524"/>
              <text:p text:style-name="Standard"><text:span text:style-name="T2525">동의합니다</text:span><text:span text:style-name="T2526">.</text:span></text:p>
            </table:table-cell>
          </table:table-row>
        </table:table>
        <text:p text:style-name="P2527"/>
        <text:p text:style-name="P2528"/>
        <text:p text:style-name="P2529"><text:span text:style-name="T2530">【민감정보</text:span><text:span text:style-name="T2531"><text:s/></text:span><text:span text:style-name="T2532">및</text:span><text:span text:style-name="T2533"><text:s/></text:span><text:span text:style-name="T2534">고유식별정보】</text:span></text:p>
        <text:p text:style-name="P2535"><text:span text:style-name="T2536">‣</text:span><text:span text:style-name="T2537"><text:s/></text:span><text:span text:style-name="T2538">생년월일</text:span><text:span text:style-name="T2539">,<text:s/></text:span><text:span text:style-name="T2540">학번</text:span></text:p>
        <text:p text:style-name="P2541"><text:span text:style-name="T2542">개인</text:span><text:span text:style-name="T2543"><text:s/></text:span><text:span text:style-name="T2544">식별</text:span></text:p>
        <text:p text:style-name="P2545"/>
        <text:p text:style-name="P2546"/>
        <text:p text:style-name="P2547"/>
        <text:p text:style-name="P2548"><text:span text:style-name="T2549">3.<text:s/></text:span><text:span text:style-name="T2550">비동의</text:span><text:span text:style-name="T2551"><text:s/></text:span><text:span text:style-name="T2552">시</text:span><text:span text:style-name="T2553"><text:s/></text:span><text:span text:style-name="T2554">불이익</text:span><text:span text:style-name="T2555"><text:s/></text:span><text:span text:style-name="T2556">내용</text:span></text:p>
        <text:p text:style-name="P2557"><text:span text:style-name="T2558">「개인정보</text:span><text:span text:style-name="T2559"><text:s/></text:span><text:span text:style-name="T2560">보호법」에</text:span><text:span text:style-name="T2561"><text:s/></text:span><text:span text:style-name="T2562">의거</text:span><text:span text:style-name="T2563">,<text:s/></text:span><text:span text:style-name="T2564">개인정보</text:span><text:span text:style-name="T2565"><text:s/></text:span><text:span text:style-name="T2566">수집</text:span><text:span text:style-name="T2567"><text:s/></text:span><text:span text:style-name="T2568">및</text:span><text:span text:style-name="T2569"><text:s/></text:span><text:span text:style-name="T2570">이용</text:span><text:span text:style-name="T2571"><text:s/></text:span><text:span text:style-name="T2572">동의서는</text:span><text:span text:style-name="T2573"><text:s/></text:span><text:span text:style-name="T2574">필히</text:span><text:span text:style-name="T2575"><text:s/></text:span><text:span text:style-name="T2576">제출하여야</text:span><text:span text:style-name="T2577"><text:s/></text:span><text:span text:style-name="T2578">하</text:span><text:span text:style-name="T2579"><text:s/></text:span><text:span text:style-name="T2580">며</text:span><text:span text:style-name="T2581">,<text:s/></text:span><text:span text:style-name="T2582">이를</text:span><text:span text:style-name="T2583"><text:s/></text:span><text:span text:style-name="T2584">제출하지</text:span><text:span text:style-name="T2585"><text:s/></text:span><text:span text:style-name="T2586">않을</text:span><text:span text:style-name="T2587"><text:s/></text:span><text:span text:style-name="T2588">경우</text:span><text:span text:style-name="T2589"><text:s/></text:span><text:span text:style-name="T2590">창업동아리</text:span><text:span text:style-name="T2591"><text:s/></text:span><text:span text:style-name="T2592">신청이</text:span><text:span text:style-name="T2593"><text:s/></text:span><text:span text:style-name="T2594">제한되므로</text:span><text:span text:style-name="T2595"><text:s/></text:span><text:span text:style-name="T2596">신청인에게</text:span><text:span text:style-name="T2597"><text:s/></text:span><text:span text:style-name="T2598">불이익이</text:span><text:span text:style-name="T2599"><text:s/></text:span><text:span text:style-name="T2600">발생할</text:span><text:span text:style-name="T2601"><text:s/></text:span><text:span text:style-name="T2602">수</text:span><text:span text:style-name="T2603"><text:s/></text:span><text:span text:style-name="T2604">있습니다</text:span><text:span text:style-name="T2605">.</text:span></text:p>
        <text:p text:style-name="P2606"/>
        <text:p text:style-name="P2607"><text:span text:style-name="T2608"><text:s/></text:span><text:span text:style-name="T2609">하기</text:span><text:span text:style-name="T2610"><text:s/></text:span><text:span text:style-name="T2611">신청인은</text:span><text:span text:style-name="T2612"><text:s/></text:span><text:span text:style-name="T2613">학교로부터</text:span><text:span text:style-name="T2614"><text:s/></text:span><text:span text:style-name="T2615">상기의</text:span><text:span text:style-name="T2616"><text:s/></text:span><text:span text:style-name="T2617">내용을</text:span><text:span text:style-name="T2618"><text:s/></text:span><text:span text:style-name="T2619">명확히</text:span><text:span text:style-name="T2620"><text:s/></text:span><text:span text:style-name="T2621">설명을</text:span><text:span text:style-name="T2622"><text:s/></text:span><text:span text:style-name="T2623">듣고</text:span><text:span text:style-name="T2624"><text:s/></text:span><text:span text:style-name="T2625">이해를</text:span><text:span text:style-name="T2626"><text:s/></text:span><text:span text:style-name="T2627">하였으며</text:span><text:span text:style-name="T2628">,<text:s/></text:span><text:span text:style-name="T2629">창업동아리</text:span><text:span text:style-name="T2630"><text:s/></text:span><text:span text:style-name="T2631">진행에</text:span><text:span text:style-name="T2632"><text:s/></text:span><text:span text:style-name="T2633">필요한</text:span><text:span text:style-name="T2634"><text:s/></text:span><text:span text:style-name="T2635">개인정보를</text:span><text:span text:style-name="T2636"><text:s/></text:span><text:span text:style-name="T2637">수집</text:span><text:span text:style-name="T2638"><text:s/></text:span><text:span text:style-name="T2639">및</text:span><text:span text:style-name="T2640"><text:s/></text:span><text:span text:style-name="T2641">이용하는</text:span><text:span text:style-name="T2642"><text:s/></text:span><text:span text:style-name="T2643">데</text:span><text:span text:style-name="T2644"><text:s/></text:span><text:span text:style-name="T2645">동의하고</text:span><text:span text:style-name="T2646">,<text:s/></text:span><text:span text:style-name="T2647">다음과</text:span><text:span text:style-name="T2648"><text:s/></text:span><text:span text:style-name="T2649">같이</text:span><text:span text:style-name="T2650"><text:s/></text:span><text:span text:style-name="T2651">서명합니다</text:span><text:span text:style-name="T2652">.</text:span></text:p>
        <text:p text:style-name="P2653"/>
        <text:p text:style-name="P2654"><text:span text:style-name="T2655">2020</text:span><text:span text:style-name="T2656">년</text:span><text:span text:style-name="T2657"><text:s/>02</text:span><text:span text:style-name="T2658">월</text:span><text:span text:style-name="T2659"><text:s/>06</text:span><text:span text:style-name="T2660">일</text:span></text:p>
        <text:p text:style-name="P2661"/>
        <text:p text:style-name="P2662"><text:span text:style-name="T2663">팀장</text:span><text:span text:style-name="T2664"><text:s/>:<text:s/></text:span><text:span text:style-name="T2665"><text:s text:c="3"/></text:span><text:span text:style-name="T2666">우강건</text:span><text:span text:style-name="T2667"><text:s text:c="3"/></text:span><text:span text:style-name="T2668">(</text:span><text:span text:style-name="T2669">서명</text:span><text:span text:style-name="T2670">)</text:span></text:p>
        <text:p text:style-name="P2671"/>
        <text:soft-page-break/>
        <text:p text:style-name="P2672"><text:span text:style-name="T2673">팀원</text:span><text:span text:style-name="T2674"><text:s/>:<text:s/></text:span><text:span text:style-name="T2675">박홍섭</text:span><text:span text:style-name="T2676"><text:s text:c="6"/></text:span><text:span text:style-name="T2677">(</text:span><text:span text:style-name="T2678">서명</text:span><text:span text:style-name="T2679">)</text:span></text:p>
        <text:p text:style-name="P2680"/>
        <text:p text:style-name="P2681"><text:span text:style-name="T2682">팀원</text:span><text:span text:style-name="T2683"><text:s/>:<text:s/></text:span><text:span text:style-name="T2684">한지민</text:span><text:span text:style-name="T2685"><text:s text:c="6"/></text:span><text:span text:style-name="T2686">(</text:span><text:span text:style-name="T2687">서명</text:span><text:span text:style-name="T2688">)</text:span></text:p>
        <text:p text:style-name="P2689"/>
        <text:p text:style-name="P2690"><text:span text:style-name="T2691">팀원</text:span><text:span text:style-name="T2692"><text:s/>:<text:s/></text:span><text:span text:style-name="T2693">박민규</text:span><text:span text:style-name="T2694"><text:s text:c="6"/></text:span><text:span text:style-name="T2695">(</text:span><text:span text:style-name="T2696">서명</text:span><text:span text:style-name="T2697">)</text:span></text:p>
        <text:p text:style-name="P2698"/>
        <text:p text:style-name="P2699"><text:span text:style-name="T2700">팀원</text:span><text:span text:style-name="T2701"><text:s/>:<text:s/></text:span><text:span text:style-name="T2702"><text:s text:c="12"/></text:span><text:span text:style-name="T2703">(</text:span><text:span text:style-name="T2704">서명</text:span><text:span text:style-name="T2705">)</text:span></text:p>
        <text:p text:style-name="P2706"/>
        <text:p text:style-name="P2707"/>
        <text:p text:style-name="P2708"><text:span text:style-name="T2709"><text:s/></text:span><text:span text:style-name="T2710">한성대학교</text:span><text:span text:style-name="T2711"><text:s/></text:span><text:span text:style-name="T2712">창업지원단장</text:span><text:span text:style-name="T2713"><text:s/></text:span><text:span text:style-name="T2714">귀하</text:span></text:p>
        <text:p text:style-name="P271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굴림" svg:font-family="굴림" style:font-family-generic="modern" style:font-pitch="variable" svg:panose-1="2 11 6 0 0 1 1 1 1 1"/>
    <style:font-face style:name="HY중고딕" svg:font-family="HY중고딕" style:font-family-generic="roman" style:font-pitch="variable" svg:panose-1="2 3 6 0 0 1 1 1 1 1"/>
    <style:font-face style:name="HY신명조" svg:font-family="HY신명조" style:font-family-generic="roman" style:font-pitch="variable" svg:panose-1="2 3 6 0 0 1 1 1 1 1"/>
    <style:font-face style:name="산세리프" svg:font-family="산세리프" style:font-family-generic="roman" style:font-pitch="variable"/>
    <style:font-face style:name="휴먼명조" svg:font-family="휴먼명조" style:font-family-generic="system" style:font-pitch="variable" svg:panose-1="2 1 5 4 0 1 1 1 1 1"/>
    <style:font-face style:name="HCI Poppy" svg:font-family="HCI Poppy" style:font-family-generic="roman" style:font-pitch="variable"/>
    <style:font-face style:name="HY헤드라인M" svg:font-family="HY헤드라인M" style:font-family-generic="roman" style:font-pitch="variable" svg:panose-1="2 3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바탕" style:font-name-complex="Lucida Sans" fo:font-size="14pt" style:font-size-asian="14pt" style:font-size-complex="14pt" fo:hyphenate="false"/>
    </style:style>
    <style:style style:name="Textbody" style:display-name="Text body" style:family="paragraph">
      <style:paragraph-properties style:snap-to-layout-grid="false" fo:text-align="justify" fo:line-height="102%" fo:margin-left="0.2083in">
        <style:tab-stops/>
      </style:paragraph-properties>
      <style:text-properties style:font-name="바탕" style:font-name-asian="바탕" style:font-name-complex="바탕" fo:color="#000000" style:font-size-complex="10pt" fo:hyphenate="false"/>
    </style:style>
    <style:style style:name="목록" style:display-name="목록" style:family="paragraph" style:parent-style-name="Textbody">
      <style:text-properties style:font-name-complex="Lucida Sans" fo:font-size="12pt" style:font-size-asian="12pt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탕글" style:display-name="바탕글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1" style:display-name="개요 1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2" style:display-name="개요 2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3" style:display-name="개요 3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4" style:display-name="개요 4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5" style:display-name="개요 5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6" style:display-name="개요 6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개요7" style:display-name="개요 7" style:family="paragraph">
      <style:paragraph-properties style:snap-to-layout-grid="false" fo:text-align="justify" fo:line-height="102%"/>
      <style:text-properties style:font-name="바탕" style:font-name-asian="바탕" style:font-name-complex="바탕" fo:color="#000000" style:font-size-complex="10pt" fo:hyphenate="false"/>
    </style:style>
    <style:style style:name="쪽번호" style:display-name="쪽 번호" style:family="paragraph">
      <style:paragraph-properties style:snap-to-layout-grid="false" fo:text-align="justify" fo:line-height="102%"/>
      <style:text-properties style:font-name="굴림" style:font-name-asian="굴림" style:font-name-complex="굴림" fo:color="#000000" style:font-size-complex="10pt" fo:hyphenate="false"/>
    </style:style>
    <style:style style:name="머리말" style:display-name="머리말" style:family="paragraph">
      <style:paragraph-properties style:snap-to-layout-grid="false" fo:text-align="justify"/>
      <style:text-properties style:font-name="굴림" style:font-name-asian="굴림" style:font-name-complex="굴림" fo:color="#000000" fo:letter-spacing="-0.0006in" style:text-scale="98%" fo:font-size="9pt" style:font-size-asian="9pt" style:font-size-complex="9pt" fo:hyphenate="false"/>
    </style:style>
    <style:style style:name="Footnote" style:display-name="Footnote" style:family="paragraph">
      <style:paragraph-properties style:snap-to-layout-grid="false" fo:text-align="justify" fo:margin-left="0.1819in" fo:text-indent="-0.1819in">
        <style:tab-stops/>
      </style:paragraph-properties>
      <style:text-properties style:font-name="바탕" style:font-name-asian="바탕" style:font-name-complex="바탕" fo:color="#000000" fo:letter-spacing="-0.0027in" style:text-scale="95%" fo:font-size="9pt" style:font-size-asian="9pt" style:font-size-complex="9pt" fo:hyphenate="false"/>
    </style:style>
    <style:style style:name="본문1" style:display-name="본문1" style:family="paragraph">
      <style:paragraph-properties style:snap-to-layout-grid="false" fo:text-align="justify"/>
      <style:text-properties style:font-name="HY중고딕" style:font-name-asian="HY신명조" style:font-name-complex="HY신명조" fo:color="#000000" style:text-scale="95%" fo:font-size="15pt" style:font-size-asian="15pt" style:font-size-complex="15pt" fo:hyphenate="false"/>
    </style:style>
    <style:style style:name="신명조13" style:display-name="(신명조13)" style:family="paragraph">
      <style:paragraph-properties style:snap-to-layout-grid="false" fo:text-align="justify" fo:line-height="115%"/>
      <style:text-properties style:font-name="HY신명조" style:font-name-asian="HY신명조" style:font-name-complex="HY신명조" fo:color="#000000" fo:font-size="13pt" style:font-size-asian="13pt" style:font-size-complex="13pt" fo:hyphenate="false"/>
    </style:style>
    <style:style style:name="가." style:display-name="가." style:family="paragraph">
      <style:paragraph-properties style:snap-to-layout-grid="false" fo:text-align="justify"/>
      <style:text-properties style:font-name="HY중고딕" style:font-name-asian="HY신명조" style:font-name-complex="HY신명조" fo:font-weight="bold" style:font-weight-asian="bold" style:font-weight-complex="bold" fo:color="#000000" style:text-scale="95%" fo:font-size="15pt" style:font-size-asian="15pt" style:font-size-complex="15pt" fo:hyphenate="false"/>
    </style:style>
    <style:style style:name="선그리기" style:display-name="선그리기" style:family="paragraph">
      <style:paragraph-properties style:snap-to-layout-grid="false" fo:text-align="justify" fo:line-height="102%"/>
      <style:text-properties style:font-name="산세리프" style:font-name-asian="HY신명조" style:font-name-complex="HY신명조" fo:color="#000000" style:font-size-complex="10pt" fo:hyphenate="false"/>
    </style:style>
    <style:style style:name="선" style:display-name="선" style:family="paragraph">
      <style:paragraph-properties style:snap-to-layout-grid="false" fo:text-align="justify" fo:margin-top="0.0388in" fo:line-height="102%" fo:margin-left="0.6944in" fo:text-indent="-0.2083in">
        <style:tab-stops/>
      </style:paragraph-properties>
      <style:text-properties style:font-name="굴림" style:font-name-asian="굴림" style:font-name-complex="굴림" fo:color="#000000" fo:font-size="11pt" style:font-size-asian="11pt" fo:hyphenate="false"/>
    </style:style>
    <style:style style:name="본문신명조10" style:display-name="본문(신명조10)" style:family="paragraph">
      <style:paragraph-properties style:snap-to-layout-grid="false" fo:text-align="justify"/>
      <style:text-properties style:font-name="HY중고딕" style:font-name-asian="HY중고딕" style:font-name-complex="HY중고딕" fo:font-weight="bold" style:font-weight-asian="bold" style:font-weight-complex="bold" fo:color="#000000" fo:font-size="15pt" style:font-size-asian="15pt" style:font-size-complex="15pt" fo:hyphenate="false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Internetlink" style:display-name="Internet link" style:family="text" style:parent-style-name="기본단락글꼴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기본단락글꼴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Characters" style:display-name="Endnote Characters" style:family="text" style:parent-style-name="기본단락글꼴">
      <style:text-properties style:text-position="super 63.6%"/>
    </style:style>
    <style:style style:name="EndnoteSymbol" style:display-name="Endnote Symbol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bullet text:level="1" text:bullet-char="∙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68in" fo:margin-bottom="0.393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3937in"/>
      </style:footer-style>
    </style:page-layout>
    <style:style style:name="P6" style:parent-style-name="쪽번호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6">-<text:page-number text:fixed="false">6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cucudas18@naver.com</dc:creator>
    <meta:creation-date>2020-02-05T07:37:00Z</meta:creation-date>
    <dc:date>2020-02-05T07:37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97" meta:character-count="5336" meta:row-count="37" meta:non-whitespace-character-count="4549"/>
  </office:meta>
</office:document-meta>
</file>